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1.8pt"/>
    </style:style>
    <style:style style:name="co10" style:family="table-column">
      <style:table-column-properties fo:break-before="auto" style:column-width="87.51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96.5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102.81pt"/>
    </style:style>
    <style:style style:name="co15" style:family="table-column">
      <style:table-column-properties fo:break-before="auto" style:column-width="92.4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86.85pt"/>
    </style:style>
    <style:style style:name="co18" style:family="table-column">
      <style:table-column-properties fo:break-before="auto" style:column-width="70.16pt"/>
    </style:style>
    <style:style style:name="co19" style:family="table-column">
      <style:table-column-properties fo:break-before="auto" style:column-width="113.9pt"/>
    </style:style>
    <style:style style:name="co20" style:family="table-column">
      <style:table-column-properties fo:break-before="auto" style:column-width="71.55pt"/>
    </style:style>
    <style:style style:name="co21" style:family="table-column">
      <style:table-column-properties fo:break-before="auto" style:column-width="43.74pt"/>
    </style:style>
    <style:style style:name="co22" style:family="table-column">
      <style:table-column-properties fo:break-before="auto" style:column-width="156.25pt"/>
    </style:style>
    <style:style style:name="co23" style:family="table-column">
      <style:table-column-properties fo:break-before="auto" style:column-width="97.26pt"/>
    </style:style>
    <style:style style:name="co24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Total_5f_de_5f_acoes">
      <style:table-properties table:display="true" style:writing-mode="lr-tb"/>
    </style:style>
    <style:style style:name="ta3" style:family="table" style:master-page-name="PageStyle_5f_Ticker">
      <style:table-properties table:display="true" style:writing-mode="lr-tb"/>
    </style:style>
    <style:style style:name="ta4" style:family="table" style:master-page-name="PageStyle_5f_Chat_5f_GP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26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26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Último (R$)</text:p>
          </table:table-cell>
          <table:table-cell table:style-name="ce6" office:value-type="string" calcext:value-type="string">
            <text:p>Var. Dia (%)</text:p>
          </table:table-cell>
          <table:table-cell table:style-name="ce1" office:value-type="string" calcext:value-type="string">
            <text:p>Var. Sem. (%)</text:p>
          </table:table-cell>
          <table:table-cell table:style-name="ce1" office:value-type="string" calcext:value-type="string">
            <text:p>Var. Mês (%)</text:p>
          </table:table-cell>
          <table:table-cell table:style-name="ce1" office:value-type="string" calcext:value-type="string">
            <text:p>Var. Ano (%)</text:p>
          </table:table-cell>
          <table:table-cell table:style-name="ce1" office:value-type="string" calcext:value-type="string">
            <text:p>Var. 12M (%)</text:p>
          </table:table-cell>
          <table:table-cell table:style-name="ce1" office:value-type="string" calcext:value-type="string">
            <text:p>Val. Mín</text:p>
          </table:table-cell>
          <table:table-cell table:style-name="ce1" office:value-type="string" calcext:value-type="string">
            <text:p>Val. Máx</text:p>
          </table:table-cell>
          <table:table-cell table:style-name="ce1" office:value-type="string" calcext:value-type="string">
            <text:p>Volume</text:p>
          </table:table-cell>
          <table:table-cell table:style-name="ce11" office:value-type="string" calcext:value-type="string">
            <text:p>Variação %</text:p>
          </table:table-cell>
          <table:table-cell table:style-name="ce6" office:value-type="string" calcext:value-type="string">
            <text:p>Valor inicial (R$)</text:p>
          </table:table-cell>
          <table:table-cell table:style-name="ce1" office:value-type="string" calcext:value-type="string">
            <text:p>Quantidade de ações</text:p>
          </table:table-cell>
          <table:table-cell table:style-name="ce18" office:value-type="string" calcext:value-type="string">
            <text:p>Variação R$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Nome da Empres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Categoria Idad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9.5" calcext:value-type="float">
            <text:p>9.50</text:p>
          </table:table-cell>
          <table:table-cell table:style-name="ce7" office:value-type="float" office:value="5.2" calcext:value-type="float">
            <text:p>5.20</text:p>
          </table:table-cell>
          <table:table-cell table:number-columns-repeated="7" table:style-name="ce9" office:value-type="float" office:value="5.2" calcext:value-type="float">
            <text:p>5.2</text:p>
          </table:table-cell>
          <table:table-cell table:style-name="ce12" table:formula="of:=[.D2]/100" office:value-type="float" office:value="0.052" calcext:value-type="float">
            <text:p>0.0520</text:p>
          </table:table-cell>
          <table:table-cell table:style-name="ce14" table:formula="of:=[.C2]/(1 + [.L2])" office:value-type="float" office:value="9.030418251" calcext:value-type="float">
            <text:p>9.03</text:p>
          </table:table-cell>
          <table:table-cell table:style-name="ce16" table:formula="of:=VLOOKUP([.A2];[$Total_de_acoes.A$1:.B$1048576];2;0)" office:value-type="float" office:value="515117391" calcext:value-type="float">
            <text:p>515,117,391</text:p>
          </table:table-cell>
          <table:table-cell table:style-name="ce19" table:formula="of:=([.C2]-[.M2])*[.N2]" office:value-type="currency" office:currency="R$ " office:value="241889725.406097" calcext:value-type="currency">
            <text:p>R$ 241,889,725.41</text:p>
          </table:table-cell>
          <table:table-cell table:style-name="ce21" table:formula="of:=IF([.O2]&gt;0;&quot;Subiu&quot;;IF([.O2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];[$Ticker.A$1:.B$1048576];2;0)" office:value-type="string" office:string-value="Usiminas" calcext:value-type="string">
            <text:p>Usiminas</text:p>
          </table:table-cell>
          <table:table-cell table:style-name="ce21" table:formula="of:=VLOOKUP([.Q2];[$Chat_GPT.A$1:.B$1048576];2;0)" office:value-type="string" office:string-value="Siderurgia" calcext:value-type="string">
            <text:p>Siderurgia</text:p>
          </table:table-cell>
          <table:table-cell table:style-name="ce21" table:formula="of:=VLOOKUP([.Q2];[$Chat_GPT.A$1:.C$1048576];3;0)" office:value-type="float" office:value="64" calcext:value-type="float">
            <text:p>64</text:p>
          </table:table-cell>
          <table:table-cell table:style-name="ce21" table:formula="of:=IF([.S2]&gt;100;&quot;Mais de 100&quot;; IF([.S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.82" calcext:value-type="float">
            <text:p>6.82</text:p>
          </table:table-cell>
          <table:table-cell table:style-name="ce8" office:value-type="float" office:value="2.4" calcext:value-type="float">
            <text:p>2.40</text:p>
          </table:table-cell>
          <table:table-cell table:number-columns-repeated="7" table:style-name="ce10" office:value-type="float" office:value="2.4" calcext:value-type="float">
            <text:p>2.4</text:p>
          </table:table-cell>
          <table:table-cell table:style-name="ce13" table:formula="of:=[.D3]/100" office:value-type="float" office:value="0.024" calcext:value-type="float">
            <text:p>0.0240</text:p>
          </table:table-cell>
          <table:table-cell table:style-name="ce15" table:formula="of:=[.C3]/(1+[.L3])" office:value-type="float" office:value="6.66015625" calcext:value-type="float">
            <text:p>6.66</text:p>
          </table:table-cell>
          <table:table-cell table:style-name="ce17" table:formula="of:=VLOOKUP([.A3];[$Total_de_acoes.A$1:.B$1048576];2;0)" office:value-type="float" office:value="1110559345" calcext:value-type="float">
            <text:p>1,110,559,345</text:p>
          </table:table-cell>
          <table:table-cell table:style-name="ce20" table:formula="of:=([.C3]-[.M3])*[.N3]" office:value-type="currency" office:currency="R$ " office:value="177515970.302344" calcext:value-type="currency">
            <text:p>R$ 177,515,970.30</text:p>
          </table:table-cell>
          <table:table-cell table:style-name="ce22" table:formula="of:=IF([.O3]&gt;0;&quot;Subiu&quot;;IF([.O3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];[$Ticker.A$1:.B$1048576];2;0)" office:value-type="string" office:string-value="CSN Mineração" calcext:value-type="string">
            <text:p>CSN Mineração</text:p>
          </table:table-cell>
          <table:table-cell table:style-name="ce22" table:formula="of:=VLOOKUP([.Q3];[$Chat_GPT.A$1:.B$1048576];2;0)" office:value-type="string" office:string-value="Mineração" calcext:value-type="string">
            <text:p>Mineração</text:p>
          </table:table-cell>
          <table:table-cell table:style-name="ce22" table:formula="of:=VLOOKUP([.Q3];[$Chat_GPT.A$1:.C$1048576];3;0)" office:value-type="float" office:value="74" calcext:value-type="float">
            <text:p>74</text:p>
          </table:table-cell>
          <table:table-cell table:style-name="ce22" table:formula="of:=IF([.S3]&gt;100;&quot;Mais de 100&quot;; IF([.S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1.96" calcext:value-type="float">
            <text:p>41.96</text:p>
          </table:table-cell>
          <table:table-cell table:style-name="ce7" office:value-type="float" office:value="2.19" calcext:value-type="float">
            <text:p>2.19</text:p>
          </table:table-cell>
          <table:table-cell table:number-columns-repeated="7" table:style-name="ce9" office:value-type="float" office:value="2.19" calcext:value-type="float">
            <text:p>2.19</text:p>
          </table:table-cell>
          <table:table-cell table:style-name="ce12" table:formula="of:=[.D4]/100" office:value-type="float" office:value="0.0219" calcext:value-type="float">
            <text:p>0.0219</text:p>
          </table:table-cell>
          <table:table-cell table:style-name="ce14" table:formula="of:=[.C4]/(1 + [.L4])" office:value-type="float" office:value="41.06076916" calcext:value-type="float">
            <text:p>41.06</text:p>
          </table:table-cell>
          <table:table-cell table:style-name="ce16" table:formula="of:=VLOOKUP([.A4];[$Total_de_acoes.A$1:.B$1048576];2;0)" office:value-type="float" office:value="2379877655" calcext:value-type="float">
            <text:p>2,379,877,655</text:p>
          </table:table-cell>
          <table:table-cell table:style-name="ce19" table:formula="of:=([.C4]-[.M4])*[.N4]" office:value-type="currency" office:currency="R$ " office:value="2140059382.80288" calcext:value-type="currency">
            <text:p>R$ 2,140,059,382.80</text:p>
          </table:table-cell>
          <table:table-cell table:style-name="ce21" table:formula="of:=IF([.O4]&gt;0;&quot;Subiu&quot;;IF([.O4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4];[$Ticker.A$1:.B$1048576];2;0)" office:value-type="string" office:string-value="Petrobras" calcext:value-type="string">
            <text:p>Petrobras</text:p>
          </table:table-cell>
          <table:table-cell table:style-name="ce21" table:formula="of:=VLOOKUP([.Q4];[$Chat_GPT.A$1:.B$1048576];2;0)" office:value-type="string" office:string-value="Petróleo e Gás" calcext:value-type="string">
            <text:p>Petróleo e Gás</text:p>
          </table:table-cell>
          <table:table-cell table:style-name="ce21" table:formula="of:=VLOOKUP([.Q4];[$Chat_GPT.A$1:.C$1048576];3;0)" office:value-type="float" office:value="70" calcext:value-type="float">
            <text:p>70</text:p>
          </table:table-cell>
          <table:table-cell table:style-name="ce21" table:formula="of:=IF([.S4]&gt;100;&quot;Mais de 100&quot;; IF([.S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2.91" calcext:value-type="float">
            <text:p>52.91</text:p>
          </table:table-cell>
          <table:table-cell table:style-name="ce8" office:value-type="float" office:value="2.04" calcext:value-type="float">
            <text:p>2.04</text:p>
          </table:table-cell>
          <table:table-cell table:number-columns-repeated="7" table:style-name="ce10" office:value-type="float" office:value="2.04" calcext:value-type="float">
            <text:p>2.04</text:p>
          </table:table-cell>
          <table:table-cell table:style-name="ce13" table:formula="of:=[.D5]/100" office:value-type="float" office:value="0.0204" calcext:value-type="float">
            <text:p>0.0204</text:p>
          </table:table-cell>
          <table:table-cell table:style-name="ce15" table:formula="of:=[.C5]/(1+[.L5])" office:value-type="float" office:value="51.85221482" calcext:value-type="float">
            <text:p>51.85</text:p>
          </table:table-cell>
          <table:table-cell table:style-name="ce17" table:formula="of:=VLOOKUP([.A5];[$Total_de_acoes.A$1:.B$1048576];2;0)" office:value-type="float" office:value="683452836" calcext:value-type="float">
            <text:p>683,452,836</text:p>
          </table:table-cell>
          <table:table-cell table:style-name="ce20" table:formula="of:=([.C5]-[.M5])*[.N5]" office:value-type="currency" office:currency="R$ " office:value="722946281.149768" calcext:value-type="currency">
            <text:p>R$ 722,946,281.15</text:p>
          </table:table-cell>
          <table:table-cell table:style-name="ce22" table:formula="of:=IF([.O5]&gt;0;&quot;Subiu&quot;;IF([.O5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5];[$Ticker.A$1:.B$1048576];2;0)" office:value-type="string" office:string-value="Suzano" calcext:value-type="string">
            <text:p>Suzano</text:p>
          </table:table-cell>
          <table:table-cell table:style-name="ce22" table:formula="of:=VLOOKUP([.Q5];[$Chat_GPT.A$1:.B$1048576];2;0)" office:value-type="string" office:string-value="Papel e Celulose" calcext:value-type="string">
            <text:p>Papel e Celulose</text:p>
          </table:table-cell>
          <table:table-cell table:style-name="ce22" table:formula="of:=VLOOKUP([.Q5];[$Chat_GPT.A$1:.C$1048576];3;0)" office:value-type="float" office:value="101" calcext:value-type="float">
            <text:p>101</text:p>
          </table:table-cell>
          <table:table-cell table:style-name="ce22" table:formula="of:=IF([.S5]&gt;100;&quot;Mais de 100&quot;; IF([.S5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7.1" calcext:value-type="float">
            <text:p>37.10</text:p>
          </table:table-cell>
          <table:table-cell table:style-name="ce7" office:value-type="float" office:value="2.03" calcext:value-type="float">
            <text:p>2.03</text:p>
          </table:table-cell>
          <table:table-cell table:number-columns-repeated="7" table:style-name="ce9" office:value-type="float" office:value="2.03" calcext:value-type="float">
            <text:p>2.03</text:p>
          </table:table-cell>
          <table:table-cell table:style-name="ce12" table:formula="of:=[.D6]/100" office:value-type="float" office:value="0.0203" calcext:value-type="float">
            <text:p>0.0203</text:p>
          </table:table-cell>
          <table:table-cell table:style-name="ce14" table:formula="of:=[.C6]/(1 + [.L6])" office:value-type="float" office:value="36.36185436" calcext:value-type="float">
            <text:p>36.36</text:p>
          </table:table-cell>
          <table:table-cell table:style-name="ce16" table:formula="of:=VLOOKUP([.A6];[$Total_de_acoes.A$1:.B$1048576];2;0)" office:value-type="float" office:value="187732538" calcext:value-type="float">
            <text:p>187,732,538</text:p>
          </table:table-cell>
          <table:table-cell table:style-name="ce19" table:formula="of:=([.C6]-[.M6])*[.N6]" office:value-type="currency" office:currency="R$ " office:value="138573954.410834" calcext:value-type="currency">
            <text:p>R$ 138,573,954.41</text:p>
          </table:table-cell>
          <table:table-cell table:style-name="ce21" table:formula="of:=IF([.O6]&gt;0;&quot;Subiu&quot;;IF([.O6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6];[$Ticker.A$1:.B$1048576];2;0)" office:value-type="string" office:string-value="CPFL Energia" calcext:value-type="string">
            <text:p>CPFL Energia</text:p>
          </table:table-cell>
          <table:table-cell table:style-name="ce21" table:formula="of:=VLOOKUP([.Q6];[$Chat_GPT.A$1:.B$1048576];2;0)" office:value-type="string" office:string-value="Energia Elétrica" calcext:value-type="string">
            <text:p>Energia Elétrica</text:p>
          </table:table-cell>
          <table:table-cell table:style-name="ce21" table:formula="of:=VLOOKUP([.Q6];[$Chat_GPT.A$1:.C$1048576];3;0)" office:value-type="float" office:value="108" calcext:value-type="float">
            <text:p>108</text:p>
          </table:table-cell>
          <table:table-cell table:style-name="ce21" table:formula="of:=IF([.S6]&gt;100;&quot;Mais de 100&quot;; IF([.S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45.69" calcext:value-type="float">
            <text:p>45.69</text:p>
          </table:table-cell>
          <table:table-cell table:style-name="ce8" office:value-type="float" office:value="1.98" calcext:value-type="float">
            <text:p>1.98</text:p>
          </table:table-cell>
          <table:table-cell table:number-columns-repeated="7" table:style-name="ce10" office:value-type="float" office:value="1.98" calcext:value-type="float">
            <text:p>1.98</text:p>
          </table:table-cell>
          <table:table-cell table:style-name="ce13" table:formula="of:=[.D7]/100" office:value-type="float" office:value="0.0198" calcext:value-type="float">
            <text:p>0.0198</text:p>
          </table:table-cell>
          <table:table-cell table:style-name="ce15" table:formula="of:=[.C7]/(1+[.L7])" office:value-type="float" office:value="44.80290253" calcext:value-type="float">
            <text:p>44.80</text:p>
          </table:table-cell>
          <table:table-cell table:style-name="ce17" table:formula="of:=VLOOKUP([.A7];[$Total_de_acoes.A$1:.B$1048576];2;0)" office:value-type="float" office:value="800010734" calcext:value-type="float">
            <text:p>800,010,734</text:p>
          </table:table-cell>
          <table:table-cell table:style-name="ce20" table:formula="of:=([.C7]-[.M7])*[.N7]" office:value-type="currency" office:currency="R$ " office:value="709687498.104243" calcext:value-type="currency">
            <text:p>R$ 709,687,498.10</text:p>
          </table:table-cell>
          <table:table-cell table:style-name="ce22" table:formula="of:=IF([.O7]&gt;0;&quot;Subiu&quot;;IF([.O7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7];[$Ticker.A$1:.B$1048576];2;0)" office:value-type="string" office:string-value="PetroRio" calcext:value-type="string">
            <text:p>PetroRio</text:p>
          </table:table-cell>
          <table:table-cell table:style-name="ce22" table:formula="of:=VLOOKUP([.Q7];[$Chat_GPT.A$1:.B$1048576];2;0)" office:value-type="string" office:string-value="Petróleo e Gás" calcext:value-type="string">
            <text:p>Petróleo e Gás</text:p>
          </table:table-cell>
          <table:table-cell table:style-name="ce22" table:formula="of:=VLOOKUP([.Q7];[$Chat_GPT.A$1:.C$1048576];3;0)" office:value-type="float" office:value="12" calcext:value-type="float">
            <text:p>12</text:p>
          </table:table-cell>
          <table:table-cell table:style-name="ce22" table:formula="of:=IF([.S7]&gt;100;&quot;Mais de 100&quot;; IF([.S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9.96" calcext:value-type="float">
            <text:p>39.96</text:p>
          </table:table-cell>
          <table:table-cell table:style-name="ce7" office:value-type="float" office:value="1.73" calcext:value-type="float">
            <text:p>1.73</text:p>
          </table:table-cell>
          <table:table-cell table:number-columns-repeated="7" table:style-name="ce9" office:value-type="float" office:value="1.73" calcext:value-type="float">
            <text:p>1.73</text:p>
          </table:table-cell>
          <table:table-cell table:style-name="ce12" table:formula="of:=[.D8]/100" office:value-type="float" office:value="0.0173" calcext:value-type="float">
            <text:p>0.0173</text:p>
          </table:table-cell>
          <table:table-cell table:style-name="ce14" table:formula="of:=[.C8]/(1 + [.L8])" office:value-type="float" office:value="39.28044825" calcext:value-type="float">
            <text:p>39.28</text:p>
          </table:table-cell>
          <table:table-cell table:style-name="ce16" table:formula="of:=VLOOKUP([.A8];[$Total_de_acoes.A$1:.B$1048576];2;0)" office:value-type="float" office:value="4566445852" calcext:value-type="float">
            <text:p>4,566,445,852</text:p>
          </table:table-cell>
          <table:table-cell table:style-name="ce19" table:formula="of:=([.C8]-[.M8])*[.N8]" office:value-type="currency" office:currency="R$ " office:value="3103136270.00685" calcext:value-type="currency">
            <text:p>R$ 3,103,136,270.01</text:p>
          </table:table-cell>
          <table:table-cell table:style-name="ce21" table:formula="of:=IF([.O8]&gt;0;&quot;Subiu&quot;;IF([.O8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8];[$Ticker.A$1:.B$1048576];2;0)" office:value-type="string" office:string-value="Petrobras" calcext:value-type="string">
            <text:p>Petrobras</text:p>
          </table:table-cell>
          <table:table-cell table:style-name="ce21" table:formula="of:=VLOOKUP([.Q8];[$Chat_GPT.A$1:.B$1048576];2;0)" office:value-type="string" office:string-value="Petróleo e Gás" calcext:value-type="string">
            <text:p>Petróleo e Gás</text:p>
          </table:table-cell>
          <table:table-cell table:style-name="ce21" table:formula="of:=VLOOKUP([.Q8];[$Chat_GPT.A$1:.C$1048576];3;0)" office:value-type="float" office:value="70" calcext:value-type="float">
            <text:p>70</text:p>
          </table:table-cell>
          <table:table-cell table:style-name="ce21" table:formula="of:=IF([.S8]&gt;100;&quot;Mais de 100&quot;; IF([.S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9.5" calcext:value-type="float">
            <text:p>69.50</text:p>
          </table:table-cell>
          <table:table-cell table:style-name="ce8" office:value-type="float" office:value="1.66" calcext:value-type="float">
            <text:p>1.66</text:p>
          </table:table-cell>
          <table:table-cell table:number-columns-repeated="7" table:style-name="ce10" office:value-type="float" office:value="1.66" calcext:value-type="float">
            <text:p>1.66</text:p>
          </table:table-cell>
          <table:table-cell table:style-name="ce13" table:formula="of:=[.D9]/100" office:value-type="float" office:value="0.0166" calcext:value-type="float">
            <text:p>0.0166</text:p>
          </table:table-cell>
          <table:table-cell table:style-name="ce15" table:formula="of:=[.C9]/(1+[.L9])" office:value-type="float" office:value="68.3651387" calcext:value-type="float">
            <text:p>68.37</text:p>
          </table:table-cell>
          <table:table-cell table:style-name="ce17" table:formula="of:=VLOOKUP([.A9];[$Total_de_acoes.A$1:.B$1048576];2;0)" office:value-type="float" office:value="4196924316" calcext:value-type="float">
            <text:p>4,196,924,316</text:p>
          </table:table-cell>
          <table:table-cell table:style-name="ce20" table:formula="of:=([.C9]-[.M9])*[.N9]" office:value-type="currency" office:currency="R$ " office:value="4762926985.25736" calcext:value-type="currency">
            <text:p>R$ 4,762,926,985.26</text:p>
          </table:table-cell>
          <table:table-cell table:style-name="ce22" table:formula="of:=IF([.O9]&gt;0;&quot;Subiu&quot;;IF([.O9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9];[$Ticker.A$1:.B$1048576];2;0)" office:value-type="string" office:string-value="Vale" calcext:value-type="string">
            <text:p>Vale</text:p>
          </table:table-cell>
          <table:table-cell table:style-name="ce22" table:formula="of:=VLOOKUP([.Q9];[$Chat_GPT.A$1:.B$1048576];2;0)" office:value-type="string" office:string-value="Mineração" calcext:value-type="string">
            <text:p>Mineração</text:p>
          </table:table-cell>
          <table:table-cell table:style-name="ce22" table:formula="of:=VLOOKUP([.Q9];[$Chat_GPT.A$1:.C$1048576];3;0)" office:value-type="float" office:value="80" calcext:value-type="float">
            <text:p>80</text:p>
          </table:table-cell>
          <table:table-cell table:style-name="ce22" table:formula="of:=IF([.S9]&gt;100;&quot;Mais de 100&quot;; IF([.S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8.19" calcext:value-type="float">
            <text:p>28.19</text:p>
          </table:table-cell>
          <table:table-cell table:style-name="ce7" office:value-type="float" office:value="1.58" calcext:value-type="float">
            <text:p>1.58</text:p>
          </table:table-cell>
          <table:table-cell table:number-columns-repeated="7" table:style-name="ce9" office:value-type="float" office:value="1.58" calcext:value-type="float">
            <text:p>1.58</text:p>
          </table:table-cell>
          <table:table-cell table:style-name="ce12" table:formula="of:=[.D10]/100" office:value-type="float" office:value="0.0158" calcext:value-type="float">
            <text:p>0.0158</text:p>
          </table:table-cell>
          <table:table-cell table:style-name="ce14" table:formula="of:=[.C10]/(1 + [.L10])" office:value-type="float" office:value="27.75152589" calcext:value-type="float">
            <text:p>27.75</text:p>
          </table:table-cell>
          <table:table-cell table:style-name="ce16" table:formula="of:=VLOOKUP([.A10];[$Total_de_acoes.A$1:.B$1048576];2;0)" office:value-type="float" office:value="268505432" calcext:value-type="float">
            <text:p>268,505,432</text:p>
          </table:table-cell>
          <table:table-cell table:style-name="ce19" table:formula="of:=([.C10]-[.M10])*[.N10]" office:value-type="currency" office:currency="R$ " office:value="117732680.326366" calcext:value-type="currency">
            <text:p>R$ 117,732,680.33</text:p>
          </table:table-cell>
          <table:table-cell table:style-name="ce21" table:formula="of:=IF([.O10]&gt;0;&quot;Subiu&quot;;IF([.O10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10];[$Ticker.A$1:.B$1048576];2;0)" office:value-type="string" office:string-value="Multiplan" calcext:value-type="string">
            <text:p>Multiplan</text:p>
          </table:table-cell>
          <table:table-cell table:style-name="ce21" table:formula="of:=VLOOKUP([.Q10];[$Chat_GPT.A$1:.B$1048576];2;0)" office:value-type="string" office:string-value="Shopping Centers" calcext:value-type="string">
            <text:p>Shopping Centers</text:p>
          </table:table-cell>
          <table:table-cell table:style-name="ce21" table:formula="of:=VLOOKUP([.Q10];[$Chat_GPT.A$1:.C$1048576];3;0)" office:value-type="float" office:value="51" calcext:value-type="float">
            <text:p>51</text:p>
          </table:table-cell>
          <table:table-cell table:style-name="ce21" table:formula="of:=IF([.S10]&gt;100;&quot;Mais de 100&quot;; IF([.S1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2.81" calcext:value-type="float">
            <text:p>32.81</text:p>
          </table:table-cell>
          <table:table-cell table:style-name="ce8" office:value-type="float" office:value="1.48" calcext:value-type="float">
            <text:p>1.48</text:p>
          </table:table-cell>
          <table:table-cell table:number-columns-repeated="7" table:style-name="ce10" office:value-type="float" office:value="1.48" calcext:value-type="float">
            <text:p>1.48</text:p>
          </table:table-cell>
          <table:table-cell table:style-name="ce13" table:formula="of:=[.D11]/100" office:value-type="float" office:value="0.0148" calcext:value-type="float">
            <text:p>0.0148</text:p>
          </table:table-cell>
          <table:table-cell table:style-name="ce15" table:formula="of:=[.C11]/(1+[.L11])" office:value-type="float" office:value="32.33149389" calcext:value-type="float">
            <text:p>32.33</text:p>
          </table:table-cell>
          <table:table-cell table:style-name="ce17" table:formula="of:=VLOOKUP([.A11];[$Total_de_acoes.A$1:.B$1048576];2;0)" office:value-type="float" office:value="4801593832" calcext:value-type="float">
            <text:p>4,801,593,832</text:p>
          </table:table-cell>
          <table:table-cell table:style-name="ce20" table:formula="of:=([.C11]-[.M11])*[.N11]" office:value-type="currency" office:currency="R$ " office:value="2297591986.35034" calcext:value-type="currency">
            <text:p>R$ 2,297,591,986.35</text:p>
          </table:table-cell>
          <table:table-cell table:style-name="ce22" table:formula="of:=IF([.O11]&gt;0;&quot;Subiu&quot;;IF([.O11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11];[$Ticker.A$1:.B$1048576];2;0)" office:value-type="string" office:string-value="Itaú Unibanco" calcext:value-type="string">
            <text:p>Itaú Unibanco</text:p>
          </table:table-cell>
          <table:table-cell table:style-name="ce22" table:formula="of:=VLOOKUP([.Q11];[$Chat_GPT.A$1:.B$1048576];2;0)" office:value-type="string" office:string-value="Financeiro" calcext:value-type="string">
            <text:p>Financeiro</text:p>
          </table:table-cell>
          <table:table-cell table:style-name="ce22" table:formula="of:=VLOOKUP([.Q11];[$Chat_GPT.A$1:.C$1048576];3;0)" office:value-type="float" office:value="98" calcext:value-type="float">
            <text:p>98</text:p>
          </table:table-cell>
          <table:table-cell table:style-name="ce22" table:formula="of:=IF([.S11]&gt;100;&quot;Mais de 100&quot;; IF([.S1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7.56" calcext:value-type="float">
            <text:p>27.56</text:p>
          </table:table-cell>
          <table:table-cell table:style-name="ce7" office:value-type="float" office:value="1.43" calcext:value-type="float">
            <text:p>1.43</text:p>
          </table:table-cell>
          <table:table-cell table:number-columns-repeated="7" table:style-name="ce9" office:value-type="float" office:value="1.43" calcext:value-type="float">
            <text:p>1.43</text:p>
          </table:table-cell>
          <table:table-cell table:style-name="ce12" table:formula="of:=[.D12]/100" office:value-type="float" office:value="0.0143" calcext:value-type="float">
            <text:p>0.0143</text:p>
          </table:table-cell>
          <table:table-cell table:style-name="ce14" table:formula="of:=[.C12]/(1 + [.L12])" office:value-type="float" office:value="27.17144829" calcext:value-type="float">
            <text:p>27.17</text:p>
          </table:table-cell>
          <table:table-cell table:style-name="ce16" table:formula="of:=VLOOKUP([.A12];[$Total_de_acoes.A$1:.B$1048576];2;0)" office:value-type="float" office:value="1168230366" calcext:value-type="float">
            <text:p>1,168,230,366</text:p>
          </table:table-cell>
          <table:table-cell table:style-name="ce19" table:formula="of:=([.C12]-[.M12])*[.N12]" office:value-type="currency" office:currency="R$ " office:value="453917906.383224" calcext:value-type="currency">
            <text:p>R$ 453,917,906.38</text:p>
          </table:table-cell>
          <table:table-cell table:style-name="ce21" table:formula="of:=IF([.O12]&gt;0;&quot;Subiu&quot;;IF([.O12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12];[$Ticker.A$1:.B$1048576];2;0)" office:value-type="string" office:string-value="Rede D'Or" calcext:value-type="string">
            <text:p>Rede D'Or</text:p>
          </table:table-cell>
          <table:table-cell table:style-name="ce21" table:formula="of:=VLOOKUP([.Q12];[$Chat_GPT.A$1:.B$1048576];2;0)" office:value-type="string" office:string-value="Saúde" calcext:value-type="string">
            <text:p>Saúde</text:p>
          </table:table-cell>
          <table:table-cell table:style-name="ce21" table:formula="of:=VLOOKUP([.Q12];[$Chat_GPT.A$1:.C$1048576];3;0)" office:value-type="float" office:value="51" calcext:value-type="float">
            <text:p>51</text:p>
          </table:table-cell>
          <table:table-cell table:style-name="ce21" table:formula="of:=IF([.S12]&gt;100;&quot;Mais de 100&quot;; IF([.S1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8.55" calcext:value-type="float">
            <text:p>18.55</text:p>
          </table:table-cell>
          <table:table-cell table:style-name="ce8" office:value-type="float" office:value="1.42" calcext:value-type="float">
            <text:p>1.42</text:p>
          </table:table-cell>
          <table:table-cell table:number-columns-repeated="7" table:style-name="ce10" office:value-type="float" office:value="1.42" calcext:value-type="float">
            <text:p>1.42</text:p>
          </table:table-cell>
          <table:table-cell table:style-name="ce13" table:formula="of:=[.D13]/100" office:value-type="float" office:value="0.0142" calcext:value-type="float">
            <text:p>0.0142</text:p>
          </table:table-cell>
          <table:table-cell table:style-name="ce15" table:formula="of:=[.C13]/(1+[.L13])" office:value-type="float" office:value="18.29027805" calcext:value-type="float">
            <text:p>18.29</text:p>
          </table:table-cell>
          <table:table-cell table:style-name="ce17" table:formula="of:=VLOOKUP([.A13];[$Total_de_acoes.A$1:.B$1048576];2;0)" office:value-type="float" office:value="265877867" calcext:value-type="float">
            <text:p>265,877,867</text:p>
          </table:table-cell>
          <table:table-cell table:style-name="ce20" table:formula="of:=([.C13]-[.M13])*[.N13]" office:value-type="currency" office:currency="R$ " office:value="69054318.0790805" calcext:value-type="currency">
            <text:p>R$ 69,054,318.08</text:p>
          </table:table-cell>
          <table:table-cell table:style-name="ce22" table:formula="of:=IF([.O13]&gt;0;&quot;Subiu&quot;;IF([.O13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13];[$Ticker.A$1:.B$1048576];2;0)" office:value-type="string" office:string-value="Braskem" calcext:value-type="string">
            <text:p>Braskem</text:p>
          </table:table-cell>
          <table:table-cell table:style-name="ce22" table:formula="of:=VLOOKUP([.Q13];[$Chat_GPT.A$1:.B$1048576];2;0)" office:value-type="string" office:string-value="Petroquímica" calcext:value-type="string">
            <text:p>Petroquímica</text:p>
          </table:table-cell>
          <table:table-cell table:style-name="ce22" table:formula="of:=VLOOKUP([.Q13];[$Chat_GPT.A$1:.C$1048576];3;0)" office:value-type="float" office:value="21" calcext:value-type="float">
            <text:p>21</text:p>
          </table:table-cell>
          <table:table-cell table:style-name="ce22" table:formula="of:=IF([.S13]&gt;100;&quot;Mais de 100&quot;; IF([.S1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4.27" calcext:value-type="float">
            <text:p>14.27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7" table:style-name="ce9" office:value-type="float" office:value="1.42" calcext:value-type="float">
            <text:p>1.42</text:p>
          </table:table-cell>
          <table:table-cell table:style-name="ce12" table:formula="of:=[.D14]/100" office:value-type="float" office:value="0.0142" calcext:value-type="float">
            <text:p>0.0142</text:p>
          </table:table-cell>
          <table:table-cell table:style-name="ce14" table:formula="of:=[.C14]/(1 + [.L14])" office:value-type="float" office:value="14.07020312" calcext:value-type="float">
            <text:p>14.07</text:p>
          </table:table-cell>
          <table:table-cell table:style-name="ce16" table:formula="of:=VLOOKUP([.A14];[$Total_de_acoes.A$1:.B$1048576];2;0)" office:value-type="float" office:value="327593725" calcext:value-type="float">
            <text:p>327,593,725</text:p>
          </table:table-cell>
          <table:table-cell table:style-name="ce19" table:formula="of:=([.C14]-[.M14])*[.N14]" office:value-type="currency" office:currency="R$ " office:value="65452204.1625777" calcext:value-type="currency">
            <text:p>R$ 65,452,204.16</text:p>
          </table:table-cell>
          <table:table-cell table:style-name="ce21" table:formula="of:=IF([.O14]&gt;0;&quot;Subiu&quot;;IF([.O14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14];[$Ticker.A$1:.B$1048576];2;0)" office:value-type="string" office:string-value="Azul" calcext:value-type="string">
            <text:p>Azul</text:p>
          </table:table-cell>
          <table:table-cell table:style-name="ce21" table:formula="of:=VLOOKUP([.Q14];[$Chat_GPT.A$1:.B$1048576];2;0)" office:value-type="string" office:string-value="Transporte Aéreo" calcext:value-type="string">
            <text:p>Transporte Aéreo</text:p>
          </table:table-cell>
          <table:table-cell table:style-name="ce21" table:formula="of:=VLOOKUP([.Q14];[$Chat_GPT.A$1:.C$1048576];3;0)" office:value-type="float" office:value="16" calcext:value-type="float">
            <text:p>16</text:p>
          </table:table-cell>
          <table:table-cell table:style-name="ce21" table:formula="of:=IF([.S14]&gt;100;&quot;Mais de 100&quot;; IF([.S1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75" calcext:value-type="float">
            <text:p>28.75</text:p>
          </table:table-cell>
          <table:table-cell table:style-name="ce8" office:value-type="float" office:value="1.41" calcext:value-type="float">
            <text:p>1.41</text:p>
          </table:table-cell>
          <table:table-cell table:number-columns-repeated="7" table:style-name="ce10" office:value-type="float" office:value="1.41" calcext:value-type="float">
            <text:p>1.41</text:p>
          </table:table-cell>
          <table:table-cell table:style-name="ce13" table:formula="of:=[.D15]/100" office:value-type="float" office:value="0.0141" calcext:value-type="float">
            <text:p>0.0141</text:p>
          </table:table-cell>
          <table:table-cell table:style-name="ce15" table:formula="of:=[.C15]/(1+[.L15])" office:value-type="float" office:value="28.35026132" calcext:value-type="float">
            <text:p>28.35</text:p>
          </table:table-cell>
          <table:table-cell table:style-name="ce17" table:formula="of:=VLOOKUP([.A15];[$Total_de_acoes.A$1:.B$1048576];2;0)" office:value-type="float" office:value="235665566" calcext:value-type="float">
            <text:p>235,665,566</text:p>
          </table:table-cell>
          <table:table-cell table:style-name="ce20" table:formula="of:=([.C15]-[.M15])*[.N15]" office:value-type="currency" office:currency="R$ " office:value="94204642.2742926" calcext:value-type="currency">
            <text:p>R$ 94,204,642.27</text:p>
          </table:table-cell>
          <table:table-cell table:style-name="ce22" table:formula="of:=IF([.O15]&gt;0;&quot;Subiu&quot;;IF([.O15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15];[$Ticker.A$1:.B$1048576];2;0)" office:value-type="string" office:string-value="3R Petroleum" calcext:value-type="string">
            <text:p>3R Petroleum</text:p>
          </table:table-cell>
          <table:table-cell table:style-name="ce22" table:formula="of:=VLOOKUP([.Q15];[$Chat_GPT.A$1:.B$1048576];2;0)" office:value-type="string" office:string-value="Petróleo e Gás" calcext:value-type="string">
            <text:p>Petróleo e Gás</text:p>
          </table:table-cell>
          <table:table-cell table:style-name="ce22" table:formula="of:=VLOOKUP([.Q15];[$Chat_GPT.A$1:.C$1048576];3;0)" office:value-type="float" office:value="10" calcext:value-type="float">
            <text:p>10</text:p>
          </table:table-cell>
          <table:table-cell table:style-name="ce22" table:formula="of:=IF([.S15]&gt;100;&quot;Mais de 100&quot;; IF([.S1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5.32" calcext:value-type="float">
            <text:p>35.32</text:p>
          </table:table-cell>
          <table:table-cell table:style-name="ce7" office:value-type="float" office:value="1.34" calcext:value-type="float">
            <text:p>1.34</text:p>
          </table:table-cell>
          <table:table-cell table:number-columns-repeated="7" table:style-name="ce9" office:value-type="float" office:value="1.34" calcext:value-type="float">
            <text:p>1.34</text:p>
          </table:table-cell>
          <table:table-cell table:style-name="ce12" table:formula="of:=[.D16]/100" office:value-type="float" office:value="0.0134" calcext:value-type="float">
            <text:p>0.0134</text:p>
          </table:table-cell>
          <table:table-cell table:style-name="ce14" table:formula="of:=[.C16]/(1 + [.L16])" office:value-type="float" office:value="34.8529702" calcext:value-type="float">
            <text:p>34.85</text:p>
          </table:table-cell>
          <table:table-cell table:style-name="ce16" table:formula="of:=VLOOKUP([.A16];[$Total_de_acoes.A$1:.B$1048576];2;0)" office:value-type="float" office:value="1095587251" calcext:value-type="float">
            <text:p>1,095,587,251</text:p>
          </table:table-cell>
          <table:table-cell table:style-name="ce19" table:formula="of:=([.C16]-[.M16])*[.N16]" office:value-type="currency" office:currency="R$ " office:value="511671894.717079" calcext:value-type="currency">
            <text:p>R$ 511,671,894.72</text:p>
          </table:table-cell>
          <table:table-cell table:style-name="ce21" table:formula="of:=IF([.O16]&gt;0;&quot;Subiu&quot;;IF([.O16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16];[$Ticker.A$1:.B$1048576];2;0)" office:value-type="string" office:string-value="Equatorial Energia" calcext:value-type="string">
            <text:p>Equatorial Energia</text:p>
          </table:table-cell>
          <table:table-cell table:style-name="ce21" table:formula="of:=VLOOKUP([.Q16];[$Chat_GPT.A$1:.B$1048576];2;0)" office:value-type="string" office:string-value="Energia Elétrica" calcext:value-type="string">
            <text:p>Energia Elétrica</text:p>
          </table:table-cell>
          <table:table-cell table:style-name="ce21" table:formula="of:=VLOOKUP([.Q16];[$Chat_GPT.A$1:.C$1048576];3;0)" office:value-type="float" office:value="24" calcext:value-type="float">
            <text:p>24</text:p>
          </table:table-cell>
          <table:table-cell table:style-name="ce21" table:formula="of:=IF([.S16]&gt;100;&quot;Mais de 100&quot;; IF([.S1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8.16" calcext:value-type="float">
            <text:p>18.16</text:p>
          </table:table-cell>
          <table:table-cell table:style-name="ce8" office:value-type="float" office:value="1.33" calcext:value-type="float">
            <text:p>1.33</text:p>
          </table:table-cell>
          <table:table-cell table:number-columns-repeated="7" table:style-name="ce10" office:value-type="float" office:value="1.33" calcext:value-type="float">
            <text:p>1.33</text:p>
          </table:table-cell>
          <table:table-cell table:style-name="ce13" table:formula="of:=[.D17]/100" office:value-type="float" office:value="0.0133" calcext:value-type="float">
            <text:p>0.0133</text:p>
          </table:table-cell>
          <table:table-cell table:style-name="ce15" table:formula="of:=[.C17]/(1+[.L17])" office:value-type="float" office:value="17.92164216" calcext:value-type="float">
            <text:p>17.92</text:p>
          </table:table-cell>
          <table:table-cell table:style-name="ce17" table:formula="of:=VLOOKUP([.A17];[$Total_de_acoes.A$1:.B$1048576];2;0)" office:value-type="float" office:value="600865451" calcext:value-type="float">
            <text:p>600,865,451</text:p>
          </table:table-cell>
          <table:table-cell table:style-name="ce20" table:formula="of:=([.C17]-[.M17])*[.N17]" office:value-type="currency" office:currency="R$ " office:value="143220991.030985" calcext:value-type="currency">
            <text:p>R$ 143,220,991.03</text:p>
          </table:table-cell>
          <table:table-cell table:style-name="ce22" table:formula="of:=IF([.O17]&gt;0;&quot;Subiu&quot;;IF([.O17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17];[$Ticker.A$1:.B$1048576];2;0)" office:value-type="string" office:string-value="Siderúrgica Nacional" calcext:value-type="string">
            <text:p>Siderúrgica Nacional</text:p>
          </table:table-cell>
          <table:table-cell table:style-name="ce22" table:formula="of:=VLOOKUP([.Q17];[$Chat_GPT.A$1:.B$1048576];2;0)" office:value-type="string" office:string-value="Siderurgia" calcext:value-type="string">
            <text:p>Siderurgia</text:p>
          </table:table-cell>
          <table:table-cell table:style-name="ce22" table:formula="of:=VLOOKUP([.Q17];[$Chat_GPT.A$1:.C$1048576];3;0)" office:value-type="float" office:value="80" calcext:value-type="float">
            <text:p>80</text:p>
          </table:table-cell>
          <table:table-cell table:style-name="ce22" table:formula="of:=IF([.S17]&gt;100;&quot;Mais de 100&quot;; IF([.S17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9.77" calcext:value-type="float">
            <text:p>19.77</text:p>
          </table:table-cell>
          <table:table-cell table:style-name="ce7" office:value-type="float" office:value="1.28" calcext:value-type="float">
            <text:p>1.28</text:p>
          </table:table-cell>
          <table:table-cell table:number-columns-repeated="7" table:style-name="ce9" office:value-type="float" office:value="1.28" calcext:value-type="float">
            <text:p>1.28</text:p>
          </table:table-cell>
          <table:table-cell table:style-name="ce12" table:formula="of:=[.D18]/100" office:value-type="float" office:value="0.0128" calcext:value-type="float">
            <text:p>0.0128</text:p>
          </table:table-cell>
          <table:table-cell table:style-name="ce14" table:formula="of:=[.C18]/(1 + [.L18])" office:value-type="float" office:value="19.52014218" calcext:value-type="float">
            <text:p>19.52</text:p>
          </table:table-cell>
          <table:table-cell table:style-name="ce16" table:formula="of:=VLOOKUP([.A18];[$Total_de_acoes.A$1:.B$1048576];2;0)" office:value-type="float" office:value="289347914" calcext:value-type="float">
            <text:p>289,347,914</text:p>
          </table:table-cell>
          <table:table-cell table:style-name="ce19" table:formula="of:=([.C18]-[.M18])*[.N18]" office:value-type="currency" office:currency="R$ " office:value="72295839.0135872" calcext:value-type="currency">
            <text:p>R$ 72,295,839.01</text:p>
          </table:table-cell>
          <table:table-cell table:style-name="ce21" table:formula="of:=IF([.O18]&gt;0;&quot;Subiu&quot;;IF([.O18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18];[$Ticker.A$1:.B$1048576];2;0)" office:value-type="string" office:string-value="YDUQS" calcext:value-type="string">
            <text:p>YDUQS</text:p>
          </table:table-cell>
          <table:table-cell table:style-name="ce21" table:formula="of:=VLOOKUP([.Q18];[$Chat_GPT.A$1:.B$1048576];2;0)" office:value-type="string" office:string-value="Educação" calcext:value-type="string">
            <text:p>Educação</text:p>
          </table:table-cell>
          <table:table-cell table:style-name="ce21" table:formula="of:=VLOOKUP([.Q18];[$Chat_GPT.A$1:.C$1048576];3;0)" office:value-type="float" office:value="58" calcext:value-type="float">
            <text:p>58</text:p>
          </table:table-cell>
          <table:table-cell table:style-name="ce21" table:formula="of:=IF([.S18]&gt;100;&quot;Mais de 100&quot;; IF([.S1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31" calcext:value-type="float">
            <text:p>28.31</text:p>
          </table:table-cell>
          <table:table-cell table:style-name="ce8" office:value-type="float" office:value="1.28" calcext:value-type="float">
            <text:p>1.28</text:p>
          </table:table-cell>
          <table:table-cell table:number-columns-repeated="7" table:style-name="ce10" office:value-type="float" office:value="1.28" calcext:value-type="float">
            <text:p>1.28</text:p>
          </table:table-cell>
          <table:table-cell table:style-name="ce13" table:formula="of:=[.D19]/100" office:value-type="float" office:value="0.0128" calcext:value-type="float">
            <text:p>0.0128</text:p>
          </table:table-cell>
          <table:table-cell table:style-name="ce15" table:formula="of:=[.C19]/(1+[.L19])" office:value-type="float" office:value="27.95221169" calcext:value-type="float">
            <text:p>27.95</text:p>
          </table:table-cell>
          <table:table-cell table:style-name="ce17" table:formula="of:=VLOOKUP([.A19];[$Total_de_acoes.A$1:.B$1048576];2;0)" office:value-type="float" office:value="1086411192" calcext:value-type="float">
            <text:p>1,086,411,192</text:p>
          </table:table-cell>
          <table:table-cell table:style-name="ce20" table:formula="of:=([.C19]-[.M19])*[.N19]" office:value-type="currency" office:currency="R$ " office:value="388705224.350766" calcext:value-type="currency">
            <text:p>R$ 388,705,224.35</text:p>
          </table:table-cell>
          <table:table-cell table:style-name="ce22" table:formula="of:=IF([.O19]&gt;0;&quot;Subiu&quot;;IF([.O19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19];[$Ticker.A$1:.B$1048576];2;0)" office:value-type="string" office:string-value="Ultrapar" calcext:value-type="string">
            <text:p>Ultrapar</text:p>
          </table:table-cell>
          <table:table-cell table:style-name="ce22" table:formula="of:=VLOOKUP([.Q19];[$Chat_GPT.A$1:.B$1048576];2;0)" office:value-type="string" office:string-value="Energia e Química" calcext:value-type="string">
            <text:p>Energia e Química</text:p>
          </table:table-cell>
          <table:table-cell table:style-name="ce22" table:formula="of:=VLOOKUP([.Q19];[$Chat_GPT.A$1:.C$1048576];3;0)" office:value-type="float" office:value="85" calcext:value-type="float">
            <text:p>85</text:p>
          </table:table-cell>
          <table:table-cell table:style-name="ce22" table:formula="of:=IF([.S19]&gt;100;&quot;Mais de 100&quot;; IF([.S1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RV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8.08" calcext:value-type="float">
            <text:p>8.08</text:p>
          </table:table-cell>
          <table:table-cell table:style-name="ce7" office:value-type="float" office:value="1.25" calcext:value-type="float">
            <text:p>1.25</text:p>
          </table:table-cell>
          <table:table-cell table:number-columns-repeated="7" table:style-name="ce9" office:value-type="float" office:value="1.25" calcext:value-type="float">
            <text:p>1.25</text:p>
          </table:table-cell>
          <table:table-cell table:style-name="ce12" table:formula="of:=[.D20]/100" office:value-type="float" office:value="0.0125" calcext:value-type="float">
            <text:p>0.0125</text:p>
          </table:table-cell>
          <table:table-cell table:style-name="ce14" table:formula="of:=[.C20]/(1 + [.L20])" office:value-type="float" office:value="7.980246914" calcext:value-type="float">
            <text:p>7.98</text:p>
          </table:table-cell>
          <table:table-cell table:style-name="ce16" table:formula="of:=VLOOKUP([.A20];[$Total_de_acoes.A$1:.B$1048576];2;0)" office:value-type="float" office:value="376187582" calcext:value-type="float">
            <text:p>376,187,582</text:p>
          </table:table-cell>
          <table:table-cell table:style-name="ce19" table:formula="of:=([.C20]-[.M20])*[.N20]" office:value-type="currency" office:currency="R$ " office:value="37525872.219378" calcext:value-type="currency">
            <text:p>R$ 37,525,872.22</text:p>
          </table:table-cell>
          <table:table-cell table:style-name="ce21" table:formula="of:=IF([.O20]&gt;0;&quot;Subiu&quot;;IF([.O20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0];[$Ticker.A$1:.B$1048576];2;0)" office:value-type="string" office:string-value="MRV" calcext:value-type="string">
            <text:p>MRV</text:p>
          </table:table-cell>
          <table:table-cell table:style-name="ce21" table:formula="of:=VLOOKUP([.Q20];[$Chat_GPT.A$1:.B$1048576];2;0)" office:value-type="string" office:string-value="Construção Civil" calcext:value-type="string">
            <text:p>Construção Civil</text:p>
          </table:table-cell>
          <table:table-cell table:style-name="ce21" table:formula="of:=VLOOKUP([.Q20];[$Chat_GPT.A$1:.C$1048576];3;0)" office:value-type="float" office:value="42" calcext:value-type="float">
            <text:p>42</text:p>
          </table:table-cell>
          <table:table-cell table:style-name="ce21" table:formula="of:=IF([.S20]&gt;100;&quot;Mais de 100&quot;; IF([.S2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7.91" calcext:value-type="float">
            <text:p>57.91</text:p>
          </table:table-cell>
          <table:table-cell table:style-name="ce8" office:value-type="float" office:value="1.15" calcext:value-type="float">
            <text:p>1.15</text:p>
          </table:table-cell>
          <table:table-cell table:number-columns-repeated="7" table:style-name="ce10" office:value-type="float" office:value="1.15" calcext:value-type="float">
            <text:p>1.15</text:p>
          </table:table-cell>
          <table:table-cell table:style-name="ce13" table:formula="of:=[.D21]/100" office:value-type="float" office:value="0.0115" calcext:value-type="float">
            <text:p>0.0115</text:p>
          </table:table-cell>
          <table:table-cell table:style-name="ce15" table:formula="of:=[.C21]/(1+[.L21])" office:value-type="float" office:value="57.25160652" calcext:value-type="float">
            <text:p>57.25</text:p>
          </table:table-cell>
          <table:table-cell table:style-name="ce17" table:formula="of:=VLOOKUP([.A21];[$Total_de_acoes.A$1:.B$1048576];2;0)" office:value-type="float" office:value="62305891" calcext:value-type="float">
            <text:p>62,305,891</text:p>
          </table:table-cell>
          <table:table-cell table:style-name="ce20" table:formula="of:=([.C21]-[.M21])*[.N21]" office:value-type="currency" office:currency="R$ " office:value="41021792.3999903" calcext:value-type="currency">
            <text:p>R$ 41,021,792.40</text:p>
          </table:table-cell>
          <table:table-cell table:style-name="ce22" table:formula="of:=IF([.O21]&gt;0;&quot;Subiu&quot;;IF([.O21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21];[$Ticker.A$1:.B$1048576];2;0)" office:value-type="string" office:string-value="Arezzo" calcext:value-type="string">
            <text:p>Arezzo</text:p>
          </table:table-cell>
          <table:table-cell table:style-name="ce22" table:formula="of:=VLOOKUP([.Q21];[$Chat_GPT.A$1:.B$1048576];2;0)" office:value-type="string" office:string-value="Calçados" calcext:value-type="string">
            <text:p>Calçados</text:p>
          </table:table-cell>
          <table:table-cell table:style-name="ce22" table:formula="of:=VLOOKUP([.Q21];[$Chat_GPT.A$1:.C$1048576];3;0)" office:value-type="float" office:value="49" calcext:value-type="float">
            <text:p>49</text:p>
          </table:table-cell>
          <table:table-cell table:style-name="ce22" table:formula="of:=IF([.S21]&gt;100;&quot;Mais de 100&quot;; IF([.S2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BDC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5.52" calcext:value-type="float">
            <text:p>15.5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7" table:style-name="ce9" office:value-type="float" office:value="1.04" calcext:value-type="float">
            <text:p>1.04</text:p>
          </table:table-cell>
          <table:table-cell table:style-name="ce12" table:formula="of:=[.D22]/100" office:value-type="float" office:value="0.0104" calcext:value-type="float">
            <text:p>0.0104</text:p>
          </table:table-cell>
          <table:table-cell table:style-name="ce14" table:formula="of:=[.C22]/(1 + [.L22])" office:value-type="float" office:value="15.36025337" calcext:value-type="float">
            <text:p>15.36</text:p>
          </table:table-cell>
          <table:table-cell table:style-name="ce16" table:formula="of:=VLOOKUP([.A22];[$Total_de_acoes.A$1:.B$1048576];2;0)" office:value-type="float" office:value="5146576868" calcext:value-type="float">
            <text:p>5,146,576,868</text:p>
          </table:table-cell>
          <table:table-cell table:style-name="ce19" table:formula="of:=([.C22]-[.M22])*[.N22]" office:value-type="currency" office:currency="R$ " office:value="822148310.69895" calcext:value-type="currency">
            <text:p>R$ 822,148,310.70</text:p>
          </table:table-cell>
          <table:table-cell table:style-name="ce21" table:formula="of:=IF([.O22]&gt;0;&quot;Subiu&quot;;IF([.O22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2];[$Ticker.A$1:.B$1048576];2;0)" office:value-type="string" office:string-value="Banco Bradesco" calcext:value-type="string">
            <text:p>Banco Bradesco</text:p>
          </table:table-cell>
          <table:table-cell table:style-name="ce21" table:formula="of:=VLOOKUP([.Q22];[$Chat_GPT.A$1:.B$1048576];2;0)" office:value-type="string" office:string-value="Financeiro" calcext:value-type="string">
            <text:p>Financeiro</text:p>
          </table:table-cell>
          <table:table-cell table:style-name="ce21" table:formula="of:=VLOOKUP([.Q22];[$Chat_GPT.A$1:.C$1048576];3;0)" office:value-type="float" office:value="79" calcext:value-type="float">
            <text:p>79</text:p>
          </table:table-cell>
          <table:table-cell table:style-name="ce21" table:formula="of:=IF([.S22]&gt;100;&quot;Mais de 100&quot;; IF([.S2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.19" calcext:value-type="float">
            <text:p>7.19</text:p>
          </table:table-cell>
          <table:table-cell table:style-name="ce8" office:value-type="float" office:value="0.98" calcext:value-type="float">
            <text:p>0.98</text:p>
          </table:table-cell>
          <table:table-cell table:number-columns-repeated="7" table:style-name="ce10" office:value-type="float" office:value="0.98" calcext:value-type="float">
            <text:p>0.98</text:p>
          </table:table-cell>
          <table:table-cell table:style-name="ce13" table:formula="of:=[.D23]/100" office:value-type="float" office:value="0.0098" calcext:value-type="float">
            <text:p>0.0098</text:p>
          </table:table-cell>
          <table:table-cell table:style-name="ce15" table:formula="of:=[.C23]/(1+[.L23])" office:value-type="float" office:value="7.120221826" calcext:value-type="float">
            <text:p>7.12</text:p>
          </table:table-cell>
          <table:table-cell table:style-name="ce17" table:formula="of:=VLOOKUP([.A23];[$Total_de_acoes.A$1:.B$1048576];2;0)" office:value-type="float" office:value="261036182" calcext:value-type="float">
            <text:p>261,036,182</text:p>
          </table:table-cell>
          <table:table-cell table:style-name="ce20" table:formula="of:=([.C23]-[.M23])*[.N23]" office:value-type="currency" office:currency="R$ " office:value="18214628.1278918" calcext:value-type="currency">
            <text:p>R$ 18,214,628.13</text:p>
          </table:table-cell>
          <table:table-cell table:style-name="ce22" table:formula="of:=IF([.O23]&gt;0;&quot;Subiu&quot;;IF([.O23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23];[$Ticker.A$1:.B$1048576];2;0)" office:value-type="string" office:string-value="Minerva" calcext:value-type="string">
            <text:p>Minerva</text:p>
          </table:table-cell>
          <table:table-cell table:style-name="ce22" table:formula="of:=VLOOKUP([.Q23];[$Chat_GPT.A$1:.B$1048576];2;0)" office:value-type="string" office:string-value="Alimentos" calcext:value-type="string">
            <text:p>Alimentos</text:p>
          </table:table-cell>
          <table:table-cell table:style-name="ce22" table:formula="of:=VLOOKUP([.Q23];[$Chat_GPT.A$1:.C$1048576];3;0)" office:value-type="float" office:value="28" calcext:value-type="float">
            <text:p>28</text:p>
          </table:table-cell>
          <table:table-cell table:style-name="ce22" table:formula="of:=IF([.S23]&gt;100;&quot;Mais de 100&quot;; IF([.S2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CA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0.97" calcext:value-type="float">
            <text:p>0.97</text:p>
          </table:table-cell>
          <table:table-cell table:number-columns-repeated="7" table:style-name="ce9" office:value-type="float" office:value="0.97" calcext:value-type="float">
            <text:p>0.97</text:p>
          </table:table-cell>
          <table:table-cell table:style-name="ce12" table:formula="of:=[.D24]/100" office:value-type="float" office:value="0.0097" calcext:value-type="float">
            <text:p>0.0097</text:p>
          </table:table-cell>
          <table:table-cell table:style-name="ce14" table:formula="of:=[.C24]/(1 + [.L24])" office:value-type="float" office:value="4.10022779" calcext:value-type="float">
            <text:p>4.10</text:p>
          </table:table-cell>
          <table:table-cell table:style-name="ce16" table:formula="of:=VLOOKUP([.A24];[$Total_de_acoes.A$1:.B$1048576];2;0)" office:value-type="float" office:value="159430826" calcext:value-type="float">
            <text:p>159,430,826</text:p>
          </table:table-cell>
          <table:table-cell table:style-name="ce19" table:formula="of:=([.C24]-[.M24])*[.N24]" office:value-type="currency" office:currency="R$ " office:value="6340916.29214542" calcext:value-type="currency">
            <text:p>R$ 6,340,916.29</text:p>
          </table:table-cell>
          <table:table-cell table:style-name="ce21" table:formula="of:=IF([.O24]&gt;0;&quot;Subiu&quot;;IF([.O24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4];[$Ticker.A$1:.B$1048576];2;0)" office:value-type="string" office:string-value="Grupo Pão de Açúcar" calcext:value-type="string">
            <text:p>Grupo Pão de Açúcar</text:p>
          </table:table-cell>
          <table:table-cell table:style-name="ce21" table:formula="of:=VLOOKUP([.Q24];[$Chat_GPT.A$1:.B$1048576];2;0)" office:value-type="string" office:string-value="Varejo" calcext:value-type="string">
            <text:p>Varejo</text:p>
          </table:table-cell>
          <table:table-cell table:style-name="ce21" table:formula="of:=VLOOKUP([.Q24];[$Chat_GPT.A$1:.C$1048576];3;0)" office:value-type="float" office:value="72" calcext:value-type="float">
            <text:p>72</text:p>
          </table:table-cell>
          <table:table-cell table:style-name="ce21" table:formula="of:=IF([.S24]&gt;100;&quot;Mais de 100&quot;; IF([.S2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4.61" calcext:value-type="float">
            <text:p>14.61</text:p>
          </table:table-cell>
          <table:table-cell table:style-name="ce8" office:value-type="float" office:value="0.96" calcext:value-type="float">
            <text:p>0.96</text:p>
          </table:table-cell>
          <table:table-cell table:number-columns-repeated="7" table:style-name="ce10" office:value-type="float" office:value="0.96" calcext:value-type="float">
            <text:p>0.96</text:p>
          </table:table-cell>
          <table:table-cell table:style-name="ce13" table:formula="of:=[.D25]/100" office:value-type="float" office:value="0.0096" calcext:value-type="float">
            <text:p>0.0096</text:p>
          </table:table-cell>
          <table:table-cell table:style-name="ce15" table:formula="of:=[.C25]/(1+[.L25])" office:value-type="float" office:value="14.47107765" calcext:value-type="float">
            <text:p>14.47</text:p>
          </table:table-cell>
          <table:table-cell table:style-name="ce17" table:formula="of:=VLOOKUP([.A25];[$Total_de_acoes.A$1:.B$1048576];2;0)" office:value-type="float" office:value="1677525446" calcext:value-type="float">
            <text:p>1,677,525,446</text:p>
          </table:table-cell>
          <table:table-cell table:style-name="ce20" table:formula="of:=([.C25]-[.M25])*[.N25]" office:value-type="currency" office:currency="R$ " office:value="233045777.143117" calcext:value-type="currency">
            <text:p>R$ 233,045,777.14</text:p>
          </table:table-cell>
          <table:table-cell table:style-name="ce22" table:formula="of:=IF([.O25]&gt;0;&quot;Subiu&quot;;IF([.O25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25];[$Ticker.A$1:.B$1048576];2;0)" office:value-type="string" office:string-value="BRF" calcext:value-type="string">
            <text:p>BRF</text:p>
          </table:table-cell>
          <table:table-cell table:style-name="ce22" table:formula="of:=VLOOKUP([.Q25];[$Chat_GPT.A$1:.B$1048576];2;0)" office:value-type="string" office:string-value="Alimentos" calcext:value-type="string">
            <text:p>Alimentos</text:p>
          </table:table-cell>
          <table:table-cell table:style-name="ce22" table:formula="of:=VLOOKUP([.Q25];[$Chat_GPT.A$1:.C$1048576];3;0)" office:value-type="float" office:value="85" calcext:value-type="float">
            <text:p>85</text:p>
          </table:table-cell>
          <table:table-cell table:style-name="ce22" table:formula="of:=IF([.S25]&gt;100;&quot;Mais de 100&quot;; IF([.S2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VIV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1.2" calcext:value-type="float">
            <text:p>51.2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7" table:style-name="ce9" office:value-type="float" office:value="0.88" calcext:value-type="float">
            <text:p>0.88</text:p>
          </table:table-cell>
          <table:table-cell table:style-name="ce12" table:formula="of:=[.D26]/100" office:value-type="float" office:value="0.0088" calcext:value-type="float">
            <text:p>0.0088</text:p>
          </table:table-cell>
          <table:table-cell table:style-name="ce14" table:formula="of:=[.C26]/(1 + [.L26])" office:value-type="float" office:value="50.75337034" calcext:value-type="float">
            <text:p>50.75</text:p>
          </table:table-cell>
          <table:table-cell table:style-name="ce16" table:formula="of:=VLOOKUP([.A26];[$Total_de_acoes.A$1:.B$1048576];2;0)" office:value-type="float" office:value="423091712" calcext:value-type="float">
            <text:p>423,091,712</text:p>
          </table:table-cell>
          <table:table-cell table:style-name="ce19" table:formula="of:=([.C26]-[.M26])*[.N26]" office:value-type="currency" office:currency="R$ " office:value="188965307.479378" calcext:value-type="currency">
            <text:p>R$ 188,965,307.48</text:p>
          </table:table-cell>
          <table:table-cell table:style-name="ce21" table:formula="of:=IF([.O26]&gt;0;&quot;Subiu&quot;;IF([.O26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6];[$Ticker.A$1:.B$1048576];2;0)" office:value-type="string" office:string-value="Vivo" calcext:value-type="string">
            <text:p>Vivo</text:p>
          </table:table-cell>
          <table:table-cell table:style-name="ce21" table:formula="of:=VLOOKUP([.Q26];[$Chat_GPT.A$1:.B$1048576];2;0)" office:value-type="string" office:string-value="Telecomunicações" calcext:value-type="string">
            <text:p>Telecomunicações</text:p>
          </table:table-cell>
          <table:table-cell table:style-name="ce21" table:formula="of:=VLOOKUP([.Q26];[$Chat_GPT.A$1:.C$1048576];3;0)" office:value-type="float" office:value="24" calcext:value-type="float">
            <text:p>24</text:p>
          </table:table-cell>
          <table:table-cell table:style-name="ce21" table:formula="of:=IF([.S26]&gt;100;&quot;Mais de 100&quot;; IF([.S2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office:value-type="float" office:value="0.84" calcext:value-type="float">
            <text:p>0.84</text:p>
          </table:table-cell>
          <table:table-cell table:number-columns-repeated="7" table:style-name="ce10" office:value-type="float" office:value="0.84" calcext:value-type="float">
            <text:p>0.84</text:p>
          </table:table-cell>
          <table:table-cell table:style-name="ce13" table:formula="of:=[.D27]/100" office:value-type="float" office:value="0.0084" calcext:value-type="float">
            <text:p>0.0084</text:p>
          </table:table-cell>
          <table:table-cell table:style-name="ce15" table:formula="of:=[.C27]/(1+[.L27])" office:value-type="float" office:value="22.45140817" calcext:value-type="float">
            <text:p>22.45</text:p>
          </table:table-cell>
          <table:table-cell table:style-name="ce17" table:formula="of:=VLOOKUP([.A27];[$Total_de_acoes.A$1:.B$1048576];2;0)" office:value-type="float" office:value="1218352541" calcext:value-type="float">
            <text:p>1,218,352,541</text:p>
          </table:table-cell>
          <table:table-cell table:style-name="ce20" table:formula="of:=([.C27]-[.M27])*[.N27]" office:value-type="currency" office:currency="R$ " office:value="229771335.29234" calcext:value-type="currency">
            <text:p>R$ 229,771,335.29</text:p>
          </table:table-cell>
          <table:table-cell table:style-name="ce22" table:formula="of:=IF([.O27]&gt;0;&quot;Subiu&quot;;IF([.O27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27];[$Ticker.A$1:.B$1048576];2;0)" office:value-type="string" office:string-value="Rumo" calcext:value-type="string">
            <text:p>Rumo</text:p>
          </table:table-cell>
          <table:table-cell table:style-name="ce22" table:formula="of:=VLOOKUP([.Q27];[$Chat_GPT.A$1:.B$1048576];2;0)" office:value-type="string" office:string-value="Transporte" calcext:value-type="string">
            <text:p>Transporte</text:p>
          </table:table-cell>
          <table:table-cell table:style-name="ce22" table:formula="of:=VLOOKUP([.Q27];[$Chat_GPT.A$1:.C$1048576];3;0)" office:value-type="float" office:value="14" calcext:value-type="float">
            <text:p>14</text:p>
          </table:table-cell>
          <table:table-cell table:style-name="ce22" table:formula="of:=IF([.S27]&gt;100;&quot;Mais de 100&quot;; IF([.S2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.9" calcext:value-type="float">
            <text:p>4.90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7" table:style-name="ce9" office:value-type="float" office:value="0.82" calcext:value-type="float">
            <text:p>0.82</text:p>
          </table:table-cell>
          <table:table-cell table:style-name="ce12" table:formula="of:=[.D28]/100" office:value-type="float" office:value="0.0082" calcext:value-type="float">
            <text:p>0.0082</text:p>
          </table:table-cell>
          <table:table-cell table:style-name="ce14" table:formula="of:=[.C28]/(1 + [.L28])" office:value-type="float" office:value="4.860146796" calcext:value-type="float">
            <text:p>4.86</text:p>
          </table:table-cell>
          <table:table-cell table:style-name="ce16" table:formula="of:=VLOOKUP([.A28];[$Total_de_acoes.A$1:.B$1048576];2;0)" office:value-type="float" office:value="1095462329" calcext:value-type="float">
            <text:p>1,095,462,329</text:p>
          </table:table-cell>
          <table:table-cell table:style-name="ce19" table:formula="of:=([.C28]-[.M28])*[.N28]" office:value-type="currency" office:currency="R$ " office:value="43657683.671952" calcext:value-type="currency">
            <text:p>R$ 43,657,683.67</text:p>
          </table:table-cell>
          <table:table-cell table:style-name="ce21" table:formula="of:=IF([.O28]&gt;0;&quot;Subiu&quot;;IF([.O28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28];[$Ticker.A$1:.B$1048576];2;0)" office:value-type="string" office:string-value="Cielo" calcext:value-type="string">
            <text:p>Cielo</text:p>
          </table:table-cell>
          <table:table-cell table:style-name="ce21" table:formula="of:=VLOOKUP([.Q28];[$Chat_GPT.A$1:.B$1048576];2;0)" office:value-type="string" office:string-value="Financeiro" calcext:value-type="string">
            <text:p>Financeiro</text:p>
          </table:table-cell>
          <table:table-cell table:style-name="ce21" table:formula="of:=VLOOKUP([.Q28];[$Chat_GPT.A$1:.C$1048576];3;0)" office:value-type="float" office:value="12" calcext:value-type="float">
            <text:p>12</text:p>
          </table:table-cell>
          <table:table-cell table:style-name="ce21" table:formula="of:=IF([.S28]&gt;100;&quot;Mais de 100&quot;; IF([.S2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.81" calcext:value-type="float">
            <text:p>7.81</text:p>
          </table:table-cell>
          <table:table-cell table:style-name="ce8" office:value-type="float" office:value="0.77" calcext:value-type="float">
            <text:p>0.77</text:p>
          </table:table-cell>
          <table:table-cell table:number-columns-repeated="7" table:style-name="ce10" office:value-type="float" office:value="0.77" calcext:value-type="float">
            <text:p>0.77</text:p>
          </table:table-cell>
          <table:table-cell table:style-name="ce13" table:formula="of:=[.D29]/100" office:value-type="float" office:value="0.0077" calcext:value-type="float">
            <text:p>0.0077</text:p>
          </table:table-cell>
          <table:table-cell table:style-name="ce15" table:formula="of:=[.C29]/(1+[.L29])" office:value-type="float" office:value="7.750322517" calcext:value-type="float">
            <text:p>7.75</text:p>
          </table:table-cell>
          <table:table-cell table:style-name="ce17" table:formula="of:=VLOOKUP([.A29];[$Total_de_acoes.A$1:.B$1048576];2;0)" office:value-type="float" office:value="302768240" calcext:value-type="float">
            <text:p>302,768,240</text:p>
          </table:table-cell>
          <table:table-cell table:style-name="ce20" table:formula="of:=([.C29]-[.M29])*[.N29]" office:value-type="currency" office:currency="R$ " office:value="18068446.4955401" calcext:value-type="currency">
            <text:p>R$ 18,068,446.50</text:p>
          </table:table-cell>
          <table:table-cell table:style-name="ce22" table:formula="of:=IF([.O29]&gt;0;&quot;Subiu&quot;;IF([.O29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29];[$Ticker.A$1:.B$1048576];2;0)" office:value-type="string" office:string-value="Dexco" calcext:value-type="string">
            <text:p>Dexco</text:p>
          </table:table-cell>
          <table:table-cell table:style-name="ce22" table:formula="of:=VLOOKUP([.Q29];[$Chat_GPT.A$1:.B$1048576];2;0)" office:value-type="string" office:string-value="Comércio" calcext:value-type="string">
            <text:p>Comércio</text:p>
          </table:table-cell>
          <table:table-cell table:style-name="ce22" table:formula="of:=VLOOKUP([.Q29];[$Chat_GPT.A$1:.C$1048576];3;0)" office:value-type="float" office:value="3" calcext:value-type="float">
            <text:p>3</text:p>
          </table:table-cell>
          <table:table-cell table:style-name="ce22" table:formula="of:=IF([.S29]&gt;100;&quot;Mais de 100&quot;; IF([.S2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7.52" calcext:value-type="float">
            <text:p>17.52</text:p>
          </table:table-cell>
          <table:table-cell table:style-name="ce7" office:value-type="float" office:value="0.74" calcext:value-type="float">
            <text:p>0.74</text:p>
          </table:table-cell>
          <table:table-cell table:number-columns-repeated="7" table:style-name="ce9" office:value-type="float" office:value="0.74" calcext:value-type="float">
            <text:p>0.74</text:p>
          </table:table-cell>
          <table:table-cell table:style-name="ce12" table:formula="of:=[.D30]/100" office:value-type="float" office:value="0.0074" calcext:value-type="float">
            <text:p>0.0074</text:p>
          </table:table-cell>
          <table:table-cell table:style-name="ce14" table:formula="of:=[.C30]/(1 + [.L30])" office:value-type="float" office:value="17.39130435" calcext:value-type="float">
            <text:p>17.39</text:p>
          </table:table-cell>
          <table:table-cell table:style-name="ce16" table:formula="of:=VLOOKUP([.A30];[$Total_de_acoes.A$1:.B$1048576];2;0)" office:value-type="float" office:value="807896814" calcext:value-type="float">
            <text:p>807,896,814</text:p>
          </table:table-cell>
          <table:table-cell table:style-name="ce19" table:formula="of:=([.C30]-[.M30])*[.N30]" office:value-type="currency" office:currency="R$ " office:value="103972805.61066" calcext:value-type="currency">
            <text:p>R$ 103,972,805.61</text:p>
          </table:table-cell>
          <table:table-cell table:style-name="ce21" table:formula="of:=IF([.O30]&gt;0;&quot;Subiu&quot;;IF([.O30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30];[$Ticker.A$1:.B$1048576];2;0)" office:value-type="string" office:string-value="TIM" calcext:value-type="string">
            <text:p>TIM</text:p>
          </table:table-cell>
          <table:table-cell table:style-name="ce21" table:formula="of:=VLOOKUP([.Q30];[$Chat_GPT.A$1:.B$1048576];2;0)" office:value-type="string" office:string-value="Telecomunicações" calcext:value-type="string">
            <text:p>Telecomunicações</text:p>
          </table:table-cell>
          <table:table-cell table:style-name="ce21" table:formula="of:=VLOOKUP([.Q30];[$Chat_GPT.A$1:.C$1048576];3;0)" office:value-type="float" office:value="26" calcext:value-type="float">
            <text:p>26</text:p>
          </table:table-cell>
          <table:table-cell table:style-name="ce21" table:formula="of:=IF([.S30]&gt;100;&quot;Mais de 100&quot;; IF([.S3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22" calcext:value-type="float">
            <text:p>23.22</text:p>
          </table:table-cell>
          <table:table-cell table:style-name="ce8" office:value-type="float" office:value="0.73" calcext:value-type="float">
            <text:p>0.73</text:p>
          </table:table-cell>
          <table:table-cell table:number-columns-repeated="7" table:style-name="ce10" office:value-type="float" office:value="0.73" calcext:value-type="float">
            <text:p>0.73</text:p>
          </table:table-cell>
          <table:table-cell table:style-name="ce13" table:formula="of:=[.D31]/100" office:value-type="float" office:value="0.0073" calcext:value-type="float">
            <text:p>0.0073</text:p>
          </table:table-cell>
          <table:table-cell table:style-name="ce15" table:formula="of:=[.C31]/(1+[.L31])" office:value-type="float" office:value="23.05172243" calcext:value-type="float">
            <text:p>23.05</text:p>
          </table:table-cell>
          <table:table-cell table:style-name="ce17" table:formula="of:=VLOOKUP([.A31];[$Total_de_acoes.A$1:.B$1048576];2;0)" office:value-type="float" office:value="251003438" calcext:value-type="float">
            <text:p>251,003,438</text:p>
          </table:table-cell>
          <table:table-cell table:style-name="ce20" table:formula="of:=([.C31]-[.M31])*[.N31]" office:value-type="currency" office:currency="R$ " office:value="42238248.608285" calcext:value-type="currency">
            <text:p>R$ 42,238,248.61</text:p>
          </table:table-cell>
          <table:table-cell table:style-name="ce22" table:formula="of:=IF([.O31]&gt;0;&quot;Subiu&quot;;IF([.O31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1];[$Ticker.A$1:.B$1048576];2;0)" office:value-type="string" office:string-value="Bradespar" calcext:value-type="string">
            <text:p>Bradespar</text:p>
          </table:table-cell>
          <table:table-cell table:style-name="ce22" table:formula="of:=VLOOKUP([.Q31];[$Chat_GPT.A$1:.B$1048576];2;0)" office:value-type="string" office:string-value="Holding" calcext:value-type="string">
            <text:p>Holding</text:p>
          </table:table-cell>
          <table:table-cell table:style-name="ce22" table:formula="of:=VLOOKUP([.Q31];[$Chat_GPT.A$1:.C$1048576];3;0)" office:value-type="float" office:value="21" calcext:value-type="float">
            <text:p>21</text:p>
          </table:table-cell>
          <table:table-cell table:style-name="ce22" table:formula="of:=IF([.S31]&gt;100;&quot;Mais de 100&quot;; IF([.S3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WSA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.55" calcext:value-type="float">
            <text:p>5.55</text:p>
          </table:table-cell>
          <table:table-cell table:style-name="ce7" office:value-type="float" office:value="0.72" calcext:value-type="float">
            <text:p>0.72</text:p>
          </table:table-cell>
          <table:table-cell table:number-columns-repeated="7" table:style-name="ce9" office:value-type="float" office:value="0.72" calcext:value-type="float">
            <text:p>0.72</text:p>
          </table:table-cell>
          <table:table-cell table:style-name="ce12" table:formula="of:=[.D32]/100" office:value-type="float" office:value="0.0072" calcext:value-type="float">
            <text:p>0.0072</text:p>
          </table:table-cell>
          <table:table-cell table:style-name="ce14" table:formula="of:=[.C32]/(1 + [.L32])" office:value-type="float" office:value="5.510325655" calcext:value-type="float">
            <text:p>5.51</text:p>
          </table:table-cell>
          <table:table-cell table:style-name="ce16" table:formula="of:=VLOOKUP([.A32];[$Total_de_acoes.A$1:.B$1048576];2;0)" office:value-type="float" office:value="393173139" calcext:value-type="float">
            <text:p>393,173,139</text:p>
          </table:table-cell>
          <table:table-cell table:style-name="ce19" table:formula="of:=([.C32]-[.M32])*[.N32]" office:value-type="currency" office:currency="R$ " office:value="15598886.7614189" calcext:value-type="currency">
            <text:p>R$ 15,598,886.76</text:p>
          </table:table-cell>
          <table:table-cell table:style-name="ce21" table:formula="of:=IF([.O32]&gt;0;&quot;Subiu&quot;;IF([.O32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32];[$Ticker.A$1:.B$1048576];2;0)" office:value-type="string" office:string-value="Locaweb" calcext:value-type="string">
            <text:p>Locaweb</text:p>
          </table:table-cell>
          <table:table-cell table:style-name="ce21" table:formula="of:=VLOOKUP([.Q32];[$Chat_GPT.A$1:.B$1048576];2;0)" office:value-type="string" office:string-value="Tecnologia" calcext:value-type="string">
            <text:p>Tecnologia</text:p>
          </table:table-cell>
          <table:table-cell table:style-name="ce21" table:formula="of:=VLOOKUP([.Q32];[$Chat_GPT.A$1:.C$1048576];3;0)" office:value-type="float" office:value="24" calcext:value-type="float">
            <text:p>24</text:p>
          </table:table-cell>
          <table:table-cell table:style-name="ce21" table:formula="of:=IF([.S32]&gt;100;&quot;Mais de 100&quot;; IF([.S3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83" calcext:value-type="float">
            <text:p>23.83</text:p>
          </table:table-cell>
          <table:table-cell table:style-name="ce8" office:value-type="float" office:value="0.71" calcext:value-type="float">
            <text:p>0.71</text:p>
          </table:table-cell>
          <table:table-cell table:number-columns-repeated="7" table:style-name="ce10" office:value-type="float" office:value="0.71" calcext:value-type="float">
            <text:p>0.71</text:p>
          </table:table-cell>
          <table:table-cell table:style-name="ce13" table:formula="of:=[.D33]/100" office:value-type="float" office:value="0.0071" calcext:value-type="float">
            <text:p>0.0071</text:p>
          </table:table-cell>
          <table:table-cell table:style-name="ce15" table:formula="of:=[.C33]/(1+[.L33])" office:value-type="float" office:value="23.6619998" calcext:value-type="float">
            <text:p>23.66</text:p>
          </table:table-cell>
          <table:table-cell table:style-name="ce17" table:formula="of:=VLOOKUP([.A33];[$Total_de_acoes.A$1:.B$1048576];2;0)" office:value-type="float" office:value="275005663" calcext:value-type="float">
            <text:p>275,005,663</text:p>
          </table:table-cell>
          <table:table-cell table:style-name="ce20" table:formula="of:=([.C33]-[.M33])*[.N33]" office:value-type="currency" office:currency="R$ " office:value="46201006.3851321" calcext:value-type="currency">
            <text:p>R$ 46,201,006.39</text:p>
          </table:table-cell>
          <table:table-cell table:style-name="ce22" table:formula="of:=IF([.O33]&gt;0;&quot;Subiu&quot;;IF([.O33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3];[$Ticker.A$1:.B$1048576];2;0)" office:value-type="string" office:string-value="PetroRecôncavo" calcext:value-type="string">
            <text:p>PetroRecôncavo</text:p>
          </table:table-cell>
          <table:table-cell table:style-name="ce22" table:formula="of:=VLOOKUP([.Q33];[$Chat_GPT.A$1:.B$1048576];2;0)" office:value-type="string" office:string-value="Petróleo e Gás" calcext:value-type="string">
            <text:p>Petróleo e Gás</text:p>
          </table:table-cell>
          <table:table-cell table:style-name="ce22" table:formula="of:=VLOOKUP([.Q33];[$Chat_GPT.A$1:.C$1048576];3;0)" office:value-type="float" office:value="6" calcext:value-type="float">
            <text:p>6</text:p>
          </table:table-cell>
          <table:table-cell table:style-name="ce22" table:formula="of:=IF([.S33]&gt;100;&quot;Mais de 100&quot;; IF([.S3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01" calcext:value-type="float">
            <text:p>10.01</text:p>
          </table:table-cell>
          <table:table-cell table:style-name="ce7" office:value-type="float" office:value="0.7" calcext:value-type="float">
            <text:p>0.70</text:p>
          </table:table-cell>
          <table:table-cell table:number-columns-repeated="7" table:style-name="ce9" office:value-type="float" office:value="0.7" calcext:value-type="float">
            <text:p>0.7</text:p>
          </table:table-cell>
          <table:table-cell table:style-name="ce12" table:formula="of:=[.D34]/100" office:value-type="float" office:value="0.007" calcext:value-type="float">
            <text:p>0.0070</text:p>
          </table:table-cell>
          <table:table-cell table:style-name="ce14" table:formula="of:=[.C34]/(1 + [.L34])" office:value-type="float" office:value="9.94041708" calcext:value-type="float">
            <text:p>9.94</text:p>
          </table:table-cell>
          <table:table-cell table:style-name="ce16" table:formula="of:=VLOOKUP([.A34];[$Total_de_acoes.A$1:.B$1048576];2;0)" office:value-type="float" office:value="5372783971" calcext:value-type="float">
            <text:p>5,372,783,971</text:p>
          </table:table-cell>
          <table:table-cell table:style-name="ce19" table:formula="of:=([.C34]-[.M34])*[.N34]" office:value-type="currency" office:currency="R$ " office:value="373853997.231376" calcext:value-type="currency">
            <text:p>R$ 373,853,997.23</text:p>
          </table:table-cell>
          <table:table-cell table:style-name="ce21" table:formula="of:=IF([.O34]&gt;0;&quot;Subiu&quot;;IF([.O34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34];[$Ticker.A$1:.B$1048576];2;0)" office:value-type="string" office:string-value="Itaúsa" calcext:value-type="string">
            <text:p>Itaúsa</text:p>
          </table:table-cell>
          <table:table-cell table:style-name="ce21" table:formula="of:=VLOOKUP([.Q34];[$Chat_GPT.A$1:.B$1048576];2;0)" office:value-type="string" office:string-value="Holding" calcext:value-type="string">
            <text:p>Holding</text:p>
          </table:table-cell>
          <table:table-cell table:style-name="ce21" table:formula="of:=VLOOKUP([.Q34];[$Chat_GPT.A$1:.C$1048576];3;0)" office:value-type="float" office:value="55" calcext:value-type="float">
            <text:p>55</text:p>
          </table:table-cell>
          <table:table-cell table:style-name="ce21" table:formula="of:=IF([.S34]&gt;100;&quot;Mais de 100&quot;; IF([.S3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6.97" calcext:value-type="float">
            <text:p>56.97</text:p>
          </table:table-cell>
          <table:table-cell table:style-name="ce8" office:value-type="float" office:value="0.68" calcext:value-type="float">
            <text:p>0.68</text:p>
          </table:table-cell>
          <table:table-cell table:number-columns-repeated="7" table:style-name="ce10" office:value-type="float" office:value="0.68" calcext:value-type="float">
            <text:p>0.68</text:p>
          </table:table-cell>
          <table:table-cell table:style-name="ce13" table:formula="of:=[.D35]/100" office:value-type="float" office:value="0.0068" calcext:value-type="float">
            <text:p>0.0068</text:p>
          </table:table-cell>
          <table:table-cell table:style-name="ce15" table:formula="of:=[.C35]/(1+[.L35])" office:value-type="float" office:value="56.5852205" calcext:value-type="float">
            <text:p>56.59</text:p>
          </table:table-cell>
          <table:table-cell table:style-name="ce17" table:formula="of:=VLOOKUP([.A35];[$Total_de_acoes.A$1:.B$1048576];2;0)" office:value-type="float" office:value="1420949112" calcext:value-type="float">
            <text:p>1,420,949,112</text:p>
          </table:table-cell>
          <table:table-cell table:style-name="ce20" table:formula="of:=([.C35]-[.M35])*[.N35]" office:value-type="currency" office:currency="R$ " office:value="546752088.840805" calcext:value-type="currency">
            <text:p>R$ 546,752,088.84</text:p>
          </table:table-cell>
          <table:table-cell table:style-name="ce22" table:formula="of:=IF([.O35]&gt;0;&quot;Subiu&quot;;IF([.O35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5];[$Ticker.A$1:.B$1048576];2;0)" office:value-type="string" office:string-value="Banco do Brasil" calcext:value-type="string">
            <text:p>Banco do Brasil</text:p>
          </table:table-cell>
          <table:table-cell table:style-name="ce22" table:formula="of:=VLOOKUP([.Q35];[$Chat_GPT.A$1:.B$1048576];2;0)" office:value-type="string" office:string-value="Financeiro" calcext:value-type="string">
            <text:p>Financeiro</text:p>
          </table:table-cell>
          <table:table-cell table:style-name="ce22" table:formula="of:=VLOOKUP([.Q35];[$Chat_GPT.A$1:.C$1048576];3;0)" office:value-type="float" office:value="213" calcext:value-type="float">
            <text:p>213</text:p>
          </table:table-cell>
          <table:table-cell table:style-name="ce22" table:formula="of:=IF([.S35]&gt;100;&quot;Mais de 100&quot;; IF([.S35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D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6.16" calcext:value-type="float">
            <text:p>26.16</text:p>
          </table:table-cell>
          <table:table-cell table:style-name="ce7" office:value-type="float" office:value="0.61" calcext:value-type="float">
            <text:p>0.61</text:p>
          </table:table-cell>
          <table:table-cell table:number-columns-repeated="7" table:style-name="ce9" office:value-type="float" office:value="0.61" calcext:value-type="float">
            <text:p>0.61</text:p>
          </table:table-cell>
          <table:table-cell table:style-name="ce12" table:formula="of:=[.D36]/100" office:value-type="float" office:value="0.0061" calcext:value-type="float">
            <text:p>0.0061</text:p>
          </table:table-cell>
          <table:table-cell table:style-name="ce14" table:formula="of:=[.C36]/(1 + [.L36])" office:value-type="float" office:value="26.00139151" calcext:value-type="float">
            <text:p>26.00</text:p>
          </table:table-cell>
          <table:table-cell table:style-name="ce16" table:formula="of:=VLOOKUP([.A36];[$Total_de_acoes.A$1:.B$1048576];2;0)" office:value-type="float" office:value="1275798515" calcext:value-type="float">
            <text:p>1,275,798,515</text:p>
          </table:table-cell>
          <table:table-cell table:style-name="ce19" table:formula="of:=([.C36]-[.M36])*[.N36]" office:value-type="currency" office:currency="R$ " office:value="202352476.008391" calcext:value-type="currency">
            <text:p>R$ 202,352,476.01</text:p>
          </table:table-cell>
          <table:table-cell table:style-name="ce21" table:formula="of:=IF([.O36]&gt;0;&quot;Subiu&quot;;IF([.O36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36];[$Ticker.A$1:.B$1048576];2;0)" office:value-type="string" office:string-value="RaiaDrogasil" calcext:value-type="string">
            <text:p>RaiaDrogasil</text:p>
          </table:table-cell>
          <table:table-cell table:style-name="ce21" table:formula="of:=VLOOKUP([.Q36];[$Chat_GPT.A$1:.B$1048576];2;0)" office:value-type="string" office:string-value="Farmácias" calcext:value-type="string">
            <text:p>Farmácias</text:p>
          </table:table-cell>
          <table:table-cell table:style-name="ce21" table:formula="of:=VLOOKUP([.Q36];[$Chat_GPT.A$1:.C$1048576];3;0)" office:value-type="float" office:value="116" calcext:value-type="float">
            <text:p>116</text:p>
          </table:table-cell>
          <table:table-cell table:style-name="ce21" table:formula="of:=IF([.S36]&gt;100;&quot;Mais de 100&quot;; IF([.S3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0.08" calcext:value-type="float">
            <text:p>10.08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7" table:style-name="ce10" office:value-type="float" office:value="0.59" calcext:value-type="float">
            <text:p>0.59</text:p>
          </table:table-cell>
          <table:table-cell table:style-name="ce13" table:formula="of:=[.D37]/100" office:value-type="float" office:value="0.0059" calcext:value-type="float">
            <text:p>0.0059</text:p>
          </table:table-cell>
          <table:table-cell table:style-name="ce15" table:formula="of:=[.C37]/(1+[.L37])" office:value-type="float" office:value="10.02087683" calcext:value-type="float">
            <text:p>10.02</text:p>
          </table:table-cell>
          <table:table-cell table:style-name="ce17" table:formula="of:=VLOOKUP([.A37];[$Total_de_acoes.A$1:.B$1048576];2;0)" office:value-type="float" office:value="660411219" calcext:value-type="float">
            <text:p>660,411,219</text:p>
          </table:table-cell>
          <table:table-cell table:style-name="ce20" table:formula="of:=([.C37]-[.M37])*[.N37]" office:value-type="currency" office:currency="R$ " office:value="39045604.7708439" calcext:value-type="currency">
            <text:p>R$ 39,045,604.77</text:p>
          </table:table-cell>
          <table:table-cell table:style-name="ce22" table:formula="of:=IF([.O37]&gt;0;&quot;Subiu&quot;;IF([.O37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7];[$Ticker.A$1:.B$1048576];2;0)" office:value-type="string" office:string-value="Metalúrgica Gerdau" calcext:value-type="string">
            <text:p>Metalúrgica Gerdau</text:p>
          </table:table-cell>
          <table:table-cell table:style-name="ce22" table:formula="of:=VLOOKUP([.Q37];[$Chat_GPT.A$1:.B$1048576];2;0)" office:value-type="string" office:string-value="Siderurgia" calcext:value-type="string">
            <text:p>Siderurgia</text:p>
          </table:table-cell>
          <table:table-cell table:style-name="ce22" table:formula="of:=VLOOKUP([.Q37];[$Chat_GPT.A$1:.C$1048576];3;0)" office:value-type="float" office:value="120" calcext:value-type="float">
            <text:p>120</text:p>
          </table:table-cell>
          <table:table-cell table:style-name="ce22" table:formula="of:=IF([.S37]&gt;100;&quot;Mais de 100&quot;; IF([.S37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8.57" calcext:value-type="float">
            <text:p>18.57</text:p>
          </table:table-cell>
          <table:table-cell table:style-name="ce7" office:value-type="float" office:value="0.59" calcext:value-type="float">
            <text:p>0.59</text:p>
          </table:table-cell>
          <table:table-cell table:number-columns-repeated="7" table:style-name="ce9" office:value-type="float" office:value="0.59" calcext:value-type="float">
            <text:p>0.59</text:p>
          </table:table-cell>
          <table:table-cell table:style-name="ce12" table:formula="of:=[.D38]/100" office:value-type="float" office:value="0.0059" calcext:value-type="float">
            <text:p>0.0059</text:p>
          </table:table-cell>
          <table:table-cell table:style-name="ce14" table:formula="of:=[.C38]/(1 + [.L38])" office:value-type="float" office:value="18.46107963" calcext:value-type="float">
            <text:p>18.46</text:p>
          </table:table-cell>
          <table:table-cell table:style-name="ce16" table:formula="of:=VLOOKUP([.A38];[$Total_de_acoes.A$1:.B$1048576];2;0)" office:value-type="float" office:value="1168097881" calcext:value-type="float">
            <text:p>1,168,097,881</text:p>
          </table:table-cell>
          <table:table-cell table:style-name="ce19" table:formula="of:=([.C38]-[.M38])*[.N38]" office:value-type="currency" office:currency="R$ " office:value="127229653.394736" calcext:value-type="currency">
            <text:p>R$ 127,229,653.39</text:p>
          </table:table-cell>
          <table:table-cell table:style-name="ce21" table:formula="of:=IF([.O38]&gt;0;&quot;Subiu&quot;;IF([.O38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38];[$Ticker.A$1:.B$1048576];2;0)" office:value-type="string" office:string-value="Cosan" calcext:value-type="string">
            <text:p>Cosan</text:p>
          </table:table-cell>
          <table:table-cell table:style-name="ce21" table:formula="of:=VLOOKUP([.Q38];[$Chat_GPT.A$1:.B$1048576];2;0)" office:value-type="string" office:string-value="Energia e Logística" calcext:value-type="string">
            <text:p>Energia e Logística</text:p>
          </table:table-cell>
          <table:table-cell table:style-name="ce21" table:formula="of:=VLOOKUP([.Q38];[$Chat_GPT.A$1:.C$1048576];3;0)" office:value-type="float" office:value="25" calcext:value-type="float">
            <text:p>25</text:p>
          </table:table-cell>
          <table:table-cell table:style-name="ce21" table:formula="of:=IF([.S38]&gt;100;&quot;Mais de 100&quot;; IF([.S3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4.34" calcext:value-type="float">
            <text:p>24.34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7" table:style-name="ce10" office:value-type="float" office:value="0.57" calcext:value-type="float">
            <text:p>0.57</text:p>
          </table:table-cell>
          <table:table-cell table:style-name="ce13" table:formula="of:=[.D39]/100" office:value-type="float" office:value="0.0057" calcext:value-type="float">
            <text:p>0.0057</text:p>
          </table:table-cell>
          <table:table-cell table:style-name="ce15" table:formula="of:=[.C39]/(1+[.L39])" office:value-type="float" office:value="24.20204832" calcext:value-type="float">
            <text:p>24.20</text:p>
          </table:table-cell>
          <table:table-cell table:style-name="ce17" table:formula="of:=VLOOKUP([.A39];[$Total_de_acoes.A$1:.B$1048576];2;0)" office:value-type="float" office:value="1134986472" calcext:value-type="float">
            <text:p>1,134,986,472</text:p>
          </table:table-cell>
          <table:table-cell table:style-name="ce20" table:formula="of:=([.C39]-[.M39])*[.N39]" office:value-type="currency" office:currency="R$ " office:value="156573290.589673" calcext:value-type="currency">
            <text:p>R$ 156,573,290.59</text:p>
          </table:table-cell>
          <table:table-cell table:style-name="ce22" table:formula="of:=IF([.O39]&gt;0;&quot;Subiu&quot;;IF([.O39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39];[$Ticker.A$1:.B$1048576];2;0)" office:value-type="string" office:string-value="JBS" calcext:value-type="string">
            <text:p>JBS</text:p>
          </table:table-cell>
          <table:table-cell table:style-name="ce22" table:formula="of:=VLOOKUP([.Q39];[$Chat_GPT.A$1:.B$1048576];2;0)" office:value-type="string" office:string-value="Alimentos" calcext:value-type="string">
            <text:p>Alimentos</text:p>
          </table:table-cell>
          <table:table-cell table:style-name="ce22" table:formula="of:=VLOOKUP([.Q39];[$Chat_GPT.A$1:.C$1048576];3;0)" office:value-type="float" office:value="68" calcext:value-type="float">
            <text:p>68</text:p>
          </table:table-cell>
          <table:table-cell table:style-name="ce22" table:formula="of:=IF([.S39]&gt;100;&quot;Mais de 100&quot;; IF([.S3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0.48" calcext:value-type="float">
            <text:p>0.48</text:p>
          </table:table-cell>
          <table:table-cell table:number-columns-repeated="7" table:style-name="ce9" office:value-type="float" office:value="0.48" calcext:value-type="float">
            <text:p>0.48</text:p>
          </table:table-cell>
          <table:table-cell table:style-name="ce12" table:formula="of:=[.D40]/100" office:value-type="float" office:value="0.0048" calcext:value-type="float">
            <text:p>0.0048</text:p>
          </table:table-cell>
          <table:table-cell table:style-name="ce14" table:formula="of:=[.C40]/(1 + [.L40])" office:value-type="float" office:value="2.070063694" calcext:value-type="float">
            <text:p>2.07</text:p>
          </table:table-cell>
          <table:table-cell table:style-name="ce16" table:formula="of:=VLOOKUP([.A40];[$Total_de_acoes.A$1:.B$1048576];2;0)" office:value-type="float" office:value="2867627068" calcext:value-type="float">
            <text:p>2,867,627,068</text:p>
          </table:table-cell>
          <table:table-cell table:style-name="ce19" table:formula="of:=([.C40]-[.M40])*[.N40]" office:value-type="currency" office:currency="R$ " office:value="28493620.0415313" calcext:value-type="currency">
            <text:p>R$ 28,493,620.04</text:p>
          </table:table-cell>
          <table:table-cell table:style-name="ce21" table:formula="of:=IF([.O40]&gt;0;&quot;Subiu&quot;;IF([.O40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40];[$Ticker.A$1:.B$1048576];2;0)" office:value-type="string" office:string-value="Magazine Luiza" calcext:value-type="string">
            <text:p>Magazine Luiza</text:p>
          </table:table-cell>
          <table:table-cell table:style-name="ce21" table:formula="of:=VLOOKUP([.Q40];[$Chat_GPT.A$1:.B$1048576];2;0)" office:value-type="string" office:string-value="Varejo" calcext:value-type="string">
            <text:p>Varejo</text:p>
          </table:table-cell>
          <table:table-cell table:style-name="ce21" table:formula="of:=VLOOKUP([.Q40];[$Chat_GPT.A$1:.C$1048576];3;0)" office:value-type="float" office:value="63" calcext:value-type="float">
            <text:p>63</text:p>
          </table:table-cell>
          <table:table-cell table:style-name="ce21" table:formula="of:=IF([.S40]&gt;100;&quot;Mais de 100&quot;; IF([.S4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0.36" calcext:value-type="float">
            <text:p>0.36</text:p>
          </table:table-cell>
          <table:table-cell table:number-columns-repeated="7" table:style-name="ce10" office:value-type="float" office:value="0.36" calcext:value-type="float">
            <text:p>0.36</text:p>
          </table:table-cell>
          <table:table-cell table:style-name="ce13" table:formula="of:=[.D41]/100" office:value-type="float" office:value="0.0036" calcext:value-type="float">
            <text:p>0.0036</text:p>
          </table:table-cell>
          <table:table-cell table:style-name="ce15" table:formula="of:=[.C41]/(1+[.L41])" office:value-type="float" office:value="13.70067756" calcext:value-type="float">
            <text:p>13.70</text:p>
          </table:table-cell>
          <table:table-cell table:style-name="ce17" table:formula="of:=VLOOKUP([.A41];[$Total_de_acoes.A$1:.B$1048576];2;0)" office:value-type="float" office:value="1500728902" calcext:value-type="float">
            <text:p>1,500,728,902</text:p>
          </table:table-cell>
          <table:table-cell table:style-name="ce20" table:formula="of:=([.C41]-[.M41])*[.N41]" office:value-type="currency" office:currency="R$ " office:value="74019611.2251597" calcext:value-type="currency">
            <text:p>R$ 74,019,611.23</text:p>
          </table:table-cell>
          <table:table-cell table:style-name="ce22" table:formula="of:=IF([.O41]&gt;0;&quot;Subiu&quot;;IF([.O41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41];[$Ticker.A$1:.B$1048576];2;0)" office:value-type="string" office:string-value="Banco Bradesco" calcext:value-type="string">
            <text:p>Banco Bradesco</text:p>
          </table:table-cell>
          <table:table-cell table:style-name="ce22" table:formula="of:=VLOOKUP([.Q41];[$Chat_GPT.A$1:.B$1048576];2;0)" office:value-type="string" office:string-value="Financeiro" calcext:value-type="string">
            <text:p>Financeiro</text:p>
          </table:table-cell>
          <table:table-cell table:style-name="ce22" table:formula="of:=VLOOKUP([.Q41];[$Chat_GPT.A$1:.C$1048576];3;0)" office:value-type="float" office:value="79" calcext:value-type="float">
            <text:p>79</text:p>
          </table:table-cell>
          <table:table-cell table:style-name="ce22" table:formula="of:=IF([.S41]&gt;100;&quot;Mais de 100&quot;; IF([.S4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GBR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1.84" calcext:value-type="float">
            <text:p>21.84</text:p>
          </table:table-cell>
          <table:table-cell table:style-name="ce7" office:value-type="float" office:value="0.27" calcext:value-type="float">
            <text:p>0.27</text:p>
          </table:table-cell>
          <table:table-cell table:number-columns-repeated="7" table:style-name="ce9" office:value-type="float" office:value="0.27" calcext:value-type="float">
            <text:p>0.27</text:p>
          </table:table-cell>
          <table:table-cell table:style-name="ce12" table:formula="of:=[.D42]/100" office:value-type="float" office:value="0.0027" calcext:value-type="float">
            <text:p>0.0027</text:p>
          </table:table-cell>
          <table:table-cell table:style-name="ce14" table:formula="of:=[.C42]/(1 + [.L42])" office:value-type="float" office:value="21.78119078" calcext:value-type="float">
            <text:p>21.78</text:p>
          </table:table-cell>
          <table:table-cell table:style-name="ce16" table:formula="of:=VLOOKUP([.A42];[$Total_de_acoes.A$1:.B$1048576];2;0)" office:value-type="float" office:value="1118525506" calcext:value-type="float">
            <text:p>1,118,525,506</text:p>
          </table:table-cell>
          <table:table-cell table:style-name="ce19" table:formula="of:=([.C42]-[.M42])*[.N42]" office:value-type="currency" office:currency="R$ " office:value="65779612.5579659" calcext:value-type="currency">
            <text:p>R$ 65,779,612.56</text:p>
          </table:table-cell>
          <table:table-cell table:style-name="ce21" table:formula="of:=IF([.O42]&gt;0;&quot;Subiu&quot;;IF([.O42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42];[$Ticker.A$1:.B$1048576];2;0)" office:value-type="string" office:string-value="Gerdau" calcext:value-type="string">
            <text:p>Gerdau</text:p>
          </table:table-cell>
          <table:table-cell table:style-name="ce21" table:formula="of:=VLOOKUP([.Q42];[$Chat_GPT.A$1:.B$1048576];2;0)" office:value-type="string" office:string-value="Siderurgia" calcext:value-type="string">
            <text:p>Siderurgia</text:p>
          </table:table-cell>
          <table:table-cell table:style-name="ce21" table:formula="of:=VLOOKUP([.Q42];[$Chat_GPT.A$1:.C$1048576];3;0)" office:value-type="float" office:value="121" calcext:value-type="float">
            <text:p>121</text:p>
          </table:table-cell>
          <table:table-cell table:style-name="ce21" table:formula="of:=IF([.S42]&gt;100;&quot;Mais de 100&quot;; IF([.S42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.74" calcext:value-type="float">
            <text:p>3.74</text:p>
          </table:table-cell>
          <table:table-cell table:style-name="ce8" office:value-type="float" office:value="0.26" calcext:value-type="float">
            <text:p>0.26</text:p>
          </table:table-cell>
          <table:table-cell table:number-columns-repeated="7" table:style-name="ce10" office:value-type="float" office:value="0.26" calcext:value-type="float">
            <text:p>0.26</text:p>
          </table:table-cell>
          <table:table-cell table:style-name="ce13" table:formula="of:=[.D43]/100" office:value-type="float" office:value="0.0026" calcext:value-type="float">
            <text:p>0.0026</text:p>
          </table:table-cell>
          <table:table-cell table:style-name="ce15" table:formula="of:=[.C43]/(1+[.L43])" office:value-type="float" office:value="3.730301217" calcext:value-type="float">
            <text:p>3.73</text:p>
          </table:table-cell>
          <table:table-cell table:style-name="ce17" table:formula="of:=VLOOKUP([.A43];[$Total_de_acoes.A$1:.B$1048576];2;0)" office:value-type="float" office:value="1193047233" calcext:value-type="float">
            <text:p>1,193,047,233</text:p>
          </table:table-cell>
          <table:table-cell table:style-name="ce20" table:formula="of:=([.C43]-[.M43])*[.N43]" office:value-type="currency" office:currency="R$ " office:value="11571106.2216176" calcext:value-type="currency">
            <text:p>R$ 11,571,106.22</text:p>
          </table:table-cell>
          <table:table-cell table:style-name="ce22" table:formula="of:=IF([.O43]&gt;0;&quot;Subiu&quot;;IF([.O43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43];[$Ticker.A$1:.B$1048576];2;0)" office:value-type="string" office:string-value="Raízen" calcext:value-type="string">
            <text:p>Raízen</text:p>
          </table:table-cell>
          <table:table-cell table:style-name="ce22" table:formula="of:=VLOOKUP([.Q43];[$Chat_GPT.A$1:.B$1048576];2;0)" office:value-type="string" office:string-value="Energia e Agro" calcext:value-type="string">
            <text:p>Energia e Agro</text:p>
          </table:table-cell>
          <table:table-cell table:style-name="ce22" table:formula="of:=VLOOKUP([.Q43];[$Chat_GPT.A$1:.C$1048576];3;0)" office:value-type="float" office:value="10" calcext:value-type="float">
            <text:p>10</text:p>
          </table:table-cell>
          <table:table-cell table:style-name="ce22" table:formula="of:=IF([.S43]&gt;100;&quot;Mais de 100&quot;; IF([.S4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07" calcext:value-type="float">
            <text:p>10.07</text:p>
          </table:table-cell>
          <table:table-cell table:style-name="ce7" office:value-type="float" office:value="0.19" calcext:value-type="float">
            <text:p>0.19</text:p>
          </table:table-cell>
          <table:table-cell table:number-columns-repeated="7" table:style-name="ce9" office:value-type="float" office:value="0.19" calcext:value-type="float">
            <text:p>0.19</text:p>
          </table:table-cell>
          <table:table-cell table:style-name="ce12" table:formula="of:=[.D44]/100" office:value-type="float" office:value="0.0019" calcext:value-type="float">
            <text:p>0.0019</text:p>
          </table:table-cell>
          <table:table-cell table:style-name="ce14" table:formula="of:=[.C44]/(1 + [.L44])" office:value-type="float" office:value="10.05090328" calcext:value-type="float">
            <text:p>10.05</text:p>
          </table:table-cell>
          <table:table-cell table:style-name="ce16" table:formula="of:=VLOOKUP([.A44];[$Total_de_acoes.A$1:.B$1048576];2;0)" office:value-type="float" office:value="1679335290" calcext:value-type="float">
            <text:p>1,679,335,290</text:p>
          </table:table-cell>
          <table:table-cell table:style-name="ce19" table:formula="of:=([.C44]-[.M44])*[.N44]" office:value-type="currency" office:currency="R$ " office:value="32069795.8192493" calcext:value-type="currency">
            <text:p>R$ 32,069,795.82</text:p>
          </table:table-cell>
          <table:table-cell table:style-name="ce21" table:formula="of:=IF([.O44]&gt;0;&quot;Subiu&quot;;IF([.O44]&lt;0;&quot;Desceu&quot;;&quot;Estável&quot;))" office:value-type="string" office:string-value="Subiu" calcext:value-type="string">
            <text:p>Subiu</text:p>
          </table:table-cell>
          <table:table-cell table:style-name="ce21" table:formula="of:=VLOOKUP([.A44];[$Ticker.A$1:.B$1048576];2;0)" office:value-type="string" office:string-value="Copel" calcext:value-type="string">
            <text:p>Copel</text:p>
          </table:table-cell>
          <table:table-cell table:style-name="ce21" table:formula="of:=VLOOKUP([.Q44];[$Chat_GPT.A$1:.B$1048576];2;0)" office:value-type="string" office:string-value="Energia" calcext:value-type="string">
            <text:p>Energia</text:p>
          </table:table-cell>
          <table:table-cell table:style-name="ce21" table:formula="of:=VLOOKUP([.Q44];[$Chat_GPT.A$1:.C$1048576];3;0)" office:value-type="float" office:value="67" calcext:value-type="float">
            <text:p>67</text:p>
          </table:table-cell>
          <table:table-cell table:style-name="ce21" table:formula="of:=IF([.S44]&gt;100;&quot;Mais de 100&quot;; IF([.S4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8.18" calcext:value-type="float">
            <text:p>8.18</text:p>
          </table:table-cell>
          <table:table-cell table:style-name="ce8" office:value-type="float" office:value="0.12" calcext:value-type="float">
            <text:p>0.12</text:p>
          </table:table-cell>
          <table:table-cell table:number-columns-repeated="7" table:style-name="ce10" office:value-type="float" office:value="0.12" calcext:value-type="float">
            <text:p>0.12</text:p>
          </table:table-cell>
          <table:table-cell table:style-name="ce13" table:formula="of:=[.D45]/100" office:value-type="float" office:value="0.0012" calcext:value-type="float">
            <text:p>0.0012</text:p>
          </table:table-cell>
          <table:table-cell table:style-name="ce15" table:formula="of:=[.C45]/(1+[.L45])" office:value-type="float" office:value="8.170195765" calcext:value-type="float">
            <text:p>8.17</text:p>
          </table:table-cell>
          <table:table-cell table:style-name="ce17" table:formula="of:=VLOOKUP([.A45];[$Total_de_acoes.A$1:.B$1048576];2;0)" office:value-type="float" office:value="421383330" calcext:value-type="float">
            <text:p>421,383,330</text:p>
          </table:table-cell>
          <table:table-cell table:style-name="ce20" table:formula="of:=([.C45]-[.M45])*[.N45]" office:value-type="currency" office:currency="R$ " office:value="4131341.1924021" calcext:value-type="currency">
            <text:p>R$ 4,131,341.19</text:p>
          </table:table-cell>
          <table:table-cell table:style-name="ce22" table:formula="of:=IF([.O45]&gt;0;&quot;Subiu&quot;;IF([.O45]&lt;0;&quot;Desceu&quot;;&quot;Estável&quot;))" office:value-type="string" office:string-value="Subiu" calcext:value-type="string">
            <text:p>Subiu</text:p>
          </table:table-cell>
          <table:table-cell table:style-name="ce22" table:formula="of:=VLOOKUP([.A45];[$Ticker.A$1:.B$1048576];2;0)" office:value-type="string" office:string-value="Grupo Vamos" calcext:value-type="string">
            <text:p>Grupo Vamos</text:p>
          </table:table-cell>
          <table:table-cell table:style-name="ce22" table:formula="of:=VLOOKUP([.Q45];[$Chat_GPT.A$1:.B$1048576];2;0)" office:value-type="string" office:string-value="Logística" calcext:value-type="string">
            <text:p>Logística</text:p>
          </table:table-cell>
          <table:table-cell table:style-name="ce22" table:formula="of:=VLOOKUP([.Q45];[$Chat_GPT.A$1:.C$1048576];3;0)" office:value-type="float" office:value="29" calcext:value-type="float">
            <text:p>29</text:p>
          </table:table-cell>
          <table:table-cell table:style-name="ce22" table:formula="of:=IF([.S45]&gt;100;&quot;Mais de 100&quot;; IF([.S4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RFG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9.74" calcext:value-type="float">
            <text:p>9.74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2" table:formula="of:=[.D46]/100" office:value-type="float" office:value="0" calcext:value-type="float">
            <text:p>0.0000</text:p>
          </table:table-cell>
          <table:table-cell table:style-name="ce14" table:formula="of:=[.C46]/(1 + [.L46])" office:value-type="float" office:value="9.74" calcext:value-type="float">
            <text:p>9.74</text:p>
          </table:table-cell>
          <table:table-cell table:style-name="ce16" table:formula="of:=VLOOKUP([.A46];[$Total_de_acoes.A$1:.B$1048576];2;0)" office:value-type="float" office:value="331799687" calcext:value-type="float">
            <text:p>331,799,687</text:p>
          </table:table-cell>
          <table:table-cell table:style-name="ce19" table:formula="of:=([.C46]-[.M46])*[.N46]" office:value-type="currency" office:currency="R$ " office:value="0" calcext:value-type="currency">
            <text:p>R$ 0.00</text:p>
          </table:table-cell>
          <table:table-cell table:style-name="ce21" table:formula="of:=IF([.O46]&gt;0;&quot;Subiu&quot;;IF([.O46]&lt;0;&quot;Desceu&quot;;&quot;Estável&quot;))" office:value-type="string" office:string-value="Estável" calcext:value-type="string">
            <text:p>Estável</text:p>
          </table:table-cell>
          <table:table-cell table:style-name="ce21" table:formula="of:=VLOOKUP([.A46];[$Ticker.A$1:.B$1048576];2;0)" office:value-type="string" office:string-value="Marfrig" calcext:value-type="string">
            <text:p>Marfrig</text:p>
          </table:table-cell>
          <table:table-cell table:style-name="ce21" table:formula="of:=VLOOKUP([.Q46];[$Chat_GPT.A$1:.B$1048576];2;0)" office:value-type="string" office:string-value="Alimentos" calcext:value-type="string">
            <text:p>Alimentos</text:p>
          </table:table-cell>
          <table:table-cell table:style-name="ce21" table:formula="of:=VLOOKUP([.Q46];[$Chat_GPT.A$1:.C$1048576];3;0)" office:value-type="float" office:value="38" calcext:value-type="float">
            <text:p>38</text:p>
          </table:table-cell>
          <table:table-cell table:style-name="ce21" table:formula="of:=IF([.S46]&gt;100;&quot;Mais de 100&quot;; IF([.S4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" calcext:value-type="float">
            <text:p>13.2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3" table:formula="of:=[.D47]/100" office:value-type="float" office:value="0" calcext:value-type="float">
            <text:p>0.0000</text:p>
          </table:table-cell>
          <table:table-cell table:style-name="ce15" table:formula="of:=[.C47]/(1+[.L47])" office:value-type="float" office:value="13.2" calcext:value-type="float">
            <text:p>13.20</text:p>
          </table:table-cell>
          <table:table-cell table:style-name="ce17" table:formula="of:=VLOOKUP([.A47];[$Total_de_acoes.A$1:.B$1048576];2;0)" office:value-type="float" office:value="4394245879" calcext:value-type="float">
            <text:p>4,394,245,879</text:p>
          </table:table-cell>
          <table:table-cell table:style-name="ce20" table:formula="of:=([.C47]-[.M47])*[.N47]" office:value-type="currency" office:currency="R$ " office:value="0" calcext:value-type="currency">
            <text:p>R$ 0.00</text:p>
          </table:table-cell>
          <table:table-cell table:style-name="ce22" table:formula="of:=IF([.O47]&gt;0;&quot;Subiu&quot;;IF([.O47]&lt;0;&quot;Desceu&quot;;&quot;Estável&quot;))" office:value-type="string" office:string-value="Estável" calcext:value-type="string">
            <text:p>Estável</text:p>
          </table:table-cell>
          <table:table-cell table:style-name="ce22" table:formula="of:=VLOOKUP([.A47];[$Ticker.A$1:.B$1048576];2;0)" office:value-type="string" office:string-value="Ambev" calcext:value-type="string">
            <text:p>Ambev</text:p>
          </table:table-cell>
          <table:table-cell table:style-name="ce22" table:formula="of:=VLOOKUP([.Q47];[$Chat_GPT.A$1:.B$1048576];2;0)" office:value-type="string" office:string-value="Bebidas" calcext:value-type="string">
            <text:p>Bebidas</text:p>
          </table:table-cell>
          <table:table-cell table:style-name="ce22" table:formula="of:=VLOOKUP([.Q47];[$Chat_GPT.A$1:.C$1048576];3;0)" office:value-type="float" office:value="26" calcext:value-type="float">
            <text:p>26</text:p>
          </table:table-cell>
          <table:table-cell table:style-name="ce22" table:formula="of:=IF([.S47]&gt;100;&quot;Mais de 100&quot;; IF([.S4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BS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3.73" calcext:value-type="float">
            <text:p>33.73</text:p>
          </table:table-cell>
          <table:table-cell table:style-name="ce7" office:value-type="float" office:value="-0.02" calcext:value-type="float">
            <text:p>-0.02</text:p>
          </table:table-cell>
          <table:table-cell table:number-columns-repeated="7" table:style-name="ce9" office:value-type="float" office:value="-0.02" calcext:value-type="float">
            <text:p>-0.02</text:p>
          </table:table-cell>
          <table:table-cell table:style-name="ce12" table:formula="of:=[.D48]/100" office:value-type="float" office:value="-0.0002" calcext:value-type="float">
            <text:p>-0.0002</text:p>
          </table:table-cell>
          <table:table-cell table:style-name="ce14" table:formula="of:=[.C48]/(1 + [.L48])" office:value-type="float" office:value="33.73674735" calcext:value-type="float">
            <text:p>33.74</text:p>
          </table:table-cell>
          <table:table-cell table:style-name="ce16" table:formula="of:=VLOOKUP([.A48];[$Total_de_acoes.A$1:.B$1048576];2;0)" office:value-type="float" office:value="671750768" calcext:value-type="float">
            <text:p>671,750,768</text:p>
          </table:table-cell>
          <table:table-cell table:style-name="ce19" table:formula="of:=([.C48]-[.M48])*[.N48]" office:value-type="currency" office:currency="R$ " office:value="-4532537.54446803" calcext:value-type="currency">
            <text:p>-R$ 4,532,537.54</text:p>
          </table:table-cell>
          <table:table-cell table:style-name="ce21" table:formula="of:=IF([.O48]&gt;0;&quot;Subiu&quot;;IF([.O48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48];[$Ticker.A$1:.B$1048576];2;0)" office:value-type="string" office:string-value="BB Seguridade" calcext:value-type="string">
            <text:p>BB Seguridade</text:p>
          </table:table-cell>
          <table:table-cell table:style-name="ce21" table:formula="of:=VLOOKUP([.Q48];[$Chat_GPT.A$1:.B$1048576];2;0)" office:value-type="string" office:string-value="Seguros" calcext:value-type="string">
            <text:p>Seguros</text:p>
          </table:table-cell>
          <table:table-cell table:style-name="ce21" table:formula="of:=VLOOKUP([.Q48];[$Chat_GPT.A$1:.C$1048576];3;0)" office:value-type="float" office:value="11" calcext:value-type="float">
            <text:p>11</text:p>
          </table:table-cell>
          <table:table-cell table:style-name="ce21" table:formula="of:=IF([.S48]&gt;100;&quot;Mais de 100&quot;; IF([.S4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7.04" calcext:value-type="float">
            <text:p>77.04</text:p>
          </table:table-cell>
          <table:table-cell table:style-name="ce8" office:value-type="float" office:value="-0.06" calcext:value-type="float">
            <text:p>-0.06</text:p>
          </table:table-cell>
          <table:table-cell table:number-columns-repeated="7" table:style-name="ce10" office:value-type="float" office:value="-0.06" calcext:value-type="float">
            <text:p>-0.06</text:p>
          </table:table-cell>
          <table:table-cell table:style-name="ce13" table:formula="of:=[.D49]/100" office:value-type="float" office:value="-0.0006" calcext:value-type="float">
            <text:p>-0.0006</text:p>
          </table:table-cell>
          <table:table-cell table:style-name="ce15" table:formula="of:=[.C49]/(1+[.L49])" office:value-type="float" office:value="77.08625175" calcext:value-type="float">
            <text:p>77.09</text:p>
          </table:table-cell>
          <table:table-cell table:style-name="ce17" table:formula="of:=VLOOKUP([.A49];[$Total_de_acoes.A$1:.B$1048576];2;0)" office:value-type="float" office:value="340001799" calcext:value-type="float">
            <text:p>340,001,799</text:p>
          </table:table-cell>
          <table:table-cell table:style-name="ce20" table:formula="of:=([.C49]-[.M49])*[.N49]" office:value-type="currency" office:currency="R$ " office:value="-15725678.2068969" calcext:value-type="currency">
            <text:p>-R$ 15,725,678.21</text:p>
          </table:table-cell>
          <table:table-cell table:style-name="ce22" table:formula="of:=IF([.O49]&gt;0;&quot;Subiu&quot;;IF([.O49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49];[$Ticker.A$1:.B$1048576];2;0)" office:value-type="string" office:string-value="Sabesp" calcext:value-type="string">
            <text:p>Sabesp</text:p>
          </table:table-cell>
          <table:table-cell table:style-name="ce22" table:formula="of:=VLOOKUP([.Q49];[$Chat_GPT.A$1:.B$1048576];2;0)" office:value-type="string" office:string-value="Saneamento" calcext:value-type="string">
            <text:p>Saneamento</text:p>
          </table:table-cell>
          <table:table-cell table:style-name="ce22" table:formula="of:=VLOOKUP([.Q49];[$Chat_GPT.A$1:.C$1048576];3;0)" office:value-type="float" office:value="48" calcext:value-type="float">
            <text:p>48</text:p>
          </table:table-cell>
          <table:table-cell table:style-name="ce22" table:formula="of:=IF([.S49]&gt;100;&quot;Mais de 100&quot;; IF([.S4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TOT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0.88" calcext:value-type="float">
            <text:p>30.88</text:p>
          </table:table-cell>
          <table:table-cell table:style-name="ce7" office:value-type="float" office:value="-0.06" calcext:value-type="float">
            <text:p>-0.06</text:p>
          </table:table-cell>
          <table:table-cell table:number-columns-repeated="7" table:style-name="ce9" office:value-type="float" office:value="-0.06" calcext:value-type="float">
            <text:p>-0.06</text:p>
          </table:table-cell>
          <table:table-cell table:style-name="ce12" table:formula="of:=[.D50]/100" office:value-type="float" office:value="-0.0006" calcext:value-type="float">
            <text:p>-0.0006</text:p>
          </table:table-cell>
          <table:table-cell table:style-name="ce14" table:formula="of:=[.C50]/(1 + [.L50])" office:value-type="float" office:value="30.89853912" calcext:value-type="float">
            <text:p>30.90</text:p>
          </table:table-cell>
          <table:table-cell table:style-name="ce16" table:formula="of:=VLOOKUP([.A50];[$Total_de_acoes.A$1:.B$1048576];2;0)" office:value-type="float" office:value="514122351" calcext:value-type="float">
            <text:p>514,122,351</text:p>
          </table:table-cell>
          <table:table-cell table:style-name="ce19" table:formula="of:=([.C50]-[.M50])*[.N50]" office:value-type="currency" office:currency="R$ " office:value="-9531375.95987102" calcext:value-type="currency">
            <text:p>-R$ 9,531,375.96</text:p>
          </table:table-cell>
          <table:table-cell table:style-name="ce21" table:formula="of:=IF([.O50]&gt;0;&quot;Subiu&quot;;IF([.O50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50];[$Ticker.A$1:.B$1048576];2;0)" office:value-type="string" office:string-value="Totvs" calcext:value-type="string">
            <text:p>Totvs</text:p>
          </table:table-cell>
          <table:table-cell table:style-name="ce21" table:formula="of:=VLOOKUP([.Q50];[$Chat_GPT.A$1:.B$1048576];2;0)" office:value-type="string" office:string-value="Tecnologia" calcext:value-type="string">
            <text:p>Tecnologia</text:p>
          </table:table-cell>
          <table:table-cell table:style-name="ce21" table:formula="of:=VLOOKUP([.Q50];[$Chat_GPT.A$1:.C$1048576];3;0)" office:value-type="float" office:value="55" calcext:value-type="float">
            <text:p>55</text:p>
          </table:table-cell>
          <table:table-cell table:style-name="ce21" table:formula="of:=IF([.S50]&gt;100;&quot;Mais de 100&quot;; IF([.S5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1.64" calcext:value-type="float">
            <text:p>11.64</text:p>
          </table:table-cell>
          <table:table-cell table:style-name="ce8" office:value-type="float" office:value="-0.17" calcext:value-type="float">
            <text:p>-0.17</text:p>
          </table:table-cell>
          <table:table-cell table:number-columns-repeated="7" table:style-name="ce10" office:value-type="float" office:value="-0.17" calcext:value-type="float">
            <text:p>-0.17</text:p>
          </table:table-cell>
          <table:table-cell table:style-name="ce13" table:formula="of:=[.D51]/100" office:value-type="float" office:value="-0.0017" calcext:value-type="float">
            <text:p>-0.0017</text:p>
          </table:table-cell>
          <table:table-cell table:style-name="ce15" table:formula="of:=[.C51]/(1+[.L51])" office:value-type="float" office:value="11.6598217" calcext:value-type="float">
            <text:p>11.66</text:p>
          </table:table-cell>
          <table:table-cell table:style-name="ce17" table:formula="of:=VLOOKUP([.A51];[$Total_de_acoes.A$1:.B$1048576];2;0)" office:value-type="float" office:value="1437415777" calcext:value-type="float">
            <text:p>1,437,415,777</text:p>
          </table:table-cell>
          <table:table-cell table:style-name="ce20" table:formula="of:=([.C51]-[.M51])*[.N51]" office:value-type="currency" office:currency="R$ " office:value="-28492024.3069603" calcext:value-type="currency">
            <text:p>-R$ 28,492,024.31</text:p>
          </table:table-cell>
          <table:table-cell table:style-name="ce22" table:formula="of:=IF([.O51]&gt;0;&quot;Subiu&quot;;IF([.O51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51];[$Ticker.A$1:.B$1048576];2;0)" office:value-type="string" office:string-value="CEMIG" calcext:value-type="string">
            <text:p>CEMIG</text:p>
          </table:table-cell>
          <table:table-cell table:style-name="ce22" table:formula="of:=VLOOKUP([.Q51];[$Chat_GPT.A$1:.B$1048576];2;0)" office:value-type="string" office:string-value="Energia" calcext:value-type="string">
            <text:p>Energia</text:p>
          </table:table-cell>
          <table:table-cell table:style-name="ce22" table:formula="of:=VLOOKUP([.Q51];[$Chat_GPT.A$1:.C$1048576];3;0)" office:value-type="float" office:value="68" calcext:value-type="float">
            <text:p>68</text:p>
          </table:table-cell>
          <table:table-cell table:style-name="ce22" table:formula="of:=IF([.S51]&gt;100;&quot;Mais de 100&quot;; IF([.S5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LET6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6.04" calcext:value-type="float">
            <text:p>46.04</text:p>
          </table:table-cell>
          <table:table-cell table:style-name="ce7" office:value-type="float" office:value="-0.19" calcext:value-type="float">
            <text:p>-0.19</text:p>
          </table:table-cell>
          <table:table-cell table:number-columns-repeated="7" table:style-name="ce9" office:value-type="float" office:value="-0.19" calcext:value-type="float">
            <text:p>-0.19</text:p>
          </table:table-cell>
          <table:table-cell table:style-name="ce12" table:formula="of:=[.D52]/100" office:value-type="float" office:value="-0.0019" calcext:value-type="float">
            <text:p>-0.0019</text:p>
          </table:table-cell>
          <table:table-cell table:style-name="ce14" table:formula="of:=[.C52]/(1 + [.L52])" office:value-type="float" office:value="46.12764252" calcext:value-type="float">
            <text:p>46.13</text:p>
          </table:table-cell>
          <table:table-cell table:style-name="ce16" table:formula="of:=VLOOKUP([.A52];[$Total_de_acoes.A$1:.B$1048576];2;0)" office:value-type="float" office:value="268544014" calcext:value-type="float">
            <text:p>268,544,014</text:p>
          </table:table-cell>
          <table:table-cell table:style-name="ce19" table:formula="of:=([.C52]-[.M52])*[.N52]" office:value-type="currency" office:currency="R$ " office:value="-23535874.117876" calcext:value-type="currency">
            <text:p>-R$ 23,535,874.12</text:p>
          </table:table-cell>
          <table:table-cell table:style-name="ce21" table:formula="of:=IF([.O52]&gt;0;&quot;Subiu&quot;;IF([.O52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52];[$Ticker.A$1:.B$1048576];2;0)" office:value-type="string" office:string-value="Eletrobras" calcext:value-type="string">
            <text:p>Eletrobras</text:p>
          </table:table-cell>
          <table:table-cell table:style-name="ce21" table:formula="of:=VLOOKUP([.Q52];[$Chat_GPT.A$1:.B$1048576];2;0)" office:value-type="string" office:string-value="Energia" calcext:value-type="string">
            <text:p>Energia</text:p>
          </table:table-cell>
          <table:table-cell table:style-name="ce21" table:formula="of:=VLOOKUP([.Q52];[$Chat_GPT.A$1:.C$1048576];3;0)" office:value-type="float" office:value="59" calcext:value-type="float">
            <text:p>59</text:p>
          </table:table-cell>
          <table:table-cell table:style-name="ce21" table:formula="of:=IF([.S52]&gt;100;&quot;Mais de 100&quot;; IF([.S5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2.87" calcext:value-type="float">
            <text:p>12.87</text:p>
          </table:table-cell>
          <table:table-cell table:style-name="ce8" office:value-type="float" office:value="-0.23" calcext:value-type="float">
            <text:p>-0.23</text:p>
          </table:table-cell>
          <table:table-cell table:number-columns-repeated="7" table:style-name="ce10" office:value-type="float" office:value="-0.23" calcext:value-type="float">
            <text:p>-0.23</text:p>
          </table:table-cell>
          <table:table-cell table:style-name="ce13" table:formula="of:=[.D53]/100" office:value-type="float" office:value="-0.0023" calcext:value-type="float">
            <text:p>-0.0023</text:p>
          </table:table-cell>
          <table:table-cell table:style-name="ce15" table:formula="of:=[.C53]/(1+[.L53])" office:value-type="float" office:value="12.89966924" calcext:value-type="float">
            <text:p>12.90</text:p>
          </table:table-cell>
          <table:table-cell table:style-name="ce17" table:formula="of:=VLOOKUP([.A53];[$Total_de_acoes.A$1:.B$1048576];2;0)" office:value-type="float" office:value="1579130168" calcext:value-type="float">
            <text:p>1,579,130,168</text:p>
          </table:table-cell>
          <table:table-cell table:style-name="ce20" table:formula="of:=([.C53]-[.M53])*[.N53]" office:value-type="currency" office:currency="R$ " office:value="-46851591.9456331" calcext:value-type="currency">
            <text:p>-R$ 46,851,591.95</text:p>
          </table:table-cell>
          <table:table-cell table:style-name="ce22" table:formula="of:=IF([.O53]&gt;0;&quot;Subiu&quot;;IF([.O53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53];[$Ticker.A$1:.B$1048576];2;0)" office:value-type="string" office:string-value="Eneva" calcext:value-type="string">
            <text:p>Eneva</text:p>
          </table:table-cell>
          <table:table-cell table:style-name="ce22" table:formula="of:=VLOOKUP([.Q53];[$Chat_GPT.A$1:.B$1048576];2;0)" office:value-type="string" office:string-value="Energia" calcext:value-type="string">
            <text:p>Energia</text:p>
          </table:table-cell>
          <table:table-cell table:style-name="ce22" table:formula="of:=VLOOKUP([.Q53];[$Chat_GPT.A$1:.C$1048576];3;0)" office:value-type="float" office:value="13" calcext:value-type="float">
            <text:p>13</text:p>
          </table:table-cell>
          <table:table-cell table:style-name="ce22" table:formula="of:=IF([.S53]&gt;100;&quot;Mais de 100&quot;; IF([.S5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3.17" calcext:value-type="float">
            <text:p>33.17</text:p>
          </table:table-cell>
          <table:table-cell table:style-name="ce7" office:value-type="float" office:value="-0.24" calcext:value-type="float">
            <text:p>-0.24</text:p>
          </table:table-cell>
          <table:table-cell table:number-columns-repeated="7" table:style-name="ce9" office:value-type="float" office:value="-0.24" calcext:value-type="float">
            <text:p>-0.24</text:p>
          </table:table-cell>
          <table:table-cell table:style-name="ce12" table:formula="of:=[.D54]/100" office:value-type="float" office:value="-0.0024" calcext:value-type="float">
            <text:p>-0.0024</text:p>
          </table:table-cell>
          <table:table-cell table:style-name="ce14" table:formula="of:=[.C54]/(1 + [.L54])" office:value-type="float" office:value="33.24979952" calcext:value-type="float">
            <text:p>33.25</text:p>
          </table:table-cell>
          <table:table-cell table:style-name="ce16" table:formula="of:=VLOOKUP([.A54];[$Total_de_acoes.A$1:.B$1048576];2;0)" office:value-type="float" office:value="1481593024" calcext:value-type="float">
            <text:p>1,481,593,024</text:p>
          </table:table-cell>
          <table:table-cell table:style-name="ce19" table:formula="of:=([.C54]-[.M54])*[.N54]" office:value-type="currency" office:currency="R$ " office:value="-118230412.150551" calcext:value-type="currency">
            <text:p>-R$ 118,230,412.15</text:p>
          </table:table-cell>
          <table:table-cell table:style-name="ce21" table:formula="of:=IF([.O54]&gt;0;&quot;Subiu&quot;;IF([.O54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54];[$Ticker.A$1:.B$1048576];2;0)" office:value-type="string" office:string-value="WEG" calcext:value-type="string">
            <text:p>WEG</text:p>
          </table:table-cell>
          <table:table-cell table:style-name="ce21" table:formula="of:=VLOOKUP([.Q54];[$Chat_GPT.A$1:.B$1048576];2;0)" office:value-type="string" office:string-value="Automação" calcext:value-type="string">
            <text:p>Automação</text:p>
          </table:table-cell>
          <table:table-cell table:style-name="ce21" table:formula="of:=VLOOKUP([.Q54];[$Chat_GPT.A$1:.C$1048576];3;0)" office:value-type="float" office:value="59" calcext:value-type="float">
            <text:p>59</text:p>
          </table:table-cell>
          <table:table-cell table:style-name="ce21" table:formula="of:=IF([.S54]&gt;100;&quot;Mais de 100&quot;; IF([.S5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9.3" calcext:value-type="float">
            <text:p>19.30</text:p>
          </table:table-cell>
          <table:table-cell table:style-name="ce8" office:value-type="float" office:value="-0.25" calcext:value-type="float">
            <text:p>-0.25</text:p>
          </table:table-cell>
          <table:table-cell table:number-columns-repeated="7" table:style-name="ce10" office:value-type="float" office:value="-0.25" calcext:value-type="float">
            <text:p>-0.25</text:p>
          </table:table-cell>
          <table:table-cell table:style-name="ce13" table:formula="of:=[.D55]/100" office:value-type="float" office:value="-0.0025" calcext:value-type="float">
            <text:p>-0.0025</text:p>
          </table:table-cell>
          <table:table-cell table:style-name="ce15" table:formula="of:=[.C55]/(1+[.L55])" office:value-type="float" office:value="19.34837093" calcext:value-type="float">
            <text:p>19.35</text:p>
          </table:table-cell>
          <table:table-cell table:style-name="ce17" table:formula="of:=VLOOKUP([.A55];[$Total_de_acoes.A$1:.B$1048576];2;0)" office:value-type="float" office:value="195751130" calcext:value-type="float">
            <text:p>195,751,130</text:p>
          </table:table-cell>
          <table:table-cell table:style-name="ce20" table:formula="of:=([.C55]-[.M55])*[.N55]" office:value-type="currency" office:currency="R$ " office:value="-9468664.20665106" calcext:value-type="currency">
            <text:p>-R$ 9,468,664.21</text:p>
          </table:table-cell>
          <table:table-cell table:style-name="ce22" table:formula="of:=IF([.O55]&gt;0;&quot;Subiu&quot;;IF([.O55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55];[$Ticker.A$1:.B$1048576];2;0)" office:value-type="string" office:string-value="SLC Agrícola" calcext:value-type="string">
            <text:p>SLC Agrícola</text:p>
          </table:table-cell>
          <table:table-cell table:style-name="ce22" table:formula="of:=VLOOKUP([.Q55];[$Chat_GPT.A$1:.B$1048576];2;0)" office:value-type="string" office:string-value="Agronegócio" calcext:value-type="string">
            <text:p>Agronegócio</text:p>
          </table:table-cell>
          <table:table-cell table:style-name="ce22" table:formula="of:=VLOOKUP([.Q55];[$Chat_GPT.A$1:.C$1048576];3;0)" office:value-type="float" office:value="44" calcext:value-type="float">
            <text:p>44</text:p>
          </table:table-cell>
          <table:table-cell table:style-name="ce22" table:formula="of:=IF([.S55]&gt;100;&quot;Mais de 100&quot;; IF([.S5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LO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4.62" calcext:value-type="float">
            <text:p>24.62</text:p>
          </table:table-cell>
          <table:table-cell table:style-name="ce7" office:value-type="float" office:value="-0.28" calcext:value-type="float">
            <text:p>-0.28</text:p>
          </table:table-cell>
          <table:table-cell table:number-columns-repeated="7" table:style-name="ce9" office:value-type="float" office:value="-0.28" calcext:value-type="float">
            <text:p>-0.28</text:p>
          </table:table-cell>
          <table:table-cell table:style-name="ce12" table:formula="of:=[.D56]/100" office:value-type="float" office:value="-0.0028" calcext:value-type="float">
            <text:p>-0.0028</text:p>
          </table:table-cell>
          <table:table-cell table:style-name="ce14" table:formula="of:=[.C56]/(1 + [.L56])" office:value-type="float" office:value="24.68912956" calcext:value-type="float">
            <text:p>24.69</text:p>
          </table:table-cell>
          <table:table-cell table:style-name="ce16" table:formula="of:=VLOOKUP([.A56];[$Total_de_acoes.A$1:.B$1048576];2;0)" office:value-type="float" office:value="532616595" calcext:value-type="float">
            <text:p>532,616,595</text:p>
          </table:table-cell>
          <table:table-cell table:style-name="ce19" table:formula="of:=([.C56]-[.M56])*[.N56]" office:value-type="currency" office:currency="R$ " office:value="-36819550.8610484" calcext:value-type="currency">
            <text:p>-R$ 36,819,550.86</text:p>
          </table:table-cell>
          <table:table-cell table:style-name="ce21" table:formula="of:=IF([.O56]&gt;0;&quot;Subiu&quot;;IF([.O56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56];[$Ticker.A$1:.B$1048576];2;0)" office:value-type="string" office:string-value="ALOS3" calcext:value-type="string">
            <text:p>ALOS3</text:p>
          </table:table-cell>
          <table:table-cell table:style-name="ce21" table:formula="of:=VLOOKUP([.Q56];[$Chat_GPT.A$1:.B$1048576];2;0)" office:value-type="string" office:string-value="Investimentos" calcext:value-type="string">
            <text:p>Investimentos</text:p>
          </table:table-cell>
          <table:table-cell table:style-name="ce21" table:formula="of:=VLOOKUP([.Q56];[$Chat_GPT.A$1:.C$1048576];3;0)" office:value-type="float" office:value="4" calcext:value-type="float">
            <text:p>4</text:p>
          </table:table-cell>
          <table:table-cell table:style-name="ce21" table:formula="of:=IF([.S56]&gt;100;&quot;Mais de 100&quot;; IF([.S5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7" calcext:value-type="float">
            <text:p>13.27</text:p>
          </table:table-cell>
          <table:table-cell table:style-name="ce8" office:value-type="float" office:value="-0.3" calcext:value-type="float">
            <text:p>-0.30</text:p>
          </table:table-cell>
          <table:table-cell table:number-columns-repeated="7" table:style-name="ce10" office:value-type="float" office:value="-0.3" calcext:value-type="float">
            <text:p>-0.3</text:p>
          </table:table-cell>
          <table:table-cell table:style-name="ce13" table:formula="of:=[.D57]/100" office:value-type="float" office:value="-0.003" calcext:value-type="float">
            <text:p>-0.0030</text:p>
          </table:table-cell>
          <table:table-cell table:style-name="ce15" table:formula="of:=[.C57]/(1+[.L57])" office:value-type="float" office:value="13.30992979" calcext:value-type="float">
            <text:p>13.31</text:p>
          </table:table-cell>
          <table:table-cell table:style-name="ce17" table:formula="of:=VLOOKUP([.A57];[$Total_de_acoes.A$1:.B$1048576];2;0)" office:value-type="float" office:value="995335937" calcext:value-type="float">
            <text:p>995,335,937</text:p>
          </table:table-cell>
          <table:table-cell table:style-name="ce20" table:formula="of:=([.C57]-[.M57])*[.N57]" office:value-type="currency" office:currency="R$ " office:value="-39743554.9438636" calcext:value-type="currency">
            <text:p>-R$ 39,743,554.94</text:p>
          </table:table-cell>
          <table:table-cell table:style-name="ce22" table:formula="of:=IF([.O57]&gt;0;&quot;Subiu&quot;;IF([.O57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57];[$Ticker.A$1:.B$1048576];2;0)" office:value-type="string" office:string-value="Grupo CCR" calcext:value-type="string">
            <text:p>Grupo CCR</text:p>
          </table:table-cell>
          <table:table-cell table:style-name="ce22" table:formula="of:=VLOOKUP([.Q57];[$Chat_GPT.A$1:.B$1048576];2;0)" office:value-type="string" office:string-value="Infraestrutura" calcext:value-type="string">
            <text:p>Infraestrutura</text:p>
          </table:table-cell>
          <table:table-cell table:style-name="ce22" table:formula="of:=VLOOKUP([.Q57];[$Chat_GPT.A$1:.C$1048576];3;0)" office:value-type="float" office:value="24" calcext:value-type="float">
            <text:p>24</text:p>
          </table:table-cell>
          <table:table-cell table:style-name="ce22" table:formula="of:=IF([.S57]&gt;100;&quot;Mais de 100&quot;; IF([.S5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OGN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-0.32" calcext:value-type="float">
            <text:p>-0.32</text:p>
          </table:table-cell>
          <table:table-cell table:number-columns-repeated="7" table:style-name="ce9" office:value-type="float" office:value="-0.32" calcext:value-type="float">
            <text:p>-0.32</text:p>
          </table:table-cell>
          <table:table-cell table:style-name="ce12" table:formula="of:=[.D58]/100" office:value-type="float" office:value="-0.0032" calcext:value-type="float">
            <text:p>-0.0032</text:p>
          </table:table-cell>
          <table:table-cell table:style-name="ce14" table:formula="of:=[.C58]/(1 + [.L58])" office:value-type="float" office:value="3.039727127" calcext:value-type="float">
            <text:p>3.04</text:p>
          </table:table-cell>
          <table:table-cell table:style-name="ce16" table:formula="of:=VLOOKUP([.A58];[$Total_de_acoes.A$1:.B$1048576];2;0)" office:value-type="float" office:value="1814920980" calcext:value-type="float">
            <text:p>1,814,920,980</text:p>
          </table:table-cell>
          <table:table-cell table:style-name="ce19" table:formula="of:=([.C58]-[.M58])*[.N58]" office:value-type="currency" office:currency="R$ " office:value="-17653966.8674247" calcext:value-type="currency">
            <text:p>-R$ 17,653,966.87</text:p>
          </table:table-cell>
          <table:table-cell table:style-name="ce21" table:formula="of:=IF([.O58]&gt;0;&quot;Subiu&quot;;IF([.O58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58];[$Ticker.A$1:.B$1048576];2;0)" office:value-type="string" office:string-value="Cogna" calcext:value-type="string">
            <text:p>Cogna</text:p>
          </table:table-cell>
          <table:table-cell table:style-name="ce21" table:formula="of:=VLOOKUP([.Q58];[$Chat_GPT.A$1:.B$1048576];2;0)" office:value-type="string" office:string-value="Educação" calcext:value-type="string">
            <text:p>Educação</text:p>
          </table:table-cell>
          <table:table-cell table:style-name="ce21" table:formula="of:=VLOOKUP([.Q58];[$Chat_GPT.A$1:.C$1048576];3;0)" office:value-type="float" office:value="78" calcext:value-type="float">
            <text:p>78</text:p>
          </table:table-cell>
          <table:table-cell table:style-name="ce21" table:formula="of:=IF([.S58]&gt;100;&quot;Mais de 100&quot;; IF([.S5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6.12" calcext:value-type="float">
            <text:p>26.12</text:p>
          </table:table-cell>
          <table:table-cell table:style-name="ce8" office:value-type="float" office:value="-0.41" calcext:value-type="float">
            <text:p>-0.41</text:p>
          </table:table-cell>
          <table:table-cell table:number-columns-repeated="7" table:style-name="ce10" office:value-type="float" office:value="-0.41" calcext:value-type="float">
            <text:p>-0.41</text:p>
          </table:table-cell>
          <table:table-cell table:style-name="ce13" table:formula="of:=[.D59]/100" office:value-type="float" office:value="-0.0041" calcext:value-type="float">
            <text:p>-0.0041</text:p>
          </table:table-cell>
          <table:table-cell table:style-name="ce15" table:formula="of:=[.C59]/(1+[.L59])" office:value-type="float" office:value="26.22753288" calcext:value-type="float">
            <text:p>26.23</text:p>
          </table:table-cell>
          <table:table-cell table:style-name="ce17" table:formula="of:=VLOOKUP([.A59];[$Total_de_acoes.A$1:.B$1048576];2;0)" office:value-type="float" office:value="395801044" calcext:value-type="float">
            <text:p>395,801,044</text:p>
          </table:table-cell>
          <table:table-cell table:style-name="ce20" table:formula="of:=([.C59]-[.M59])*[.N59]" office:value-type="currency" office:currency="R$ " office:value="-42561626.1683256" calcext:value-type="currency">
            <text:p>-R$ 42,561,626.17</text:p>
          </table:table-cell>
          <table:table-cell table:style-name="ce22" table:formula="of:=IF([.O59]&gt;0;&quot;Subiu&quot;;IF([.O59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59];[$Ticker.A$1:.B$1048576];2;0)" office:value-type="string" office:string-value="Transmissão Paulista" calcext:value-type="string">
            <text:p>Transmissão Paulista</text:p>
          </table:table-cell>
          <table:table-cell table:style-name="ce22" table:formula="of:=VLOOKUP([.Q59];[$Chat_GPT.A$1:.B$1048576];2;0)" office:value-type="string" office:string-value="Energia" calcext:value-type="string">
            <text:p>Energia</text:p>
          </table:table-cell>
          <table:table-cell table:style-name="ce22" table:formula="of:=VLOOKUP([.Q59];[$Chat_GPT.A$1:.C$1048576];3;0)" office:value-type="float" office:value="25" calcext:value-type="float">
            <text:p>25</text:p>
          </table:table-cell>
          <table:table-cell table:style-name="ce22" table:formula="of:=IF([.S59]&gt;100;&quot;Mais de 100&quot;; IF([.S5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GI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1.04" calcext:value-type="float">
            <text:p>41.04</text:p>
          </table:table-cell>
          <table:table-cell table:style-name="ce7" office:value-type="float" office:value="-0.46" calcext:value-type="float">
            <text:p>-0.46</text:p>
          </table:table-cell>
          <table:table-cell table:number-columns-repeated="7" table:style-name="ce9" office:value-type="float" office:value="-0.46" calcext:value-type="float">
            <text:p>-0.46</text:p>
          </table:table-cell>
          <table:table-cell table:style-name="ce12" table:formula="of:=[.D60]/100" office:value-type="float" office:value="-0.0046" calcext:value-type="float">
            <text:p>-0.0046</text:p>
          </table:table-cell>
          <table:table-cell table:style-name="ce14" table:formula="of:=[.C60]/(1 + [.L60])" office:value-type="float" office:value="41.22965642" calcext:value-type="float">
            <text:p>41.23</text:p>
          </table:table-cell>
          <table:table-cell table:style-name="ce16" table:formula="of:=VLOOKUP([.A60];[$Total_de_acoes.A$1:.B$1048576];2;0)" office:value-type="float" office:value="255236961" calcext:value-type="float">
            <text:p>255,236,961</text:p>
          </table:table-cell>
          <table:table-cell table:style-name="ce19" table:formula="of:=([.C60]-[.M60])*[.N60]" office:value-type="currency" office:currency="R$ " office:value="-48407328.2749393" calcext:value-type="currency">
            <text:p>-R$ 48,407,328.27</text:p>
          </table:table-cell>
          <table:table-cell table:style-name="ce21" table:formula="of:=IF([.O60]&gt;0;&quot;Subiu&quot;;IF([.O60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60];[$Ticker.A$1:.B$1048576];2;0)" office:value-type="string" office:string-value="Engie" calcext:value-type="string">
            <text:p>Engie</text:p>
          </table:table-cell>
          <table:table-cell table:style-name="ce21" table:formula="of:=VLOOKUP([.Q60];[$Chat_GPT.A$1:.B$1048576];2;0)" office:value-type="string" office:string-value="Energia" calcext:value-type="string">
            <text:p>Energia</text:p>
          </table:table-cell>
          <table:table-cell table:style-name="ce21" table:formula="of:=VLOOKUP([.Q60];[$Chat_GPT.A$1:.C$1048576];3;0)" office:value-type="float" office:value="25" calcext:value-type="float">
            <text:p>25</text:p>
          </table:table-cell>
          <table:table-cell table:style-name="ce21" table:formula="of:=IF([.S60]&gt;100;&quot;Mais de 100&quot;; IF([.S6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23" calcext:value-type="float">
            <text:p>23.23</text:p>
          </table:table-cell>
          <table:table-cell table:style-name="ce8" office:value-type="float" office:value="-0.47" calcext:value-type="float">
            <text:p>-0.47</text:p>
          </table:table-cell>
          <table:table-cell table:number-columns-repeated="7" table:style-name="ce10" office:value-type="float" office:value="-0.47" calcext:value-type="float">
            <text:p>-0.47</text:p>
          </table:table-cell>
          <table:table-cell table:style-name="ce13" table:formula="of:=[.D61]/100" office:value-type="float" office:value="-0.0047" calcext:value-type="float">
            <text:p>-0.0047</text:p>
          </table:table-cell>
          <table:table-cell table:style-name="ce15" table:formula="of:=[.C61]/(1+[.L61])" office:value-type="float" office:value="23.33969657" calcext:value-type="float">
            <text:p>23.34</text:p>
          </table:table-cell>
          <table:table-cell table:style-name="ce17" table:formula="of:=VLOOKUP([.A61];[$Total_de_acoes.A$1:.B$1048576];2;0)" office:value-type="float" office:value="1114412532" calcext:value-type="float">
            <text:p>1,114,412,532</text:p>
          </table:table-cell>
          <table:table-cell table:style-name="ce20" table:formula="of:=([.C61]-[.M61])*[.N61]" office:value-type="currency" office:currency="R$ " office:value="-122247232.325416" calcext:value-type="currency">
            <text:p>-R$ 122,247,232.33</text:p>
          </table:table-cell>
          <table:table-cell table:style-name="ce22" table:formula="of:=IF([.O61]&gt;0;&quot;Subiu&quot;;IF([.O61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61];[$Ticker.A$1:.B$1048576];2;0)" office:value-type="string" office:string-value="Vibra Energia" calcext:value-type="string">
            <text:p>Vibra Energia</text:p>
          </table:table-cell>
          <table:table-cell table:style-name="ce22" table:formula="of:=VLOOKUP([.Q61];[$Chat_GPT.A$1:.B$1048576];2;0)" office:value-type="string" office:string-value="Energia" calcext:value-type="string">
            <text:p>Energia</text:p>
          </table:table-cell>
          <table:table-cell table:style-name="ce22" table:formula="of:=VLOOKUP([.Q61];[$Chat_GPT.A$1:.C$1048576];3;0)" office:value-type="float" office:value="8" calcext:value-type="float">
            <text:p>8</text:p>
          </table:table-cell>
          <table:table-cell table:style-name="ce22" table:formula="of:=IF([.S61]&gt;100;&quot;Mais de 100&quot;; IF([.S6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IRB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0.65" calcext:value-type="float">
            <text:p>40.65</text:p>
          </table:table-cell>
          <table:table-cell table:style-name="ce7" office:value-type="float" office:value="-0.65" calcext:value-type="float">
            <text:p>-0.65</text:p>
          </table:table-cell>
          <table:table-cell table:number-columns-repeated="7" table:style-name="ce9" office:value-type="float" office:value="-0.65" calcext:value-type="float">
            <text:p>-0.65</text:p>
          </table:table-cell>
          <table:table-cell table:style-name="ce12" table:formula="of:=[.D62]/100" office:value-type="float" office:value="-0.0065" calcext:value-type="float">
            <text:p>-0.0065</text:p>
          </table:table-cell>
          <table:table-cell table:style-name="ce14" table:formula="of:=[.C62]/(1 + [.L62])" office:value-type="float" office:value="40.9159537" calcext:value-type="float">
            <text:p>40.92</text:p>
          </table:table-cell>
          <table:table-cell table:style-name="ce16" table:formula="of:=VLOOKUP([.A62];[$Total_de_acoes.A$1:.B$1048576];2;0)" office:value-type="float" office:value="81838843" calcext:value-type="float">
            <text:p>81,838,843</text:p>
          </table:table-cell>
          <table:table-cell table:style-name="ce19" table:formula="of:=([.C62]-[.M62])*[.N62]" office:value-type="currency" office:currency="R$ " office:value="-21765343.0995695" calcext:value-type="currency">
            <text:p>-R$ 21,765,343.10</text:p>
          </table:table-cell>
          <table:table-cell table:style-name="ce21" table:formula="of:=IF([.O62]&gt;0;&quot;Subiu&quot;;IF([.O62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62];[$Ticker.A$1:.B$1048576];2;0)" office:value-type="string" office:string-value="IRB Brasil RE" calcext:value-type="string">
            <text:p>IRB Brasil RE</text:p>
          </table:table-cell>
          <table:table-cell table:style-name="ce21" table:formula="of:=VLOOKUP([.Q62];[$Chat_GPT.A$1:.B$1048576];2;0)" office:value-type="string" office:string-value="Seguros" calcext:value-type="string">
            <text:p>Seguros</text:p>
          </table:table-cell>
          <table:table-cell table:style-name="ce21" table:formula="of:=VLOOKUP([.Q62];[$Chat_GPT.A$1:.C$1048576];3;0)" office:value-type="float" office:value="84" calcext:value-type="float">
            <text:p>84</text:p>
          </table:table-cell>
          <table:table-cell table:style-name="ce21" table:formula="of:=IF([.S62]&gt;100;&quot;Mais de 100&quot;; IF([.S6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40.86" calcext:value-type="float">
            <text:p>40.86</text:p>
          </table:table-cell>
          <table:table-cell table:style-name="ce8" office:value-type="float" office:value="-0.65" calcext:value-type="float">
            <text:p>-0.65</text:p>
          </table:table-cell>
          <table:table-cell table:number-columns-repeated="7" table:style-name="ce10" office:value-type="float" office:value="-0.65" calcext:value-type="float">
            <text:p>-0.65</text:p>
          </table:table-cell>
          <table:table-cell table:style-name="ce13" table:formula="of:=[.D63]/100" office:value-type="float" office:value="-0.0065" calcext:value-type="float">
            <text:p>-0.0065</text:p>
          </table:table-cell>
          <table:table-cell table:style-name="ce15" table:formula="of:=[.C63]/(1+[.L63])" office:value-type="float" office:value="41.12732763" calcext:value-type="float">
            <text:p>41.13</text:p>
          </table:table-cell>
          <table:table-cell table:style-name="ce17" table:formula="of:=VLOOKUP([.A63];[$Total_de_acoes.A$1:.B$1048576];2;0)" office:value-type="float" office:value="1980568384" calcext:value-type="float">
            <text:p>1,980,568,384</text:p>
          </table:table-cell>
          <table:table-cell table:style-name="ce20" table:formula="of:=([.C63]-[.M63])*[.N63]" office:value-type="currency" office:currency="R$ " office:value="-529460652.147658" calcext:value-type="currency">
            <text:p>-R$ 529,460,652.15</text:p>
          </table:table-cell>
          <table:table-cell table:style-name="ce22" table:formula="of:=IF([.O63]&gt;0;&quot;Subiu&quot;;IF([.O63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63];[$Ticker.A$1:.B$1048576];2;0)" office:value-type="string" office:string-value="Eletrobras" calcext:value-type="string">
            <text:p>Eletrobras</text:p>
          </table:table-cell>
          <table:table-cell table:style-name="ce22" table:formula="of:=VLOOKUP([.Q63];[$Chat_GPT.A$1:.B$1048576];2;0)" office:value-type="string" office:string-value="Energia" calcext:value-type="string">
            <text:p>Energia</text:p>
          </table:table-cell>
          <table:table-cell table:style-name="ce22" table:formula="of:=VLOOKUP([.Q63];[$Chat_GPT.A$1:.C$1048576];3;0)" office:value-type="float" office:value="59" calcext:value-type="float">
            <text:p>59</text:p>
          </table:table-cell>
          <table:table-cell table:style-name="ce22" table:formula="of:=IF([.S63]&gt;100;&quot;Mais de 100&quot;; IF([.S6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-0.87" calcext:value-type="float">
            <text:p>-0.87</text:p>
          </table:table-cell>
          <table:table-cell table:number-columns-repeated="7" table:style-name="ce9" office:value-type="float" office:value="-0.87" calcext:value-type="float">
            <text:p>-0.87</text:p>
          </table:table-cell>
          <table:table-cell table:style-name="ce12" table:formula="of:=[.D64]/100" office:value-type="float" office:value="-0.0087" calcext:value-type="float">
            <text:p>-0.0087</text:p>
          </table:table-cell>
          <table:table-cell table:style-name="ce14" table:formula="of:=[.C64]/(1 + [.L64])" office:value-type="float" office:value="3.429839605" calcext:value-type="float">
            <text:p>3.43</text:p>
          </table:table-cell>
          <table:table-cell table:style-name="ce16" table:formula="of:=VLOOKUP([.A64];[$Total_de_acoes.A$1:.B$1048576];2;0)" office:value-type="float" office:value="309729428" calcext:value-type="float">
            <text:p>309,729,428</text:p>
          </table:table-cell>
          <table:table-cell table:style-name="ce19" table:formula="of:=([.C64]-[.M64])*[.N64]" office:value-type="currency" office:currency="R$ " office:value="-9242203.78839602" calcext:value-type="currency">
            <text:p>-R$ 9,242,203.79</text:p>
          </table:table-cell>
          <table:table-cell table:style-name="ce21" table:formula="of:=IF([.O64]&gt;0;&quot;Subiu&quot;;IF([.O64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64];[$Ticker.A$1:.B$1048576];2;0)" office:value-type="string" office:string-value="Petz" calcext:value-type="string">
            <text:p>Petz</text:p>
          </table:table-cell>
          <table:table-cell table:style-name="ce21" table:formula="of:=VLOOKUP([.Q64];[$Chat_GPT.A$1:.B$1048576];2;0)" office:value-type="string" office:string-value="Pet Shop" calcext:value-type="string">
            <text:p>Pet Shop</text:p>
          </table:table-cell>
          <table:table-cell table:style-name="ce21" table:formula="of:=VLOOKUP([.Q64];[$Chat_GPT.A$1:.C$1048576];3;0)" office:value-type="float" office:value="18" calcext:value-type="float">
            <text:p>18</text:p>
          </table:table-cell>
          <table:table-cell table:style-name="ce21" table:formula="of:=IF([.S64]&gt;100;&quot;Mais de 100&quot;; IF([.S6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91" calcext:value-type="float">
            <text:p>15.91</text:p>
          </table:table-cell>
          <table:table-cell table:style-name="ce8" office:value-type="float" office:value="-0.93" calcext:value-type="float">
            <text:p>-0.93</text:p>
          </table:table-cell>
          <table:table-cell table:number-columns-repeated="7" table:style-name="ce10" office:value-type="float" office:value="-0.93" calcext:value-type="float">
            <text:p>-0.93</text:p>
          </table:table-cell>
          <table:table-cell table:style-name="ce13" table:formula="of:=[.D65]/100" office:value-type="float" office:value="-0.0093" calcext:value-type="float">
            <text:p>-0.0093</text:p>
          </table:table-cell>
          <table:table-cell table:style-name="ce15" table:formula="of:=[.C65]/(1+[.L65])" office:value-type="float" office:value="16.05935197" calcext:value-type="float">
            <text:p>16.06</text:p>
          </table:table-cell>
          <table:table-cell table:style-name="ce17" table:formula="of:=VLOOKUP([.A65];[$Total_de_acoes.A$1:.B$1048576];2;0)" office:value-type="float" office:value="91514307" calcext:value-type="float">
            <text:p>91,514,307</text:p>
          </table:table-cell>
          <table:table-cell table:style-name="ce20" table:formula="of:=([.C65]-[.M65])*[.N65]" office:value-type="currency" office:currency="R$ " office:value="-13667842.0336349" calcext:value-type="currency">
            <text:p>-R$ 13,667,842.03</text:p>
          </table:table-cell>
          <table:table-cell table:style-name="ce22" table:formula="of:=IF([.O65]&gt;0;&quot;Subiu&quot;;IF([.O65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65];[$Ticker.A$1:.B$1048576];2;0)" office:value-type="string" office:string-value="EZTEC" calcext:value-type="string">
            <text:p>EZTEC</text:p>
          </table:table-cell>
          <table:table-cell table:style-name="ce22" table:formula="of:=VLOOKUP([.Q65];[$Chat_GPT.A$1:.B$1048576];2;0)" office:value-type="string" office:string-value="Construção Civil" calcext:value-type="string">
            <text:p>Construção Civil</text:p>
          </table:table-cell>
          <table:table-cell table:style-name="ce22" table:formula="of:=VLOOKUP([.Q65];[$Chat_GPT.A$1:.C$1048576];3;0)" office:value-type="float" office:value="42" calcext:value-type="float">
            <text:p>42</text:p>
          </table:table-cell>
          <table:table-cell table:style-name="ce22" table:formula="of:=IF([.S65]&gt;100;&quot;Mais de 100&quot;; IF([.S6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LRY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6.49" calcext:value-type="float">
            <text:p>16.49</text:p>
          </table:table-cell>
          <table:table-cell table:style-name="ce7" office:value-type="float" office:value="-1.07" calcext:value-type="float">
            <text:p>-1.07</text:p>
          </table:table-cell>
          <table:table-cell table:number-columns-repeated="7" table:style-name="ce9" office:value-type="float" office:value="-1.07" calcext:value-type="float">
            <text:p>-1.07</text:p>
          </table:table-cell>
          <table:table-cell table:style-name="ce12" table:formula="of:=[.D66]/100" office:value-type="float" office:value="-0.0107" calcext:value-type="float">
            <text:p>-0.0107</text:p>
          </table:table-cell>
          <table:table-cell table:style-name="ce14" table:formula="of:=[.C66]/(1 + [.L66])" office:value-type="float" office:value="16.66835136" calcext:value-type="float">
            <text:p>16.67</text:p>
          </table:table-cell>
          <table:table-cell table:style-name="ce16" table:formula="of:=VLOOKUP([.A66];[$Total_de_acoes.A$1:.B$1048576];2;0)" office:value-type="float" office:value="240822651" calcext:value-type="float">
            <text:p>240,822,651</text:p>
          </table:table-cell>
          <table:table-cell table:style-name="ce19" table:formula="of:=([.C66]-[.M66])*[.N66]" office:value-type="currency" office:currency="R$ " office:value="-42951047.3246555" calcext:value-type="currency">
            <text:p>-R$ 42,951,047.32</text:p>
          </table:table-cell>
          <table:table-cell table:style-name="ce21" table:formula="of:=IF([.O66]&gt;0;&quot;Subiu&quot;;IF([.O66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66];[$Ticker.A$1:.B$1048576];2;0)" office:value-type="string" office:string-value="Fleury" calcext:value-type="string">
            <text:p>Fleury</text:p>
          </table:table-cell>
          <table:table-cell table:style-name="ce21" table:formula="of:=VLOOKUP([.Q66];[$Chat_GPT.A$1:.B$1048576];2;0)" office:value-type="string" office:string-value="Saúde" calcext:value-type="string">
            <text:p>Saúde</text:p>
          </table:table-cell>
          <table:table-cell table:style-name="ce21" table:formula="of:=VLOOKUP([.Q66];[$Chat_GPT.A$1:.C$1048576];3;0)" office:value-type="float" office:value="95" calcext:value-type="float">
            <text:p>95</text:p>
          </table:table-cell>
          <table:table-cell table:style-name="ce21" table:formula="of:=IF([.S66]&gt;100;&quot;Mais de 100&quot;; IF([.S66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.95" calcext:value-type="float">
            <text:p>6.95</text:p>
          </table:table-cell>
          <table:table-cell table:style-name="ce8" office:value-type="float" office:value="-1.27" calcext:value-type="float">
            <text:p>-1.27</text:p>
          </table:table-cell>
          <table:table-cell table:number-columns-repeated="7" table:style-name="ce10" office:value-type="float" office:value="-1.27" calcext:value-type="float">
            <text:p>-1.27</text:p>
          </table:table-cell>
          <table:table-cell table:style-name="ce13" table:formula="of:=[.D67]/100" office:value-type="float" office:value="-0.0127" calcext:value-type="float">
            <text:p>-0.0127</text:p>
          </table:table-cell>
          <table:table-cell table:style-name="ce15" table:formula="of:=[.C67]/(1+[.L67])" office:value-type="float" office:value="7.039400385" calcext:value-type="float">
            <text:p>7.04</text:p>
          </table:table-cell>
          <table:table-cell table:style-name="ce17" table:formula="of:=VLOOKUP([.A67];[$Total_de_acoes.A$1:.B$1048576];2;0)" office:value-type="float" office:value="496029967" calcext:value-type="float">
            <text:p>496,029,967</text:p>
          </table:table-cell>
          <table:table-cell table:style-name="ce20" table:formula="of:=([.C67]-[.M67])*[.N67]" office:value-type="currency" office:currency="R$ " office:value="-44345270.0213374" calcext:value-type="currency">
            <text:p>-R$ 44,345,270.02</text:p>
          </table:table-cell>
          <table:table-cell table:style-name="ce22" table:formula="of:=IF([.O67]&gt;0;&quot;Subiu&quot;;IF([.O67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67];[$Ticker.A$1:.B$1048576];2;0)" office:value-type="string" office:string-value="Grupo Soma" calcext:value-type="string">
            <text:p>Grupo Soma</text:p>
          </table:table-cell>
          <table:table-cell table:style-name="ce22" table:formula="of:=VLOOKUP([.Q67];[$Chat_GPT.A$1:.B$1048576];2;0)" office:value-type="string" office:string-value="Moda" calcext:value-type="string">
            <text:p>Moda</text:p>
          </table:table-cell>
          <table:table-cell table:style-name="ce22" table:formula="of:=VLOOKUP([.Q67];[$Chat_GPT.A$1:.C$1048576];3;0)" office:value-type="float" office:value="39" calcext:value-type="float">
            <text:p>39</text:p>
          </table:table-cell>
          <table:table-cell table:style-name="ce22" table:formula="of:=IF([.S67]&gt;100;&quot;Mais de 100&quot;; IF([.S6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LPA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8.67" calcext:value-type="float">
            <text:p>8.67</text:p>
          </table:table-cell>
          <table:table-cell table:style-name="ce7" office:value-type="float" office:value="-1.36" calcext:value-type="float">
            <text:p>-1.36</text:p>
          </table:table-cell>
          <table:table-cell table:number-columns-repeated="7" table:style-name="ce9" office:value-type="float" office:value="-1.36" calcext:value-type="float">
            <text:p>-1.36</text:p>
          </table:table-cell>
          <table:table-cell table:style-name="ce12" table:formula="of:=[.D68]/100" office:value-type="float" office:value="-0.0136" calcext:value-type="float">
            <text:p>-0.0136</text:p>
          </table:table-cell>
          <table:table-cell table:style-name="ce14" table:formula="of:=[.C68]/(1 + [.L68])" office:value-type="float" office:value="8.789537713" calcext:value-type="float">
            <text:p>8.79</text:p>
          </table:table-cell>
          <table:table-cell table:style-name="ce16" table:formula="of:=VLOOKUP([.A68];[$Total_de_acoes.A$1:.B$1048576];2;0)" office:value-type="float" office:value="176733968" calcext:value-type="float">
            <text:p>176,733,968</text:p>
          </table:table-cell>
          <table:table-cell table:style-name="ce19" table:formula="of:=([.C68]-[.M68])*[.N68]" office:value-type="currency" office:currency="R$ " office:value="-21126374.3441351" calcext:value-type="currency">
            <text:p>-R$ 21,126,374.34</text:p>
          </table:table-cell>
          <table:table-cell table:style-name="ce21" table:formula="of:=IF([.O68]&gt;0;&quot;Subiu&quot;;IF([.O68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68];[$Ticker.A$1:.B$1048576];2;0)" office:value-type="string" office:string-value="Alpargatas" calcext:value-type="string">
            <text:p>Alpargatas</text:p>
          </table:table-cell>
          <table:table-cell table:style-name="ce21" table:formula="of:=VLOOKUP([.Q68];[$Chat_GPT.A$1:.B$1048576];2;0)" office:value-type="string" office:string-value="Calçados" calcext:value-type="string">
            <text:p>Calçados</text:p>
          </table:table-cell>
          <table:table-cell table:style-name="ce21" table:formula="of:=VLOOKUP([.Q68];[$Chat_GPT.A$1:.C$1048576];3;0)" office:value-type="float" office:value="113" calcext:value-type="float">
            <text:p>113</text:p>
          </table:table-cell>
          <table:table-cell table:style-name="ce21" table:formula="of:=IF([.S68]&gt;100;&quot;Mais de 100&quot;; IF([.S68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2.84" calcext:value-type="float">
            <text:p>22.84</text:p>
          </table:table-cell>
          <table:table-cell table:style-name="ce8" office:value-type="float" office:value="-1.38" calcext:value-type="float">
            <text:p>-1.38</text:p>
          </table:table-cell>
          <table:table-cell table:number-columns-repeated="7" table:style-name="ce10" office:value-type="float" office:value="-1.38" calcext:value-type="float">
            <text:p>-1.38</text:p>
          </table:table-cell>
          <table:table-cell table:style-name="ce13" table:formula="of:=[.D69]/100" office:value-type="float" office:value="-0.0138" calcext:value-type="float">
            <text:p>-0.0138</text:p>
          </table:table-cell>
          <table:table-cell table:style-name="ce15" table:formula="of:=[.C69]/(1+[.L69])" office:value-type="float" office:value="23.15960251" calcext:value-type="float">
            <text:p>23.16</text:p>
          </table:table-cell>
          <table:table-cell table:style-name="ce17" table:formula="of:=VLOOKUP([.A69];[$Total_de_acoes.A$1:.B$1048576];2;0)" office:value-type="float" office:value="265784616" calcext:value-type="float">
            <text:p>265,784,616</text:p>
          </table:table-cell>
          <table:table-cell table:style-name="ce20" table:formula="of:=([.C69]-[.M69])*[.N69]" office:value-type="currency" office:currency="R$ " office:value="-84945430.392986" calcext:value-type="currency">
            <text:p>-R$ 84,945,430.39</text:p>
          </table:table-cell>
          <table:table-cell table:style-name="ce22" table:formula="of:=IF([.O69]&gt;0;&quot;Subiu&quot;;IF([.O69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69];[$Ticker.A$1:.B$1048576];2;0)" office:value-type="string" office:string-value="Cyrela" calcext:value-type="string">
            <text:p>Cyrela</text:p>
          </table:table-cell>
          <table:table-cell table:style-name="ce22" table:formula="of:=VLOOKUP([.Q69];[$Chat_GPT.A$1:.B$1048576];2;0)" office:value-type="string" office:string-value="Construção Civil" calcext:value-type="string">
            <text:p>Construção Civil</text:p>
          </table:table-cell>
          <table:table-cell table:style-name="ce22" table:formula="of:=VLOOKUP([.Q69];[$Chat_GPT.A$1:.C$1048576];3;0)" office:value-type="float" office:value="57" calcext:value-type="float">
            <text:p>57</text:p>
          </table:table-cell>
          <table:table-cell table:style-name="ce22" table:formula="of:=IF([.S69]&gt;100;&quot;Mais de 100&quot;; IF([.S6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2.4" calcext:value-type="float">
            <text:p>22.40</text:p>
          </table:table-cell>
          <table:table-cell table:style-name="ce7" office:value-type="float" office:value="-1.4" calcext:value-type="float">
            <text:p>-1.40</text:p>
          </table:table-cell>
          <table:table-cell table:number-columns-repeated="7" table:style-name="ce9" office:value-type="float" office:value="-1.4" calcext:value-type="float">
            <text:p>-1.4</text:p>
          </table:table-cell>
          <table:table-cell table:style-name="ce12" table:formula="of:=[.D70]/100" office:value-type="float" office:value="-0.014" calcext:value-type="float">
            <text:p>-0.0140</text:p>
          </table:table-cell>
          <table:table-cell table:style-name="ce14" table:formula="of:=[.C70]/(1 + [.L70])" office:value-type="float" office:value="22.71805274" calcext:value-type="float">
            <text:p>22.72</text:p>
          </table:table-cell>
          <table:table-cell table:style-name="ce16" table:formula="of:=VLOOKUP([.A70];[$Total_de_acoes.A$1:.B$1048576];2;0)" office:value-type="float" office:value="734632705" calcext:value-type="float">
            <text:p>734,632,705</text:p>
          </table:table-cell>
          <table:table-cell table:style-name="ce19" table:formula="of:=([.C70]-[.M70])*[.N70]" office:value-type="currency" office:currency="R$ " office:value="-233651944.718863" calcext:value-type="currency">
            <text:p>-R$ 233,651,944.72</text:p>
          </table:table-cell>
          <table:table-cell table:style-name="ce21" table:formula="of:=IF([.O70]&gt;0;&quot;Subiu&quot;;IF([.O70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70];[$Ticker.A$1:.B$1048576];2;0)" office:value-type="string" office:string-value="Embraer" calcext:value-type="string">
            <text:p>Embraer</text:p>
          </table:table-cell>
          <table:table-cell table:style-name="ce21" table:formula="of:=VLOOKUP([.Q70];[$Chat_GPT.A$1:.B$1048576];2;0)" office:value-type="string" office:string-value="Aeronáutica" calcext:value-type="string">
            <text:p>Aeronáutica</text:p>
          </table:table-cell>
          <table:table-cell table:style-name="ce21" table:formula="of:=VLOOKUP([.Q70];[$Chat_GPT.A$1:.C$1048576];3;0)" office:value-type="float" office:value="54" calcext:value-type="float">
            <text:p>54</text:p>
          </table:table-cell>
          <table:table-cell table:style-name="ce21" table:formula="of:=IF([.S70]&gt;100;&quot;Mais de 100&quot;; IF([.S7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97" calcext:value-type="float">
            <text:p>15.97</text:p>
          </table:table-cell>
          <table:table-cell table:style-name="ce8" office:value-type="float" office:value="-1.41" calcext:value-type="float">
            <text:p>-1.41</text:p>
          </table:table-cell>
          <table:table-cell table:number-columns-repeated="7" table:style-name="ce10" office:value-type="float" office:value="-1.41" calcext:value-type="float">
            <text:p>-1.41</text:p>
          </table:table-cell>
          <table:table-cell table:style-name="ce13" table:formula="of:=[.D71]/100" office:value-type="float" office:value="-0.0141" calcext:value-type="float">
            <text:p>-0.0141</text:p>
          </table:table-cell>
          <table:table-cell table:style-name="ce15" table:formula="of:=[.C71]/(1+[.L71])" office:value-type="float" office:value="16.1983974" calcext:value-type="float">
            <text:p>16.20</text:p>
          </table:table-cell>
          <table:table-cell table:style-name="ce17" table:formula="of:=VLOOKUP([.A71];[$Total_de_acoes.A$1:.B$1048576];2;0)" office:value-type="float" office:value="846244302" calcext:value-type="float">
            <text:p>846,244,302</text:p>
          </table:table-cell>
          <table:table-cell table:style-name="ce20" table:formula="of:=([.C71]-[.M71])*[.N71]" office:value-type="currency" office:currency="R$ " office:value="-193279998.341615" calcext:value-type="currency">
            <text:p>-R$ 193,279,998.34</text:p>
          </table:table-cell>
          <table:table-cell table:style-name="ce22" table:formula="of:=IF([.O71]&gt;0;&quot;Subiu&quot;;IF([.O71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71];[$Ticker.A$1:.B$1048576];2;0)" office:value-type="string" office:string-value="Natura" calcext:value-type="string">
            <text:p>Natura</text:p>
          </table:table-cell>
          <table:table-cell table:style-name="ce22" table:formula="of:=VLOOKUP([.Q71];[$Chat_GPT.A$1:.B$1048576];2;0)" office:value-type="string" office:string-value="Cosméticos" calcext:value-type="string">
            <text:p>Cosméticos</text:p>
          </table:table-cell>
          <table:table-cell table:style-name="ce22" table:formula="of:=VLOOKUP([.Q71];[$Chat_GPT.A$1:.C$1048576];3;0)" office:value-type="float" office:value="55" calcext:value-type="float">
            <text:p>55</text:p>
          </table:table-cell>
          <table:table-cell table:style-name="ce22" table:formula="of:=IF([.S71]&gt;100;&quot;Mais de 100&quot;; IF([.S7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SAI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3.8" calcext:value-type="float">
            <text:p>13.80</text:p>
          </table:table-cell>
          <table:table-cell table:style-name="ce7" office:value-type="float" office:value="-1.42" calcext:value-type="float">
            <text:p>-1.42</text:p>
          </table:table-cell>
          <table:table-cell table:number-columns-repeated="7" table:style-name="ce9" office:value-type="float" office:value="-1.42" calcext:value-type="float">
            <text:p>-1.42</text:p>
          </table:table-cell>
          <table:table-cell table:style-name="ce12" table:formula="of:=[.D72]/100" office:value-type="float" office:value="-0.0142" calcext:value-type="float">
            <text:p>-0.0142</text:p>
          </table:table-cell>
          <table:table-cell table:style-name="ce14" table:formula="of:=[.C72]/(1 + [.L72])" office:value-type="float" office:value="13.99878271" calcext:value-type="float">
            <text:p>14.00</text:p>
          </table:table-cell>
          <table:table-cell table:style-name="ce16" table:formula="of:=VLOOKUP([.A72];[$Total_de_acoes.A$1:.B$1048576];2;0)" office:value-type="float" office:value="1349217892" calcext:value-type="float">
            <text:p>1,349,217,892</text:p>
          </table:table-cell>
          <table:table-cell table:style-name="ce19" table:formula="of:=([.C72]-[.M72])*[.N72]" office:value-type="currency" office:currency="R$ " office:value="-268201188.952247" calcext:value-type="currency">
            <text:p>-R$ 268,201,188.95</text:p>
          </table:table-cell>
          <table:table-cell table:style-name="ce21" table:formula="of:=IF([.O72]&gt;0;&quot;Subiu&quot;;IF([.O72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72];[$Ticker.A$1:.B$1048576];2;0)" office:value-type="string" office:string-value="Assaí" calcext:value-type="string">
            <text:p>Assaí</text:p>
          </table:table-cell>
          <table:table-cell table:style-name="ce21" table:formula="of:=VLOOKUP([.Q72];[$Chat_GPT.A$1:.B$1048576];2;0)" office:value-type="string" office:string-value="Varejo" calcext:value-type="string">
            <text:p>Varejo</text:p>
          </table:table-cell>
          <table:table-cell table:style-name="ce21" table:formula="of:=VLOOKUP([.Q72];[$Chat_GPT.A$1:.C$1048576];3;0)" office:value-type="float" office:value="49" calcext:value-type="float">
            <text:p>49</text:p>
          </table:table-cell>
          <table:table-cell table:style-name="ce21" table:formula="of:=IF([.S72]&gt;100;&quot;Mais de 100&quot;; IF([.S7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2" calcext:value-type="float">
            <text:p>13.22</text:p>
          </table:table-cell>
          <table:table-cell table:style-name="ce8" office:value-type="float" office:value="-1.56" calcext:value-type="float">
            <text:p>-1.56</text:p>
          </table:table-cell>
          <table:table-cell table:number-columns-repeated="7" table:style-name="ce10" office:value-type="float" office:value="-1.56" calcext:value-type="float">
            <text:p>-1.56</text:p>
          </table:table-cell>
          <table:table-cell table:style-name="ce13" table:formula="of:=[.D73]/100" office:value-type="float" office:value="-0.0156" calcext:value-type="float">
            <text:p>-0.0156</text:p>
          </table:table-cell>
          <table:table-cell table:style-name="ce15" table:formula="of:=[.C73]/(1+[.L73])" office:value-type="float" office:value="13.4295002" calcext:value-type="float">
            <text:p>13.43</text:p>
          </table:table-cell>
          <table:table-cell table:style-name="ce17" table:formula="of:=VLOOKUP([.A73];[$Total_de_acoes.A$1:.B$1048576];2;0)" office:value-type="float" office:value="5602790110" calcext:value-type="float">
            <text:p>5,602,790,110</text:p>
          </table:table-cell>
          <table:table-cell table:style-name="ce20" table:formula="of:=([.C73]-[.M73])*[.N73]" office:value-type="currency" office:currency="R$ " office:value="-1173785648.60302" calcext:value-type="currency">
            <text:p>-R$ 1,173,785,648.60</text:p>
          </table:table-cell>
          <table:table-cell table:style-name="ce22" table:formula="of:=IF([.O73]&gt;0;&quot;Subiu&quot;;IF([.O73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73];[$Ticker.A$1:.B$1048576];2;0)" office:value-type="string" office:string-value="B3" calcext:value-type="string">
            <text:p>B3</text:p>
          </table:table-cell>
          <table:table-cell table:style-name="ce22" table:formula="of:=VLOOKUP([.Q73];[$Chat_GPT.A$1:.B$1048576];2;0)" office:value-type="string" office:string-value="Financeiro" calcext:value-type="string">
            <text:p>Financeiro</text:p>
          </table:table-cell>
          <table:table-cell table:style-name="ce22" table:formula="of:=VLOOKUP([.Q73];[$Chat_GPT.A$1:.C$1048576];3;0)" office:value-type="float" office:value="7" calcext:value-type="float">
            <text:p>7</text:p>
          </table:table-cell>
          <table:table-cell table:style-name="ce22" table:formula="of:=IF([.S73]&gt;100;&quot;Mais de 100&quot;; IF([.S7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YP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1.08" calcext:value-type="float">
            <text:p>31.08</text:p>
          </table:table-cell>
          <table:table-cell table:style-name="ce7" office:value-type="float" office:value="-1.61" calcext:value-type="float">
            <text:p>-1.61</text:p>
          </table:table-cell>
          <table:table-cell table:number-columns-repeated="7" table:style-name="ce9" office:value-type="float" office:value="-1.61" calcext:value-type="float">
            <text:p>-1.61</text:p>
          </table:table-cell>
          <table:table-cell table:style-name="ce12" table:formula="of:=[.D74]/100" office:value-type="float" office:value="-0.0161" calcext:value-type="float">
            <text:p>-0.0161</text:p>
          </table:table-cell>
          <table:table-cell table:style-name="ce14" table:formula="of:=[.C74]/(1 + [.L74])" office:value-type="float" office:value="31.58857607" calcext:value-type="float">
            <text:p>31.59</text:p>
          </table:table-cell>
          <table:table-cell table:style-name="ce16" table:formula="of:=VLOOKUP([.A74];[$Total_de_acoes.A$1:.B$1048576];2;0)" office:value-type="float" office:value="409490388" calcext:value-type="float">
            <text:p>409,490,388</text:p>
          </table:table-cell>
          <table:table-cell table:style-name="ce19" table:formula="of:=([.C74]-[.M74])*[.N74]" office:value-type="currency" office:currency="R$ " office:value="-208257012.231815" calcext:value-type="currency">
            <text:p>-R$ 208,257,012.23</text:p>
          </table:table-cell>
          <table:table-cell table:style-name="ce21" table:formula="of:=IF([.O74]&gt;0;&quot;Subiu&quot;;IF([.O74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74];[$Ticker.A$1:.B$1048576];2;0)" office:value-type="string" office:string-value="Hypera" calcext:value-type="string">
            <text:p>Hypera</text:p>
          </table:table-cell>
          <table:table-cell table:style-name="ce21" table:formula="of:=VLOOKUP([.Q74];[$Chat_GPT.A$1:.B$1048576];2;0)" office:value-type="string" office:string-value="Farmacêutica" calcext:value-type="string">
            <text:p>Farmacêutica</text:p>
          </table:table-cell>
          <table:table-cell table:style-name="ce21" table:formula="of:=VLOOKUP([.Q74];[$Chat_GPT.A$1:.C$1048576];3;0)" office:value-type="float" office:value="20" calcext:value-type="float">
            <text:p>20</text:p>
          </table:table-cell>
          <table:table-cell table:style-name="ce21" table:formula="of:=IF([.S74]&gt;100;&quot;Mais de 100&quot;; IF([.S7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2" calcext:value-type="float">
            <text:p>28.20</text:p>
          </table:table-cell>
          <table:table-cell table:style-name="ce8" office:value-type="float" office:value="-1.94" calcext:value-type="float">
            <text:p>-1.94</text:p>
          </table:table-cell>
          <table:table-cell table:number-columns-repeated="7" table:style-name="ce10" office:value-type="float" office:value="-1.94" calcext:value-type="float">
            <text:p>-1.94</text:p>
          </table:table-cell>
          <table:table-cell table:style-name="ce13" table:formula="of:=[.D75]/100" office:value-type="float" office:value="-0.0194" calcext:value-type="float">
            <text:p>-0.0194</text:p>
          </table:table-cell>
          <table:table-cell table:style-name="ce15" table:formula="of:=[.C75]/(1+[.L75])" office:value-type="float" office:value="28.75790332" calcext:value-type="float">
            <text:p>28.76</text:p>
          </table:table-cell>
          <table:table-cell table:style-name="ce17" table:formula="of:=VLOOKUP([.A75];[$Total_de_acoes.A$1:.B$1048576];2;0)" office:value-type="float" office:value="142377330" calcext:value-type="float">
            <text:p>142,377,330</text:p>
          </table:table-cell>
          <table:table-cell table:style-name="ce20" table:formula="of:=([.C75]-[.M75])*[.N75]" office:value-type="currency" office:currency="R$ " office:value="-79432785.0997358" calcext:value-type="currency">
            <text:p>-R$ 79,432,785.10</text:p>
          </table:table-cell>
          <table:table-cell table:style-name="ce22" table:formula="of:=IF([.O75]&gt;0;&quot;Subiu&quot;;IF([.O75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75];[$Ticker.A$1:.B$1048576];2;0)" office:value-type="string" office:string-value="São Martinho" calcext:value-type="string">
            <text:p>São Martinho</text:p>
          </table:table-cell>
          <table:table-cell table:style-name="ce22" table:formula="of:=VLOOKUP([.Q75];[$Chat_GPT.A$1:.B$1048576];2;0)" office:value-type="string" office:string-value="Açúcar e Álcool" calcext:value-type="string">
            <text:p>Açúcar e Álcool</text:p>
          </table:table-cell>
          <table:table-cell table:style-name="ce22" table:formula="of:=VLOOKUP([.Q75];[$Chat_GPT.A$1:.C$1048576];3;0)" office:value-type="float" office:value="82" calcext:value-type="float">
            <text:p>82</text:p>
          </table:table-cell>
          <table:table-cell table:style-name="ce22" table:formula="of:=IF([.S75]&gt;100;&quot;Mais de 100&quot;; IF([.S7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PV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93" calcext:value-type="float">
            <text:p>3.93</text:p>
          </table:table-cell>
          <table:table-cell table:style-name="ce7" office:value-type="float" office:value="-1.99" calcext:value-type="float">
            <text:p>-1.99</text:p>
          </table:table-cell>
          <table:table-cell table:number-columns-repeated="7" table:style-name="ce9" office:value-type="float" office:value="-1.99" calcext:value-type="float">
            <text:p>-1.99</text:p>
          </table:table-cell>
          <table:table-cell table:style-name="ce12" table:formula="of:=[.D76]/100" office:value-type="float" office:value="-0.0199" calcext:value-type="float">
            <text:p>-0.0199</text:p>
          </table:table-cell>
          <table:table-cell table:style-name="ce14" table:formula="of:=[.C76]/(1 + [.L76])" office:value-type="float" office:value="4.009794919" calcext:value-type="float">
            <text:p>4.01</text:p>
          </table:table-cell>
          <table:table-cell table:style-name="ce16" table:formula="of:=VLOOKUP([.A76];[$Total_de_acoes.A$1:.B$1048576];2;0)" office:value-type="float" office:value="4394332306" calcext:value-type="float">
            <text:p>4,394,332,306</text:p>
          </table:table-cell>
          <table:table-cell table:style-name="ce19" table:formula="of:=([.C76]-[.M76])*[.N76]" office:value-type="currency" office:currency="R$ " office:value="-350645390.416352" calcext:value-type="currency">
            <text:p>-R$ 350,645,390.42</text:p>
          </table:table-cell>
          <table:table-cell table:style-name="ce21" table:formula="of:=IF([.O76]&gt;0;&quot;Subiu&quot;;IF([.O76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76];[$Ticker.A$1:.B$1048576];2;0)" office:value-type="string" office:string-value="Hapvida" calcext:value-type="string">
            <text:p>Hapvida</text:p>
          </table:table-cell>
          <table:table-cell table:style-name="ce21" table:formula="of:=VLOOKUP([.Q76];[$Chat_GPT.A$1:.B$1048576];2;0)" office:value-type="string" office:string-value="Saúde" calcext:value-type="string">
            <text:p>Saúde</text:p>
          </table:table-cell>
          <table:table-cell table:style-name="ce21" table:formula="of:=VLOOKUP([.Q76];[$Chat_GPT.A$1:.C$1048576];3;0)" office:value-type="float" office:value="46" calcext:value-type="float">
            <text:p>46</text:p>
          </table:table-cell>
          <table:table-cell table:style-name="ce21" table:formula="of:=IF([.S76]&gt;100;&quot;Mais de 100&quot;; IF([.S7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78" calcext:value-type="float">
            <text:p>15.78</text:p>
          </table:table-cell>
          <table:table-cell table:style-name="ce8" office:value-type="float" office:value="-2.29" calcext:value-type="float">
            <text:p>-2.29</text:p>
          </table:table-cell>
          <table:table-cell table:number-columns-repeated="7" table:style-name="ce10" office:value-type="float" office:value="-2.29" calcext:value-type="float">
            <text:p>-2.29</text:p>
          </table:table-cell>
          <table:table-cell table:style-name="ce13" table:formula="of:=[.D77]/100" office:value-type="float" office:value="-0.0229" calcext:value-type="float">
            <text:p>-0.0229</text:p>
          </table:table-cell>
          <table:table-cell table:style-name="ce15" table:formula="of:=[.C77]/(1+[.L77])" office:value-type="float" office:value="16.14983113" calcext:value-type="float">
            <text:p>16.15</text:p>
          </table:table-cell>
          <table:table-cell table:style-name="ce17" table:formula="of:=VLOOKUP([.A77];[$Total_de_acoes.A$1:.B$1048576];2;0)" office:value-type="float" office:value="951329770" calcext:value-type="float">
            <text:p>951,329,770</text:p>
          </table:table-cell>
          <table:table-cell table:style-name="ce20" table:formula="of:=([.C77]-[.M77])*[.N77]" office:value-type="currency" office:currency="R$ " office:value="-351831363.84174" calcext:value-type="currency">
            <text:p>-R$ 351,831,363.84</text:p>
          </table:table-cell>
          <table:table-cell table:style-name="ce22" table:formula="of:=IF([.O77]&gt;0;&quot;Subiu&quot;;IF([.O77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77];[$Ticker.A$1:.B$1048576];2;0)" office:value-type="string" office:string-value="Lojas Renner" calcext:value-type="string">
            <text:p>Lojas Renner</text:p>
          </table:table-cell>
          <table:table-cell table:style-name="ce22" table:formula="of:=VLOOKUP([.Q77];[$Chat_GPT.A$1:.B$1048576];2;0)" office:value-type="string" office:string-value="Varejo" calcext:value-type="string">
            <text:p>Varejo</text:p>
          </table:table-cell>
          <table:table-cell table:style-name="ce22" table:formula="of:=VLOOKUP([.Q77];[$Chat_GPT.A$1:.C$1048576];3;0)" office:value-type="float" office:value="59" calcext:value-type="float">
            <text:p>59</text:p>
          </table:table-cell>
          <table:table-cell table:style-name="ce22" table:formula="of:=IF([.S77]&gt;100;&quot;Mais de 100&quot;; IF([.S77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71" calcext:value-type="float">
            <text:p>10.71</text:p>
          </table:table-cell>
          <table:table-cell table:style-name="ce7" office:value-type="float" office:value="-2.45" calcext:value-type="float">
            <text:p>-2.45</text:p>
          </table:table-cell>
          <table:table-cell table:number-columns-repeated="7" table:style-name="ce9" office:value-type="float" office:value="-2.45" calcext:value-type="float">
            <text:p>-2.45</text:p>
          </table:table-cell>
          <table:table-cell table:style-name="ce12" table:formula="of:=[.D78]/100" office:value-type="float" office:value="-0.0245" calcext:value-type="float">
            <text:p>-0.0245</text:p>
          </table:table-cell>
          <table:table-cell table:style-name="ce14" table:formula="of:=[.C78]/(1 + [.L78])" office:value-type="float" office:value="10.97898514" calcext:value-type="float">
            <text:p>10.98</text:p>
          </table:table-cell>
          <table:table-cell table:style-name="ce16" table:formula="of:=VLOOKUP([.A78];[$Total_de_acoes.A$1:.B$1048576];2;0)" office:value-type="float" office:value="533990587" calcext:value-type="float">
            <text:p>533,990,587</text:p>
          </table:table-cell>
          <table:table-cell table:style-name="ce19" table:formula="of:=([.C78]-[.M78])*[.N78]" office:value-type="currency" office:currency="R$ " office:value="-143635532.802877" calcext:value-type="currency">
            <text:p>-R$ 143,635,532.80</text:p>
          </table:table-cell>
          <table:table-cell table:style-name="ce21" table:formula="of:=IF([.O78]&gt;0;&quot;Subiu&quot;;IF([.O78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78];[$Ticker.A$1:.B$1048576];2;0)" office:value-type="string" office:string-value="Carrefour Brasil" calcext:value-type="string">
            <text:p>Carrefour Brasil</text:p>
          </table:table-cell>
          <table:table-cell table:style-name="ce21" table:formula="of:=VLOOKUP([.Q78];[$Chat_GPT.A$1:.B$1048576];2;0)" office:value-type="string" office:string-value="Varejo" calcext:value-type="string">
            <text:p>Varejo</text:p>
          </table:table-cell>
          <table:table-cell table:style-name="ce21" table:formula="of:=VLOOKUP([.Q78];[$Chat_GPT.A$1:.C$1048576];3;0)" office:value-type="float" office:value="45" calcext:value-type="float">
            <text:p>45</text:p>
          </table:table-cell>
          <table:table-cell table:style-name="ce21" table:formula="of:=IF([.S78]&gt;100;&quot;Mais de 100&quot;; IF([.S7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8.7" calcext:value-type="float">
            <text:p>8.70</text:p>
          </table:table-cell>
          <table:table-cell table:style-name="ce8" office:value-type="float" office:value="-2.46" calcext:value-type="float">
            <text:p>-2.46</text:p>
          </table:table-cell>
          <table:table-cell table:number-columns-repeated="7" table:style-name="ce10" office:value-type="float" office:value="-2.46" calcext:value-type="float">
            <text:p>-2.46</text:p>
          </table:table-cell>
          <table:table-cell table:style-name="ce13" table:formula="of:=[.D79]/100" office:value-type="float" office:value="-0.0246" calcext:value-type="float">
            <text:p>-0.0246</text:p>
          </table:table-cell>
          <table:table-cell table:style-name="ce15" table:formula="of:=[.C79]/(1+[.L79])" office:value-type="float" office:value="8.919417675" calcext:value-type="float">
            <text:p>8.92</text:p>
          </table:table-cell>
          <table:table-cell table:style-name="ce17" table:formula="of:=VLOOKUP([.A79];[$Total_de_acoes.A$1:.B$1048576];2;0)" office:value-type="float" office:value="94843047" calcext:value-type="float">
            <text:p>94,843,047</text:p>
          </table:table-cell>
          <table:table-cell table:style-name="ce20" table:formula="of:=([.C79]-[.M79])*[.N79]" office:value-type="currency" office:currency="R$ " office:value="-20810240.8626558" calcext:value-type="currency">
            <text:p>-R$ 20,810,240.86</text:p>
          </table:table-cell>
          <table:table-cell table:style-name="ce22" table:formula="of:=IF([.O79]&gt;0;&quot;Subiu&quot;;IF([.O79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79];[$Ticker.A$1:.B$1048576];2;0)" office:value-type="string" office:string-value="Casas Bahia" calcext:value-type="string">
            <text:p>Casas Bahia</text:p>
          </table:table-cell>
          <table:table-cell table:style-name="ce22" table:formula="of:=VLOOKUP([.Q79];[$Chat_GPT.A$1:.B$1048576];2;0)" office:value-type="string" office:string-value="Varejo" calcext:value-type="string">
            <text:p>Varejo</text:p>
          </table:table-cell>
          <table:table-cell table:style-name="ce22" table:formula="of:=VLOOKUP([.Q79];[$Chat_GPT.A$1:.C$1048576];3;0)" office:value-type="float" office:value="64" calcext:value-type="float">
            <text:p>64</text:p>
          </table:table-cell>
          <table:table-cell table:style-name="ce22" table:formula="of:=IF([.S79]&gt;100;&quot;Mais de 100&quot;; IF([.S7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EN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6.24" calcext:value-type="float">
            <text:p>56.24</text:p>
          </table:table-cell>
          <table:table-cell table:style-name="ce7" office:value-type="float" office:value="-3.63" calcext:value-type="float">
            <text:p>-3.63</text:p>
          </table:table-cell>
          <table:table-cell table:number-columns-repeated="7" table:style-name="ce9" office:value-type="float" office:value="-3.63" calcext:value-type="float">
            <text:p>-3.63</text:p>
          </table:table-cell>
          <table:table-cell table:style-name="ce12" table:formula="of:=[.D80]/100" office:value-type="float" office:value="-0.0363" calcext:value-type="float">
            <text:p>-0.0363</text:p>
          </table:table-cell>
          <table:table-cell table:style-name="ce14" table:formula="of:=[.C80]/(1 + [.L80])" office:value-type="float" office:value="58.35841029" calcext:value-type="float">
            <text:p>58.36</text:p>
          </table:table-cell>
          <table:table-cell table:style-name="ce16" table:formula="of:=VLOOKUP([.A80];[$Total_de_acoes.A$1:.B$1048576];2;0)" office:value-type="float" office:value="853202347" calcext:value-type="float">
            <text:p>853,202,347</text:p>
          </table:table-cell>
          <table:table-cell table:style-name="ce19" table:formula="of:=([.C80]-[.M80])*[.N80]" office:value-type="currency" office:currency="R$ " office:value="-1807432631.33695" calcext:value-type="currency">
            <text:p>-R$ 1,807,432,631.34</text:p>
          </table:table-cell>
          <table:table-cell table:style-name="ce21" table:formula="of:=IF([.O80]&gt;0;&quot;Subiu&quot;;IF([.O80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80];[$Ticker.A$1:.B$1048576];2;0)" office:value-type="string" office:string-value="Localiza" calcext:value-type="string">
            <text:p>Localiza</text:p>
          </table:table-cell>
          <table:table-cell table:style-name="ce21" table:formula="of:=VLOOKUP([.Q80];[$Chat_GPT.A$1:.B$1048576];2;0)" office:value-type="string" office:string-value="Aluguel de Carros" calcext:value-type="string">
            <text:p>Aluguel de Carros</text:p>
          </table:table-cell>
          <table:table-cell table:style-name="ce21" table:formula="of:=VLOOKUP([.Q80];[$Chat_GPT.A$1:.C$1048576];3;0)" office:value-type="float" office:value="48" calcext:value-type="float">
            <text:p>48</text:p>
          </table:table-cell>
          <table:table-cell table:style-name="ce21" table:formula="of:=IF([.S80]&gt;100;&quot;Mais de 100&quot;; IF([.S8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.07" calcext:value-type="float">
            <text:p>3.07</text:p>
          </table:table-cell>
          <table:table-cell table:style-name="ce8" office:value-type="float" office:value="-4.36" calcext:value-type="float">
            <text:p>-4.36</text:p>
          </table:table-cell>
          <table:table-cell table:number-columns-repeated="7" table:style-name="ce10" office:value-type="float" office:value="-4.36" calcext:value-type="float">
            <text:p>-4.36</text:p>
          </table:table-cell>
          <table:table-cell table:style-name="ce13" table:formula="of:=[.D81]/100" office:value-type="float" office:value="-0.0436" calcext:value-type="float">
            <text:p>-0.0436</text:p>
          </table:table-cell>
          <table:table-cell table:style-name="ce15" table:formula="of:=[.C81]/(1+[.L81])" office:value-type="float" office:value="3.209953994" calcext:value-type="float">
            <text:p>3.21</text:p>
          </table:table-cell>
          <table:table-cell table:style-name="ce17" table:formula="of:=VLOOKUP([.A81];[$Total_de_acoes.A$1:.B$1048576];2;0)" office:value-type="float" office:value="525582771" calcext:value-type="float">
            <text:p>525,582,771</text:p>
          </table:table-cell>
          <table:table-cell table:style-name="ce20" table:formula="of:=([.C81]-[.M81])*[.N81]" office:value-type="currency" office:currency="R$ " office:value="-73557407.9790375" calcext:value-type="currency">
            <text:p>-R$ 73,557,407.98</text:p>
          </table:table-cell>
          <table:table-cell table:style-name="ce22" table:formula="of:=IF([.O81]&gt;0;&quot;Subiu&quot;;IF([.O81]&lt;0;&quot;Desceu&quot;;&quot;Estável&quot;))" office:value-type="string" office:string-value="Desceu" calcext:value-type="string">
            <text:p>Desceu</text:p>
          </table:table-cell>
          <table:table-cell table:style-name="ce22" table:formula="of:=VLOOKUP([.A81];[$Ticker.A$1:.B$1048576];2;0)" office:value-type="string" office:string-value="CVC" calcext:value-type="string">
            <text:p>CVC</text:p>
          </table:table-cell>
          <table:table-cell table:style-name="ce22" table:formula="of:=VLOOKUP([.Q81];[$Chat_GPT.A$1:.B$1048576];2;0)" office:value-type="string" office:string-value="Turismo" calcext:value-type="string">
            <text:p>Turismo</text:p>
          </table:table-cell>
          <table:table-cell table:style-name="ce22" table:formula="of:=VLOOKUP([.Q81];[$Chat_GPT.A$1:.C$1048576];3;0)" office:value-type="float" office:value="50" calcext:value-type="float">
            <text:p>50</text:p>
          </table:table-cell>
          <table:table-cell table:style-name="ce22" table:formula="of:=IF([.S81]&gt;100;&quot;Mais de 100&quot;; IF([.S8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-8.07" calcext:value-type="float">
            <text:p>-8.07</text:p>
          </table:table-cell>
          <table:table-cell table:number-columns-repeated="7" table:style-name="ce9" office:value-type="float" office:value="-8.07" calcext:value-type="float">
            <text:p>-8.07</text:p>
          </table:table-cell>
          <table:table-cell table:style-name="ce12" table:formula="of:=[.D82]/100" office:value-type="float" office:value="-0.0807" calcext:value-type="float">
            <text:p>-0.0807</text:p>
          </table:table-cell>
          <table:table-cell table:style-name="ce14" table:formula="of:=[.C82]/(1 + [.L82])" office:value-type="float" office:value="6.439682367" calcext:value-type="float">
            <text:p>6.44</text:p>
          </table:table-cell>
          <table:table-cell table:style-name="ce16" table:formula="of:=VLOOKUP([.A82];[$Total_de_acoes.A$1:.B$1048576];2;0)" office:value-type="float" office:value="198184909" calcext:value-type="float">
            <text:p>198,184,909</text:p>
          </table:table-cell>
          <table:table-cell table:style-name="ce19" table:formula="of:=([.C82]-[.M82])*[.N82]" office:value-type="currency" office:currency="R$ " office:value="-102993202.6128" calcext:value-type="currency">
            <text:p>-R$ 102,993,202.61</text:p>
          </table:table-cell>
          <table:table-cell table:style-name="ce21" table:formula="of:=IF([.O82]&gt;0;&quot;Subiu&quot;;IF([.O82]&lt;0;&quot;Desceu&quot;;&quot;Estável&quot;))" office:value-type="string" office:string-value="Desceu" calcext:value-type="string">
            <text:p>Desceu</text:p>
          </table:table-cell>
          <table:table-cell table:style-name="ce21" table:formula="of:=VLOOKUP([.A82];[$Ticker.A$1:.B$1048576];2;0)" office:value-type="string" office:string-value="GOL" calcext:value-type="string">
            <text:p>GOL</text:p>
          </table:table-cell>
          <table:table-cell table:style-name="ce21" table:formula="of:=VLOOKUP([.Q82];[$Chat_GPT.A$1:.B$1048576];2;0)" office:value-type="string" office:string-value="Transporte Aéreo" calcext:value-type="string">
            <text:p>Transporte Aéreo</text:p>
          </table:table-cell>
          <table:table-cell table:style-name="ce21" table:formula="of:=VLOOKUP([.Q82];[$Chat_GPT.A$1:.C$1048576];3;0)" office:value-type="float" office:value="23" calcext:value-type="float">
            <text:p>23</text:p>
          </table:table-cell>
          <table:table-cell table:style-name="ce21" table:formula="of:=IF([.S82]&gt;100;&quot;Mais de 100&quot;; IF([.S8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100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2">
        <table:table-column table:style-name="co19" table:default-cell-style-name="Default"/>
        <table:table-column table:style-name="co20" table:default-cell-style-name="Default"/>
        <table:table-column table:style-name="co18" table:number-columns-repeated="1022" table:default-cell-style-name="Default"/>
        <table:table-row table:style-name="ro1">
          <table:table-cell table:style-name="ce23" office:value-type="string" calcext:value-type="string">
            <text:p>Código</text:p>
          </table:table-cell>
          <table:table-cell table:style-name="ce23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RRP3</text:p>
          </table:table-cell>
          <table:table-cell table:style-name="ce26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LOS3</text:p>
          </table:table-cell>
          <table:table-cell table:style-name="ce26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LPA4</text:p>
          </table:table-cell>
          <table:table-cell table:style-name="ce26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BEV3</text:p>
          </table:table-cell>
          <table:table-cell table:style-name="ce26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RZZ3</text:p>
          </table:table-cell>
          <table:table-cell table:style-name="ce26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SAI3</text:p>
          </table:table-cell>
          <table:table-cell table:style-name="ce26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ZUL4</text:p>
          </table:table-cell>
          <table:table-cell table:style-name="ce26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3SA3</text:p>
          </table:table-cell>
          <table:table-cell table:style-name="ce26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BSE3</text:p>
          </table:table-cell>
          <table:table-cell table:style-name="ce26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BDC3</text:p>
          </table:table-cell>
          <table:table-cell table:style-name="ce26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BDC4</text:p>
          </table:table-cell>
          <table:table-cell table:style-name="ce26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RAP4</text:p>
          </table:table-cell>
          <table:table-cell table:style-name="ce26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BAS3</text:p>
          </table:table-cell>
          <table:table-cell table:style-name="ce26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RKM5</text:p>
          </table:table-cell>
          <table:table-cell table:style-name="ce26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RFS3</text:p>
          </table:table-cell>
          <table:table-cell table:style-name="ce26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PAC11</text:p>
          </table:table-cell>
          <table:table-cell table:style-name="ce26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RFB3</text:p>
          </table:table-cell>
          <table:table-cell table:style-name="ce26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HIA3</text:p>
          </table:table-cell>
          <table:table-cell table:style-name="ce26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CRO3</text:p>
          </table:table-cell>
          <table:table-cell table:style-name="ce26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MIG4</text:p>
          </table:table-cell>
          <table:table-cell table:style-name="ce26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IEL3</text:p>
          </table:table-cell>
          <table:table-cell table:style-name="ce26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OGN3</text:p>
          </table:table-cell>
          <table:table-cell table:style-name="ce26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PLE6</text:p>
          </table:table-cell>
          <table:table-cell table:style-name="ce26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SAN3</text:p>
          </table:table-cell>
          <table:table-cell table:style-name="ce26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PFE3</text:p>
          </table:table-cell>
          <table:table-cell table:style-name="ce26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MIN3</text:p>
          </table:table-cell>
          <table:table-cell table:style-name="ce26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VCB3</text:p>
          </table:table-cell>
          <table:table-cell table:style-name="ce26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YRE3</text:p>
          </table:table-cell>
          <table:table-cell table:style-name="ce26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DXCO3</text:p>
          </table:table-cell>
          <table:table-cell table:style-name="ce26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LET3</text:p>
          </table:table-cell>
          <table:table-cell table:style-name="ce26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LET6</text:p>
          </table:table-cell>
          <table:table-cell table:style-name="ce26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MBR3</text:p>
          </table:table-cell>
          <table:table-cell table:style-name="ce26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NGI11</text:p>
          </table:table-cell>
          <table:table-cell table:style-name="ce26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NEV3</text:p>
          </table:table-cell>
          <table:table-cell table:style-name="ce26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GIE3</text:p>
          </table:table-cell>
          <table:table-cell table:style-name="ce26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QTL3</text:p>
          </table:table-cell>
          <table:table-cell table:style-name="ce26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EZTC3</text:p>
          </table:table-cell>
          <table:table-cell table:style-name="ce26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FLRY3</text:p>
          </table:table-cell>
          <table:table-cell table:style-name="ce26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GGBR4</text:p>
          </table:table-cell>
          <table:table-cell table:style-name="ce26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GOAU4</text:p>
          </table:table-cell>
          <table:table-cell table:style-name="ce26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GOLL4</text:p>
          </table:table-cell>
          <table:table-cell table:style-name="ce26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NTCO3</text:p>
          </table:table-cell>
          <table:table-cell table:style-name="ce26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OMA3</text:p>
          </table:table-cell>
          <table:table-cell table:style-name="ce26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HAPV3</text:p>
          </table:table-cell>
          <table:table-cell table:style-name="ce26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HYPE3</text:p>
          </table:table-cell>
          <table:table-cell table:style-name="ce26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GTI11</text:p>
          </table:table-cell>
          <table:table-cell table:style-name="ce26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RBR3</text:p>
          </table:table-cell>
          <table:table-cell table:style-name="ce26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SA4</text:p>
          </table:table-cell>
          <table:table-cell table:style-name="ce26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UB4</text:p>
          </table:table-cell>
          <table:table-cell table:style-name="ce26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JBSS3</text:p>
          </table:table-cell>
          <table:table-cell table:style-name="ce26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KLBN11</text:p>
          </table:table-cell>
          <table:table-cell table:style-name="ce26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ENT3</text:p>
          </table:table-cell>
          <table:table-cell table:style-name="ce26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REN3</text:p>
          </table:table-cell>
          <table:table-cell table:style-name="ce26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WSA3</text:p>
          </table:table-cell>
          <table:table-cell table:style-name="ce26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MGLU3</text:p>
          </table:table-cell>
          <table:table-cell table:style-name="ce26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MRFG3</text:p>
          </table:table-cell>
          <table:table-cell table:style-name="ce26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EEF3</text:p>
          </table:table-cell>
          <table:table-cell table:style-name="ce26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MRVE3</text:p>
          </table:table-cell>
          <table:table-cell table:style-name="ce26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MULT3</text:p>
          </table:table-cell>
          <table:table-cell table:style-name="ce26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PCAR3</text:p>
          </table:table-cell>
          <table:table-cell table:style-name="ce26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PETR3</text:p>
          </table:table-cell>
          <table:table-cell table:style-name="ce26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PETR4</text:p>
          </table:table-cell>
          <table:table-cell table:style-name="ce26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ECV3</text:p>
          </table:table-cell>
          <table:table-cell table:style-name="ce26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PRIO3</text:p>
          </table:table-cell>
          <table:table-cell table:style-name="ce26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PETZ3</text:p>
          </table:table-cell>
          <table:table-cell table:style-name="ce26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ADL3</text:p>
          </table:table-cell>
          <table:table-cell table:style-name="ce26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AIZ4</text:p>
          </table:table-cell>
          <table:table-cell table:style-name="ce26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DOR3</text:p>
          </table:table-cell>
          <table:table-cell table:style-name="ce26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AIL3</text:p>
          </table:table-cell>
          <table:table-cell table:style-name="ce26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BSP3</text:p>
          </table:table-cell>
          <table:table-cell table:style-name="ce26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ANB11</text:p>
          </table:table-cell>
          <table:table-cell table:style-name="ce26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MTO3</text:p>
          </table:table-cell>
          <table:table-cell table:style-name="ce26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CSNA3</text:p>
          </table:table-cell>
          <table:table-cell table:style-name="ce26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LCE3</text:p>
          </table:table-cell>
          <table:table-cell table:style-name="ce26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UZB3</text:p>
          </table:table-cell>
          <table:table-cell table:style-name="ce26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TAEE11</text:p>
          </table:table-cell>
          <table:table-cell table:style-name="ce26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IVT3</text:p>
          </table:table-cell>
          <table:table-cell table:style-name="ce26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TIMS3</text:p>
          </table:table-cell>
          <table:table-cell table:style-name="ce26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TOTS3</text:p>
          </table:table-cell>
          <table:table-cell table:style-name="ce26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TRPL4</text:p>
          </table:table-cell>
          <table:table-cell table:style-name="ce26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UGPA3</text:p>
          </table:table-cell>
          <table:table-cell table:style-name="ce26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USIM5</text:p>
          </table:table-cell>
          <table:table-cell table:style-name="ce26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ALE3</text:p>
          </table:table-cell>
          <table:table-cell table:style-name="ce26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AMO3</text:p>
          </table:table-cell>
          <table:table-cell table:style-name="ce26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BBR3</text:p>
          </table:table-cell>
          <table:table-cell table:style-name="ce26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WEGE3</text:p>
          </table:table-cell>
          <table:table-cell table:style-name="ce26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YDUQ3</text:p>
          </table:table-cell>
          <table:table-cell table:style-name="ce26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Quantidade Teórica Total</text:p>
          </table:table-cell>
          <table:table-cell table:style-name="ce26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Redutor</text:p>
          </table:table-cell>
          <table:table-cell table:style-name="ce27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25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3">
        <table:table-column table:style-name="co21" table:default-cell-style-name="Default"/>
        <table:table-column table:style-name="co22" table:default-cell-style-name="Default"/>
        <table:table-column table:style-name="co18" table:number-columns-repeated="1022" table:default-cell-style-name="Default"/>
        <table:table-row table:style-name="ro1">
          <table:table-cell table:style-name="ce28" office:value-type="string" calcext:value-type="string">
            <text:p>Ticker</text:p>
          </table:table-cell>
          <table:table-cell table:style-name="ce28" office:value-type="string" calcext:value-type="string">
            <text:p>Nom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2" office:value-type="string" calcext:value-type="string">
            <text:p>Magazine Luiz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3" office:value-type="string" calcext:value-type="string">
            <text:p>Hapvid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2" office:value-type="string" calcext:value-type="string">
            <text:p>Petro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3" office:value-type="string" calcext:value-type="string">
            <text:p>B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2" office:value-type="string" calcext:value-type="string">
            <text:p>Usimi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3" office:value-type="string" calcext:value-type="string">
            <text:p>CV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2" office:value-type="string" calcext:value-type="string">
            <text:p>Cie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3" office:value-type="string" calcext:value-type="string">
            <text:p>Val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2" office:value-type="string" calcext:value-type="string">
            <text:p>GO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3" office:value-type="string" calcext:value-type="string">
            <text:p>Banco Brades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2" office:value-type="string" calcext:value-type="string">
            <text:p>Az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3" office:value-type="string" calcext:value-type="string">
            <text:p>Cogn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2" office:value-type="string" calcext:value-type="string">
            <text:p>Itaú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3" office:value-type="string" calcext:value-type="string">
            <text:p>Itaú Uniban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2" office:value-type="string" calcext:value-type="string">
            <text:p>Petz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3" office:value-type="string" calcext:value-type="string">
            <text:p>MRV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TCO3</text:p>
          </table:table-cell>
          <table:table-cell table:style-name="ce2" office:value-type="string" calcext:value-type="string">
            <text:p>Natu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3" office:value-type="string" calcext:value-type="string">
            <text:p>Lojas Renn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2" office:value-type="string" calcext:value-type="string">
            <text:p>Equatorial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3" office:value-type="string" calcext:value-type="string">
            <text:p>Localiz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3</text:p>
          </table:table-cell>
          <table:table-cell table:style-name="ce2" office:value-type="string" calcext:value-type="string">
            <text:p>O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ER3</text:p>
          </table:table-cell>
          <table:table-cell table:style-name="ce3" office:value-type="string" calcext:value-type="string">
            <text:p>America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2" office:value-type="string" calcext:value-type="string">
            <text:p>Petro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3" office:value-type="string" calcext:value-type="string">
            <text:p>Locaweb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2" office:value-type="string" calcext:value-type="string">
            <text:p>Cope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XSE3</text:p>
          </table:table-cell>
          <table:table-cell table:style-name="ce3" office:value-type="string" calcext:value-type="string">
            <text:p>Caixa Seguridad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MA3</text:p>
          </table:table-cell>
          <table:table-cell table:style-name="ce2" office:value-type="string" calcext:value-type="string">
            <text:p>Grupo So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Banco do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EQL3</text:p>
          </table:table-cell>
          <table:table-cell table:style-name="ce2" office:value-type="string" calcext:value-type="string">
            <text:p>Sequoia Logís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3" office:value-type="string" calcext:value-type="string">
            <text:p>Rum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IO3</text:p>
          </table:table-cell>
          <table:table-cell table:style-name="ce2" office:value-type="string" calcext:value-type="string">
            <text:p>PetroRi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3</text:p>
          </table:table-cell>
          <table:table-cell table:style-name="ce3" office:value-type="string" calcext:value-type="string">
            <text:p>Cope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FS3</text:p>
          </table:table-cell>
          <table:table-cell table:style-name="ce2" office:value-type="string" calcext:value-type="string">
            <text:p>BRF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Ambev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QUAL3</text:p>
          </table:table-cell>
          <table:table-cell table:style-name="ce2" office:value-type="string" calcext:value-type="string">
            <text:p>Qualicor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4</text:p>
          </table:table-cell>
          <table:table-cell table:style-name="ce3" office:value-type="string" calcext:value-type="string">
            <text:p>Recru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LAS3</text:p>
          </table:table-cell>
          <table:table-cell table:style-name="ce2" office:value-type="string" calcext:value-type="string">
            <text:p>Multilas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3" office:value-type="string" calcext:value-type="string">
            <text:p>Siderúrgica Nacion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EEF3</text:p>
          </table:table-cell>
          <table:table-cell table:style-name="ce2" office:value-type="string" calcext:value-type="string">
            <text:p>Minerv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3" office:value-type="string" calcext:value-type="string">
            <text:p>Assaí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4</text:p>
          </table:table-cell>
          <table:table-cell table:style-name="ce2" office:value-type="string" calcext:value-type="string">
            <text:p>CEMI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FCM3</text:p>
          </table:table-cell>
          <table:table-cell table:style-name="ce3" office:value-type="string" calcext:value-type="string">
            <text:p>Infracommerc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IZ4</text:p>
          </table:table-cell>
          <table:table-cell table:style-name="ce2" office:value-type="string" calcext:value-type="string">
            <text:p>Raíze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3" office:value-type="string" calcext:value-type="string">
            <text:p>Grupo Pão de Açúc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AMO3</text:p>
          </table:table-cell>
          <table:table-cell table:style-name="ce2" office:value-type="string" calcext:value-type="string">
            <text:p>Grupo Vam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3" office:value-type="string" calcext:value-type="string">
            <text:p>Gerda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MO4</text:p>
          </table:table-cell>
          <table:table-cell table:style-name="ce2" office:value-type="string" calcext:value-type="string">
            <text:p>Marcopo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3" office:value-type="string" calcext:value-type="string">
            <text:p>CSN Mineraç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RE3</text:p>
          </table:table-cell>
          <table:table-cell table:style-name="ce2" office:value-type="string" calcext:value-type="string">
            <text:p>Mitre Realt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NIM3</text:p>
          </table:table-cell>
          <table:table-cell table:style-name="ce3" office:value-type="string" calcext:value-type="string">
            <text:p>Ânima Educaç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YRE3</text:p>
          </table:table-cell>
          <table:table-cell table:style-name="ce2" office:value-type="string" calcext:value-type="string">
            <text:p>Cyre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MAT3</text:p>
          </table:table-cell>
          <table:table-cell table:style-name="ce3" office:value-type="string" calcext:value-type="string">
            <text:p>Grupo Mateu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CSL3</text:p>
          </table:table-cell>
          <table:table-cell table:style-name="ce2" office:value-type="string" calcext:value-type="string">
            <text:p>Recru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3" office:value-type="string" calcext:value-type="string">
            <text:p>Marfri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FSA3</text:p>
          </table:table-cell>
          <table:table-cell table:style-name="ce2" office:value-type="string" calcext:value-type="string">
            <text:p>Gaf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3" office:value-type="string" calcext:value-type="string">
            <text:p>RaiaDrog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2" office:value-type="string" calcext:value-type="string">
            <text:p>WE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3" office:value-type="string" calcext:value-type="string">
            <text:p>Ultra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2" office:value-type="string" calcext:value-type="string">
            <text:p>Multipla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3" office:value-type="string" calcext:value-type="string">
            <text:p>Metalúrgica Gerda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2" office:value-type="string" calcext:value-type="string">
            <text:p>TI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VI3</text:p>
          </table:table-cell>
          <table:table-cell table:style-name="ce3" office:value-type="string" calcext:value-type="string">
            <text:p>Movid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2" office:value-type="string" calcext:value-type="string">
            <text:p>Carrefour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3" office:value-type="string" calcext:value-type="string">
            <text:p>Arezz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ND3</text:p>
          </table:table-cell>
          <table:table-cell table:style-name="ce2" office:value-type="string" calcext:value-type="string">
            <text:p>Construtora Tend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3" office:value-type="string" calcext:value-type="string">
            <text:p>Hype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TT3</text:p>
          </table:table-cell>
          <table:table-cell table:style-name="ce2" office:value-type="string" calcext:value-type="string">
            <text:p>Vitt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3" office:value-type="string" calcext:value-type="string">
            <text:p>Banco Brades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2" office:value-type="string" calcext:value-type="string">
            <text:p>YDUQ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RI3</text:p>
          </table:table-cell>
          <table:table-cell table:style-name="ce3" office:value-type="string" calcext:value-type="string">
            <text:p>Aeris Energ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HIA3</text:p>
          </table:table-cell>
          <table:table-cell table:style-name="ce2" office:value-type="string" calcext:value-type="string">
            <text:p>Casas Bah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3" office:value-type="string" calcext:value-type="string">
            <text:p>Suzan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BFG3</text:p>
          </table:table-cell>
          <table:table-cell table:style-name="ce2" office:value-type="string" calcext:value-type="string">
            <text:p>Grupo SBF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3" office:value-type="string" calcext:value-type="string">
            <text:p>Brades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GMN3</text:p>
          </table:table-cell>
          <table:table-cell table:style-name="ce2" office:value-type="string" calcext:value-type="string">
            <text:p>Pague Men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3" office:value-type="string" calcext:value-type="string">
            <text:p>BB Seguridad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SA3</text:p>
          </table:table-cell>
          <table:table-cell table:style-name="ce2" office:value-type="string" calcext:value-type="string">
            <text:p>Hidrovias do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AV3</text:p>
          </table:table-cell>
          <table:table-cell table:style-name="ce3" office:value-type="string" calcext:value-type="string">
            <text:p>CB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URE3</text:p>
          </table:table-cell>
          <table:table-cell table:style-name="ce2" office:value-type="string" calcext:value-type="string">
            <text:p>VTRM ENERGIA PARTICIPAÃiES S.A.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H3</text:p>
          </table:table-cell>
          <table:table-cell table:style-name="ce3" office:value-type="string" calcext:value-type="string">
            <text:p>Méliuz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XCO3</text:p>
          </table:table-cell>
          <table:table-cell table:style-name="ce2" office:value-type="string" calcext:value-type="string">
            <text:p>Dex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3" office:value-type="string" calcext:value-type="string">
            <text:p>3R Petroleu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2" office:value-type="string" calcext:value-type="string">
            <text:p>Embra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3" office:value-type="string" calcext:value-type="string">
            <text:p>Eletro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2" office:value-type="string" calcext:value-type="string">
            <text:p>Rede D'O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3" office:value-type="string" calcext:value-type="string">
            <text:p>São Martinh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AB3</text:p>
          </table:table-cell>
          <table:table-cell table:style-name="ce2" office:value-type="string" calcext:value-type="string">
            <text:p>C&amp;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HSF3</text:p>
          </table:table-cell>
          <table:table-cell table:style-name="ce3" office:value-type="string" calcext:value-type="string">
            <text:p>JHSF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BBR3</text:p>
          </table:table-cell>
          <table:table-cell table:style-name="ce2" office:value-type="string" calcext:value-type="string">
            <text:p>Vibr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IMH3</text:p>
          </table:table-cell>
          <table:table-cell table:style-name="ce3" office:value-type="string" calcext:value-type="string">
            <text:p>Sim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EV3</text:p>
          </table:table-cell>
          <table:table-cell table:style-name="ce2" office:value-type="string" calcext:value-type="string">
            <text:p>Enev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3" office:value-type="string" calcext:value-type="string">
            <text:p>PetroRecôncav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ULC3</text:p>
          </table:table-cell>
          <table:table-cell table:style-name="ce2" office:value-type="string" calcext:value-type="string">
            <text:p>Vulca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3" office:value-type="string" calcext:value-type="string">
            <text:p>Grupo CC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2" office:value-type="string" calcext:value-type="string">
            <text:p>Cosa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3" office:value-type="string" calcext:value-type="string">
            <text:p>Braske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OR3</text:p>
          </table:table-cell>
          <table:table-cell table:style-name="ce2" office:value-type="string" calcext:value-type="string">
            <text:p>EcoRodovi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3" office:value-type="string" calcext:value-type="string">
            <text:p>Fleur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BP3</text:p>
          </table:table-cell>
          <table:table-cell table:style-name="ce2" office:value-type="string" calcext:value-type="string">
            <text:p>Santos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JQQ3</text:p>
          </table:table-cell>
          <table:table-cell table:style-name="ce3" office:value-type="string" calcext:value-type="string">
            <text:p>Lojas Quero-Que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2" office:value-type="string" calcext:value-type="string">
            <text:p>CPFL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UAR3</text:p>
          </table:table-cell>
          <table:table-cell table:style-name="ce3" office:value-type="string" calcext:value-type="string">
            <text:p>Guararap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3</text:p>
          </table:table-cell>
          <table:table-cell table:style-name="ce2" office:value-type="string" calcext:value-type="string">
            <text:p>Usimi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3" office:value-type="string" calcext:value-type="string">
            <text:p>IRB Brasil R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DGR3</text:p>
          </table:table-cell>
          <table:table-cell table:style-name="ce2" office:value-type="string" calcext:value-type="string">
            <text:p>PDG Realt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SSA3</text:p>
          </table:table-cell>
          <table:table-cell table:style-name="ce3" office:value-type="string" calcext:value-type="string">
            <text:p>Porto Segu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BSS3</text:p>
          </table:table-cell>
          <table:table-cell table:style-name="ce2" office:value-type="string" calcext:value-type="string">
            <text:p>JB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3" office:value-type="string" calcext:value-type="string">
            <text:p>Sabes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4</text:p>
          </table:table-cell>
          <table:table-cell table:style-name="ce2" office:value-type="string" calcext:value-type="string">
            <text:p>Sane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3" office:value-type="string" calcext:value-type="string">
            <text:p>Alpargat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CE3</text:p>
          </table:table-cell>
          <table:table-cell table:style-name="ce2" office:value-type="string" calcext:value-type="string">
            <text:p>SLC Agríco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MG3</text:p>
          </table:table-cell>
          <table:table-cell table:style-name="ce3" office:value-type="string" calcext:value-type="string">
            <text:p>COPA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4</text:p>
          </table:table-cell>
          <table:table-cell table:style-name="ce2" office:value-type="string" calcext:value-type="string">
            <text:p>Rand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LOS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ZTC3</text:p>
          </table:table-cell>
          <table:table-cell table:style-name="ce2" office:value-type="string" calcext:value-type="string">
            <text:p>EZTE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3" office:value-type="string" calcext:value-type="string">
            <text:p>Totv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BLY3</text:p>
          </table:table-cell>
          <table:table-cell table:style-name="ce2" office:value-type="string" calcext:value-type="string">
            <text:p>Mobl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URY3</text:p>
          </table:table-cell>
          <table:table-cell table:style-name="ce3" office:value-type="string" calcext:value-type="string">
            <text:p>Cur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SI3</text:p>
          </table:table-cell>
          <table:table-cell table:style-name="ce2" office:value-type="string" calcext:value-type="string">
            <text:p>Positiv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3" office:value-type="string" calcext:value-type="string">
            <text:p>Viv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ESB3</text:p>
          </table:table-cell>
          <table:table-cell table:style-name="ce2" office:value-type="string" calcext:value-type="string">
            <text:p>AES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NCO3</text:p>
          </table:table-cell>
          <table:table-cell table:style-name="ce3" office:value-type="string" calcext:value-type="string">
            <text:p>Oncoclínic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DPV3</text:p>
          </table:table-cell>
          <table:table-cell table:style-name="ce2" office:value-type="string" calcext:value-type="string">
            <text:p>Odontoprev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table:style-name="ce3" office:value-type="string" calcext:value-type="string">
            <text:p>Klabi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YPK3</text:p>
          </table:table-cell>
          <table:table-cell table:style-name="ce2" office:value-type="string" calcext:value-type="string">
            <text:p>Iochpe-Maxi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FT3</text:p>
          </table:table-cell>
          <table:table-cell table:style-name="ce3" office:value-type="string" calcext:value-type="string">
            <text:p>Smart F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EPL3</text:p>
          </table:table-cell>
          <table:table-cell table:style-name="ce2" office:value-type="string" calcext:value-type="string">
            <text:p>Kepler Web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PA3</text:p>
          </table:table-cell>
          <table:table-cell table:style-name="ce3" office:value-type="string" calcext:value-type="string">
            <text:p>Espaçolas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PL4</text:p>
          </table:table-cell>
          <table:table-cell table:style-name="ce2" office:value-type="string" calcext:value-type="string">
            <text:p>Transmissão Paulis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3" office:value-type="string" calcext:value-type="string">
            <text:p>Engi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TB3</text:p>
          </table:table-cell>
          <table:table-cell table:style-name="ce2" office:value-type="string" calcext:value-type="string">
            <text:p>Intel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ER3</text:p>
          </table:table-cell>
          <table:table-cell table:style-name="ce3" office:value-type="string" calcext:value-type="string">
            <text:p>Ser Educacion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VA3</text:p>
          </table:table-cell>
          <table:table-cell table:style-name="ce2" office:value-type="string" calcext:value-type="string">
            <text:p>Viva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PS3</text:p>
          </table:table-cell>
          <table:table-cell table:style-name="ce3" office:value-type="string" calcext:value-type="string">
            <text:p>GP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6</text:p>
          </table:table-cell>
          <table:table-cell table:style-name="ce2" office:value-type="string" calcext:value-type="string">
            <text:p>Banri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A3</text:p>
          </table:table-cell>
          <table:table-cell table:style-name="ce3" office:value-type="string" calcext:value-type="string">
            <text:p>ClearSal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ILS3</text:p>
          </table:table-cell>
          <table:table-cell table:style-name="ce2" office:value-type="string" calcext:value-type="string">
            <text:p>Mill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TEN3</text:p>
          </table:table-cell>
          <table:table-cell table:style-name="ce3" office:value-type="string" calcext:value-type="string">
            <text:p>3t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IRR3</text:p>
          </table:table-cell>
          <table:table-cell table:style-name="ce2" office:value-type="string" calcext:value-type="string">
            <text:p>Direcion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RND3</text:p>
          </table:table-cell>
          <table:table-cell table:style-name="ce3" office:value-type="string" calcext:value-type="string">
            <text:p>Grenden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RE3</text:p>
          </table:table-cell>
          <table:table-cell table:style-name="ce2" office:value-type="string" calcext:value-type="string">
            <text:p>HBR Realt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4</text:p>
          </table:table-cell>
          <table:table-cell table:style-name="ce3" office:value-type="string" calcext:value-type="string">
            <text:p>Azevedo &amp; Travass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AT3</text:p>
          </table:table-cell>
          <table:table-cell table:style-name="ce2" office:value-type="string" calcext:value-type="string">
            <text:p>Enau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SRNA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N4</text:p>
          </table:table-cell>
          <table:table-cell table:style-name="ce2" office:value-type="string" calcext:value-type="string">
            <text:p>Banco Pa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AL3</text:p>
          </table:table-cell>
          <table:table-cell table:style-name="ce3" office:value-type="string" calcext:value-type="string">
            <text:p>IMC Alimentaç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JA3</text:p>
          </table:table-cell>
          <table:table-cell table:style-name="ce2" office:value-type="string" calcext:value-type="string">
            <text:p>Boa Safra Sement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table:style-name="ce3" office:value-type="string" calcext:value-type="string">
            <text:p>Itaú Uniban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L3</text:p>
          </table:table-cell>
          <table:table-cell table:style-name="ce2" office:value-type="string" calcext:value-type="string">
            <text:p>Camil Ali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GB4</text:p>
          </table:table-cell>
          <table:table-cell table:style-name="ce3" office:value-type="string" calcext:value-type="string">
            <text:p>Banco BM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INE4</text:p>
          </table:table-cell>
          <table:table-cell table:style-name="ce2" office:value-type="string" calcext:value-type="string">
            <text:p>PIN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ZAMP3</text:p>
          </table:table-cell>
          <table:table-cell table:style-name="ce3" office:value-type="string" calcext:value-type="string">
            <text:p>Zam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TBL3</text:p>
          </table:table-cell>
          <table:table-cell table:style-name="ce2" office:value-type="string" calcext:value-type="string">
            <text:p>Portobel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ALL3</text:p>
          </table:table-cell>
          <table:table-cell table:style-name="ce3" office:value-type="string" calcext:value-type="string">
            <text:p>Jalles Machad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NI3</text:p>
          </table:table-cell>
          <table:table-cell table:style-name="ce2" office:value-type="string" calcext:value-type="string">
            <text:p>Iran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JU3</text:p>
          </table:table-cell>
          <table:table-cell table:style-name="ce3" office:value-type="string" calcext:value-type="string">
            <text:p>Enjoe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PCT3</text:p>
          </table:table-cell>
          <table:table-cell table:style-name="ce2" office:value-type="string" calcext:value-type="string">
            <text:p>OceanPac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T3</text:p>
          </table:table-cell>
          <table:table-cell table:style-name="ce3" office:value-type="string" calcext:value-type="string">
            <text:p>Brisane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ESA4</text:p>
          </table:table-cell>
          <table:table-cell table:style-name="ce2" office:value-type="string" calcext:value-type="string">
            <text:p>Ferba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PA3</text:p>
          </table:table-cell>
          <table:table-cell table:style-name="ce3" office:value-type="string" calcext:value-type="string">
            <text:p>Lupatech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DNE3</text:p>
          </table:table-cell>
          <table:table-cell table:style-name="ce2" office:value-type="string" calcext:value-type="string">
            <text:p>Moura Dubeux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BP3</text:p>
          </table:table-cell>
          <table:table-cell table:style-name="ce3" office:value-type="string" calcext:value-type="string">
            <text:p>Ambi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ED3</text:p>
          </table:table-cell>
          <table:table-cell table:style-name="ce2" office:value-type="string" calcext:value-type="string">
            <text:p>Cruzeiro do Sul Educacion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TD3</text:p>
          </table:table-cell>
          <table:table-cell table:style-name="ce3" office:value-type="string" calcext:value-type="string">
            <text:p>Mater De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ESK3</text:p>
          </table:table-cell>
          <table:table-cell table:style-name="ce2" office:value-type="string" calcext:value-type="string">
            <text:p>Deskto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IS3</text:p>
          </table:table-cell>
          <table:table-cell table:style-name="ce3" office:value-type="string" calcext:value-type="string">
            <text:p>Tri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OE3</text:p>
          </table:table-cell>
          <table:table-cell table:style-name="ce2" office:value-type="string" calcext:value-type="string">
            <text:p>Neo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VEN3</text:p>
          </table:table-cell>
          <table:table-cell table:style-name="ce3" office:value-type="string" calcext:value-type="string">
            <text:p>Eve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MAR3</text:p>
          </table:table-cell>
          <table:table-cell table:style-name="ce2" office:value-type="string" calcext:value-type="string">
            <text:p>Lojas Mar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LID3</text:p>
          </table:table-cell>
          <table:table-cell table:style-name="ce3" office:value-type="string" calcext:value-type="string">
            <text:p>Vali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3</text:p>
          </table:table-cell>
          <table:table-cell table:style-name="ce2" office:value-type="string" calcext:value-type="string">
            <text:p>CEMI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3" office:value-type="string" calcext:value-type="string">
            <text:p>Eletro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EVE3</text:p>
          </table:table-cell>
          <table:table-cell table:style-name="ce2" office:value-type="string" calcext:value-type="string">
            <text:p>Mahle Metal Lev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CB4</text:p>
          </table:table-cell>
          <table:table-cell table:style-name="ce3" office:value-type="string" calcext:value-type="string">
            <text:p>Banco ABC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PL3</text:p>
          </table:table-cell>
          <table:table-cell table:style-name="ce2" office:value-type="string" calcext:value-type="string">
            <text:p>Plano&amp;Plan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ML3</text:p>
          </table:table-cell>
          <table:table-cell table:style-name="ce3" office:value-type="string" calcext:value-type="string">
            <text:p>Arma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OR3</text:p>
          </table:table-cell>
          <table:table-cell table:style-name="ce2" office:value-type="string" calcext:value-type="string">
            <text:p>Helbo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AS3</text:p>
          </table:table-cell>
          <table:table-cell table:style-name="ce3" office:value-type="string" calcext:value-type="string">
            <text:p>Fras-l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3</text:p>
          </table:table-cell>
          <table:table-cell table:style-name="ce2" office:value-type="string" calcext:value-type="string">
            <text:p>Sane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TER3</text:p>
          </table:table-cell>
          <table:table-cell table:style-name="ce3" office:value-type="string" calcext:value-type="string">
            <text:p>Etern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GRD3</text:p>
          </table:table-cell>
          <table:table-cell table:style-name="ce2" office:value-type="string" calcext:value-type="string">
            <text:p>Neogri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IA3</text:p>
          </table:table-cell>
          <table:table-cell table:style-name="ce3" office:value-type="string" calcext:value-type="string">
            <text:p>M. Dias Bran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UPY3</text:p>
          </table:table-cell>
          <table:table-cell table:style-name="ce2" office:value-type="string" calcext:value-type="string">
            <text:p>Tup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OW3</text:p>
          </table:table-cell>
          <table:table-cell table:style-name="ce3" office:value-type="string" calcext:value-type="string">
            <text:p>Time For Fu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AU3</text:p>
          </table:table-cell>
          <table:table-cell table:style-name="ce2" office:value-type="string" calcext:value-type="string">
            <text:p>Blau Farmacêu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3</text:p>
          </table:table-cell>
          <table:table-cell table:style-name="ce3" office:value-type="string" calcext:value-type="string">
            <text:p>Dime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UL4</text:p>
          </table:table-cell>
          <table:table-cell table:style-name="ce2" office:value-type="string" calcext:value-type="string">
            <text:p>Schulz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GPS3</text:p>
          </table:table-cell>
          <table:table-cell table:style-name="ce3" office:value-type="string" calcext:value-type="string">
            <text:p>Spring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VEO3</text:p>
          </table:table-cell>
          <table:table-cell table:style-name="ce2" office:value-type="string" calcext:value-type="string">
            <text:p>Vive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3</text:p>
          </table:table-cell>
          <table:table-cell table:style-name="ce3" office:value-type="string" calcext:value-type="string">
            <text:p>Klabi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EV3</text:p>
          </table:table-cell>
          <table:table-cell table:style-name="ce2" office:value-type="string" calcext:value-type="string">
            <text:p>Azevedo &amp; Travass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FRM3</text:p>
          </table:table-cell>
          <table:table-cell table:style-name="ce3" office:value-type="string" calcext:value-type="string">
            <text:p>Profar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GT3</text:p>
          </table:table-cell>
          <table:table-cell table:style-name="ce2" office:value-type="string" calcext:value-type="string">
            <text:p>Ligh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IZC3</text:p>
          </table:table-cell>
          <table:table-cell table:style-name="ce3" office:value-type="string" calcext:value-type="string">
            <text:p>Wiz Soluçõ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RSA3</text:p>
          </table:table-cell>
          <table:table-cell table:style-name="ce2" office:value-type="string" calcext:value-type="string">
            <text:p>Kora Saúd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RVR3</text:p>
          </table:table-cell>
          <table:table-cell table:style-name="ce3" office:value-type="string" calcext:value-type="string">
            <text:p>Oriz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4</text:p>
          </table:table-cell>
          <table:table-cell table:style-name="ce2" office:value-type="string" calcext:value-type="string">
            <text:p>Renov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ASA3</text:p>
          </table:table-cell>
          <table:table-cell table:style-name="ce3" office:value-type="string" calcext:value-type="string">
            <text:p>Da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INJ3</text:p>
          </table:table-cell>
          <table:table-cell table:style-name="ce2" office:value-type="string" calcext:value-type="string">
            <text:p>GetNinj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4</text:p>
          </table:table-cell>
          <table:table-cell table:style-name="ce3" office:value-type="string" calcext:value-type="string">
            <text:p>Tauru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RT3</text:p>
          </table:table-cell>
          <table:table-cell table:style-name="ce2" office:value-type="string" calcext:value-type="string">
            <text:p>Wilson Son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R3</text:p>
          </table:table-cell>
          <table:table-cell table:style-name="ce3" office:value-type="string" calcext:value-type="string">
            <text:p>Viv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D3</text:p>
          </table:table-cell>
          <table:table-cell table:style-name="ce2" office:value-type="string" calcext:value-type="string">
            <text:p>Traders Club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VV3</text:p>
          </table:table-cell>
          <table:table-cell table:style-name="ce3" office:value-type="string" calcext:value-type="string">
            <text:p>Lavvi Incorporado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OMI3</text:p>
          </table:table-cell>
          <table:table-cell table:style-name="ce2" office:value-type="string" calcext:value-type="string">
            <text:p>Indústrias ROM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OB3</text:p>
          </table:table-cell>
          <table:table-cell table:style-name="ce3" office:value-type="string" calcext:value-type="string">
            <text:p>Bemob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4</text:p>
          </table:table-cell>
          <table:table-cell table:style-name="ce2" office:value-type="string" calcext:value-type="string">
            <text:p>O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YNE3</text:p>
          </table:table-cell>
          <table:table-cell table:style-name="ce3" office:value-type="string" calcext:value-type="string">
            <text:p>SY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GRO3</text:p>
          </table:table-cell>
          <table:table-cell table:style-name="ce2" office:value-type="string" calcext:value-type="string">
            <text:p>BrasilAg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6</text:p>
          </table:table-cell>
          <table:table-cell table:style-name="ce3" office:value-type="string" calcext:value-type="string">
            <text:p>Uni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QE3</text:p>
          </table:table-cell>
          <table:table-cell table:style-name="ce2" office:value-type="string" calcext:value-type="string">
            <text:p>Unifiqu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4</text:p>
          </table:table-cell>
          <table:table-cell table:style-name="ce3" office:value-type="string" calcext:value-type="string">
            <text:p>Tae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NR3</text:p>
          </table:table-cell>
          <table:table-cell table:style-name="ce2" office:value-type="string" calcext:value-type="string">
            <text:p>Prin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3</text:p>
          </table:table-cell>
          <table:table-cell table:style-name="ce3" office:value-type="string" calcext:value-type="string">
            <text:p>Marcopo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SXB3</text:p>
          </table:table-cell>
          <table:table-cell table:style-name="ce2" office:value-type="string" calcext:value-type="string">
            <text:p>OSX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SA3</text:p>
          </table:table-cell>
          <table:table-cell table:style-name="ce3" office:value-type="string" calcext:value-type="string">
            <text:p>Tecn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4</text:p>
          </table:table-cell>
          <table:table-cell table:style-name="ce2" office:value-type="string" calcext:value-type="string">
            <text:p>Cotemi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3</text:p>
          </table:table-cell>
          <table:table-cell table:style-name="ce3" office:value-type="string" calcext:value-type="string">
            <text:p>Itaú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GMA3</text:p>
          </table:table-cell>
          <table:table-cell table:style-name="ce2" office:value-type="string" calcext:value-type="string">
            <text:p>Teg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Iguatem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3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3</text:p>
          </table:table-cell>
          <table:table-cell table:style-name="ce3" office:value-type="string" calcext:value-type="string">
            <text:p>Ine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PK3</text:p>
          </table:table-cell>
          <table:table-cell table:style-name="ce2" office:value-type="string" calcext:value-type="string">
            <text:p>Esta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CAS3</text:p>
          </table:table-cell>
          <table:table-cell table:style-name="ce3" office:value-type="string" calcext:value-type="string">
            <text:p>Unica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GG3</text:p>
          </table:table-cell>
          <table:table-cell table:style-name="ce2" office:value-type="string" calcext:value-type="string">
            <text:p>LOG C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SLG3</text:p>
          </table:table-cell>
          <table:table-cell table:style-name="ce3" office:value-type="string" calcext:value-type="string">
            <text:p>JS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4</text:p>
          </table:table-cell>
          <table:table-cell table:style-name="ce2" office:value-type="string" calcext:value-type="string">
            <text:p>Banco Santand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XY3</text:p>
          </table:table-cell>
          <table:table-cell table:style-name="ce3" office:value-type="string" calcext:value-type="string">
            <text:p>AgroGalax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3</text:p>
          </table:table-cell>
          <table:table-cell table:style-name="ce2" office:value-type="string" calcext:value-type="string">
            <text:p>Banco Santand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TC3</text:p>
          </table:table-cell>
          <table:table-cell table:style-name="ce3" office:value-type="string" calcext:value-type="string">
            <text:p>Padte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SID3</text:p>
          </table:table-cell>
          <table:table-cell table:style-name="ce2" office:value-type="string" calcext:value-type="string">
            <text:p>Rossi Residenci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3</text:p>
          </table:table-cell>
          <table:table-cell table:style-name="ce3" office:value-type="string" calcext:value-type="string">
            <text:p>Dexx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LK3</text:p>
          </table:table-cell>
          <table:table-cell table:style-name="ce2" office:value-type="string" calcext:value-type="string">
            <text:p>Melnick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3</text:p>
          </table:table-cell>
          <table:table-cell table:style-name="ce3" office:value-type="string" calcext:value-type="string">
            <text:p>Tae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PSB3</text:p>
          </table:table-cell>
          <table:table-cell table:style-name="ce2" office:value-type="string" calcext:value-type="string">
            <text:p>Lop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ST3</text:p>
          </table:table-cell>
          <table:table-cell table:style-name="ce3" office:value-type="string" calcext:value-type="string">
            <text:p>Westwin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GBR3</text:p>
          </table:table-cell>
          <table:table-cell table:style-name="ce2" office:value-type="string" calcext:value-type="string">
            <text:p>Gerda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FCO4</text:p>
          </table:table-cell>
          <table:table-cell table:style-name="ce3" office:value-type="string" calcext:value-type="string">
            <text:p>Track &amp; Fiel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EP4</text:p>
          </table:table-cell>
          <table:table-cell table:style-name="ce2" office:value-type="string" calcext:value-type="string">
            <text:p>Ine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VTC3</text:p>
          </table:table-cell>
          <table:table-cell table:style-name="ce3" office:value-type="string" calcext:value-type="string">
            <text:p>WDC Network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UD3</text:p>
          </table:table-cell>
          <table:table-cell table:style-name="ce2" office:value-type="string" calcext:value-type="string">
            <text:p>CSU Cardsyste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CN3</text:p>
          </table:table-cell>
          <table:table-cell table:style-name="ce3" office:value-type="string" calcext:value-type="string">
            <text:p>Techn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AU3</text:p>
          </table:table-cell>
          <table:table-cell table:style-name="ce2" office:value-type="string" calcext:value-type="string">
            <text:p>Metalúrgica Gerda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ND3</text:p>
          </table:table-cell>
          <table:table-cell table:style-name="ce3" office:value-type="string" calcext:value-type="string">
            <text:p>Terra San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3</text:p>
          </table:table-cell>
          <table:table-cell table:style-name="ce2" office:value-type="string" calcext:value-type="string">
            <text:p>Renov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4</text:p>
          </table:table-cell>
          <table:table-cell table:style-name="ce3" office:value-type="string" calcext:value-type="string">
            <text:p>Eucatex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VF3</text:p>
          </table:table-cell>
          <table:table-cell table:style-name="ce2" office:value-type="string" calcext:value-type="string">
            <text:p>D1000 Varejo Far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4</text:p>
          </table:table-cell>
          <table:table-cell table:style-name="ce3" office:value-type="string" calcext:value-type="string">
            <text:p>Santanen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LMD3</text:p>
          </table:table-cell>
          <table:table-cell table:style-name="ce2" office:value-type="string" calcext:value-type="string">
            <text:p>Eletromid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MAM3</text:p>
          </table:table-cell>
          <table:table-cell table:style-name="ce3" office:value-type="string" calcext:value-type="string">
            <text:p>Paranapane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3</text:p>
          </table:table-cell>
          <table:table-cell table:style-name="ce2" office:value-type="string" calcext:value-type="string">
            <text:p>Rand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LD3</text:p>
          </table:table-cell>
          <table:table-cell table:style-name="ce3" office:value-type="string" calcext:value-type="string">
            <text:p>Allie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3</text:p>
          </table:table-cell>
          <table:table-cell table:style-name="ce2" office:value-type="string" calcext:value-type="string">
            <text:p>Sansu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ALR3</text:p>
          </table:table-cell>
          <table:table-cell table:style-name="ce3" office:value-type="string" calcext:value-type="string">
            <text:p>Allianç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AP3</text:p>
          </table:table-cell>
          <table:table-cell table:style-name="ce2" office:value-type="string" calcext:value-type="string">
            <text:p>Brades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3</text:p>
          </table:table-cell>
          <table:table-cell table:style-name="ce3" office:value-type="string" calcext:value-type="string">
            <text:p>Braske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4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PIS3</text:p>
          </table:table-cell>
          <table:table-cell table:style-name="ce3" office:value-type="string" calcext:value-type="string">
            <text:p>Triunf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5</text:p>
          </table:table-cell>
          <table:table-cell table:style-name="ce2" office:value-type="string" calcext:value-type="string">
            <text:p>Sansu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BR4</text:p>
          </table:table-cell>
          <table:table-cell table:style-name="ce3" office:value-type="string" calcext:value-type="string">
            <text:p>Bombr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MP3</text:p>
          </table:table-cell>
          <table:table-cell table:style-name="ce2" office:value-type="string" calcext:value-type="string">
            <text:p>At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4</text:p>
          </table:table-cell>
          <table:table-cell table:style-name="ce3" office:value-type="string" calcext:value-type="string">
            <text:p>Energ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B3</text:p>
          </table:table-cell>
          <table:table-cell table:style-name="ce2" office:value-type="string" calcext:value-type="string">
            <text:p>Cambuc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TA3</text:p>
          </table:table-cell>
          <table:table-cell table:style-name="ce3" office:value-type="string" calcext:value-type="string">
            <text:p>Pomi Frut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TZ3</text:p>
          </table:table-cell>
          <table:table-cell table:style-name="ce2" office:value-type="string" calcext:value-type="string">
            <text:p>Dotz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N3</text:p>
          </table:table-cell>
          <table:table-cell table:style-name="ce3" office:value-type="string" calcext:value-type="string">
            <text:p>Log-I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NIP3</text:p>
          </table:table-cell>
          <table:table-cell table:style-name="ce2" office:value-type="string" calcext:value-type="string">
            <text:p>Uni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3</text:p>
          </table:table-cell>
          <table:table-cell table:style-name="ce3" office:value-type="string" calcext:value-type="string">
            <text:p>Alu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UP4</text:p>
          </table:table-cell>
          <table:table-cell table:style-name="ce2" office:value-type="string" calcext:value-type="string">
            <text:p>Alu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OM3</text:p>
          </table:table-cell>
          <table:table-cell table:style-name="ce3" office:value-type="string" calcext:value-type="string">
            <text:p>ATO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EB4</text:p>
          </table:table-cell>
          <table:table-cell table:style-name="ce2" office:value-type="string" calcext:value-type="string">
            <text:p>Banco Mercantil do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4</text:p>
          </table:table-cell>
          <table:table-cell table:style-name="ce3" office:value-type="string" calcext:value-type="string">
            <text:p>Grazzioti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3</text:p>
          </table:table-cell>
          <table:table-cell table:style-name="ce2" office:value-type="string" calcext:value-type="string">
            <text:p>Alfa Investiment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OOT4</text:p>
          </table:table-cell>
          <table:table-cell table:style-name="ce3" office:value-type="string" calcext:value-type="string">
            <text:p>Hotéis Oth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UTR3</text:p>
          </table:table-cell>
          <table:table-cell table:style-name="ce2" office:value-type="string" calcext:value-type="string">
            <text:p>Nutriplan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6</text:p>
          </table:table-cell>
          <table:table-cell table:style-name="ce3" office:value-type="string" calcext:value-type="string">
            <text:p>CEB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CAR3</text:p>
          </table:table-cell>
          <table:table-cell table:style-name="ce2" office:value-type="string" calcext:value-type="string">
            <text:p>São Carl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3</text:p>
          </table:table-cell>
          <table:table-cell table:style-name="ce3" office:value-type="string" calcext:value-type="string">
            <text:p>CEB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ASA3</text:p>
          </table:table-cell>
          <table:table-cell table:style-name="ce2" office:value-type="string" calcext:value-type="string">
            <text:p>Tauru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FSA3</text:p>
          </table:table-cell>
          <table:table-cell table:style-name="ce3" office:value-type="string" calcext:value-type="string">
            <text:p>Ourofino Saúde Anim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BR5</text:p>
          </table:table-cell>
          <table:table-cell table:style-name="ce2" office:value-type="string" calcext:value-type="string">
            <text:p>CEB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3</text:p>
          </table:table-cell>
          <table:table-cell table:style-name="ce3" office:value-type="string" calcext:value-type="string">
            <text:p>Banest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3</text:p>
          </table:table-cell>
          <table:table-cell table:style-name="ce2" office:value-type="string" calcext:value-type="string">
            <text:p>Banri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4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GI3</text:p>
          </table:table-cell>
          <table:table-cell table:style-name="ce2" office:value-type="string" calcext:value-type="string">
            <text:p>Energ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3</text:p>
          </table:table-cell>
          <table:table-cell table:style-name="ce3" office:value-type="string" calcext:value-type="string">
            <text:p>Santanen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C5</text:p>
          </table:table-cell>
          <table:table-cell table:style-name="ce2" office:value-type="string" calcext:value-type="string">
            <text:p>Banco BTG Pactu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5</text:p>
          </table:table-cell>
          <table:table-cell table:style-name="ce3" office:value-type="string" calcext:value-type="string">
            <text:p>Tronox Pig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DE3</text:p>
          </table:table-cell>
          <table:table-cell table:style-name="ce2" office:value-type="string" calcext:value-type="string">
            <text:p>Rede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4</text:p>
          </table:table-cell>
          <table:table-cell table:style-name="ce3" office:value-type="string" calcext:value-type="string">
            <text:p>Hag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TE3</text:p>
          </table:table-cell>
          <table:table-cell table:style-name="ce2" office:value-type="string" calcext:value-type="string">
            <text:p>LE LIS BLAN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5</text:p>
          </table:table-cell>
          <table:table-cell table:style-name="ce3" office:value-type="string" calcext:value-type="string">
            <text:p>Coelc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OM3</text:p>
          </table:table-cell>
          <table:table-cell table:style-name="ce2" office:value-type="string" calcext:value-type="string">
            <text:p>Biom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3</text:p>
          </table:table-cell>
          <table:table-cell table:style-name="ce3" office:value-type="string" calcext:value-type="string">
            <text:p>Whirlpoo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3</text:p>
          </table:table-cell>
          <table:table-cell table:style-name="ce2" office:value-type="string" calcext:value-type="string">
            <text:p>Equatorial Energia Pará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5</text:p>
          </table:table-cell>
          <table:table-cell table:style-name="ce3" office:value-type="string" calcext:value-type="string">
            <text:p>Alfa Holding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ORD3</text:p>
          </table:table-cell>
          <table:table-cell table:style-name="ce2" office:value-type="string" calcext:value-type="string">
            <text:p>Nordo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HER3</text:p>
          </table:table-cell>
          <table:table-cell table:style-name="ce3" office:value-type="string" calcext:value-type="string">
            <text:p>Fertilizantes Hering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PAR3</text:p>
          </table:table-cell>
          <table:table-cell table:style-name="ce2" office:value-type="string" calcext:value-type="string">
            <text:p>Embpar Participaçõ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UL4</text:p>
          </table:table-cell>
          <table:table-cell table:style-name="ce3" office:value-type="string" calcext:value-type="string">
            <text:p>Metalúrgica Riosulen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4</text:p>
          </table:table-cell>
          <table:table-cell table:style-name="ce2" office:value-type="string" calcext:value-type="string">
            <text:p>Cemep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3</text:p>
          </table:table-cell>
          <table:table-cell table:style-name="ce3" office:value-type="string" calcext:value-type="string">
            <text:p>Transmissão Paulis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FEN3</text:p>
          </table:table-cell>
          <table:table-cell table:style-name="ce2" office:value-type="string" calcext:value-type="string">
            <text:p>João Fort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3</text:p>
          </table:table-cell>
          <table:table-cell table:style-name="ce3" office:value-type="string" calcext:value-type="string">
            <text:p>Pettenat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SC4</text:p>
          </table:table-cell>
          <table:table-cell table:style-name="ce2" office:value-type="string" calcext:value-type="string">
            <text:p>Celes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MG3</text:p>
          </table:table-cell>
          <table:table-cell table:style-name="ce3" office:value-type="string" calcext:value-type="string">
            <text:p>Refinaria de Manguinh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HL4</text:p>
          </table:table-cell>
          <table:table-cell table:style-name="ce2" office:value-type="string" calcext:value-type="string">
            <text:p>Döhl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3</text:p>
          </table:table-cell>
          <table:table-cell table:style-name="ce3" office:value-type="string" calcext:value-type="string">
            <text:p>PIN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4</text:p>
          </table:table-cell>
          <table:table-cell table:style-name="ce2" office:value-type="string" calcext:value-type="string">
            <text:p>Bane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3</text:p>
          </table:table-cell>
          <table:table-cell table:style-name="ce3" office:value-type="string" calcext:value-type="string">
            <text:p>Banco BTG Pactu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XP3</text:p>
          </table:table-cell>
          <table:table-cell table:style-name="ce2" office:value-type="string" calcext:value-type="string">
            <text:p>Brasil Broker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3</text:p>
          </table:table-cell>
          <table:table-cell table:style-name="ce3" office:value-type="string" calcext:value-type="string">
            <text:p>Hag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3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4</text:p>
          </table:table-cell>
          <table:table-cell table:style-name="ce3" office:value-type="string" calcext:value-type="string">
            <text:p>Electro Aço Alton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AE4</text:p>
          </table:table-cell>
          <table:table-cell table:style-name="ce2" office:value-type="string" calcext:value-type="string">
            <text:p>EMA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4</text:p>
          </table:table-cell>
          <table:table-cell table:style-name="ce3" office:value-type="string" calcext:value-type="string">
            <text:p>MET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FLT3</text:p>
          </table:table-cell>
          <table:table-cell table:style-name="ce2" office:value-type="string" calcext:value-type="string">
            <text:p>Afluente 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ZA3</text:p>
          </table:table-cell>
          <table:table-cell table:style-name="ce3" office:value-type="string" calcext:value-type="string">
            <text:p>Banco da Amazôn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PER3</text:p>
          </table:table-cell>
          <table:table-cell table:style-name="ce2" office:value-type="string" calcext:value-type="string">
            <text:p>Alp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4</text:p>
          </table:table-cell>
          <table:table-cell table:style-name="ce3" office:value-type="string" calcext:value-type="string">
            <text:p>Banest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AB4</text:p>
          </table:table-cell>
          <table:table-cell table:style-name="ce2" office:value-type="string" calcext:value-type="string">
            <text:p>Participações Aliança da Bah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TS5</text:p>
          </table:table-cell>
          <table:table-cell table:style-name="ce3" office:value-type="string" calcext:value-type="string">
            <text:p>Habita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DO4</text:p>
          </table:table-cell>
          <table:table-cell table:style-name="ce2" office:value-type="string" calcext:value-type="string">
            <text:p>Cedro Têxt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4</text:p>
          </table:table-cell>
          <table:table-cell table:style-name="ce3" office:value-type="string" calcext:value-type="string">
            <text:p>Tele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HRL4</text:p>
          </table:table-cell>
          <table:table-cell table:style-name="ce2" office:value-type="string" calcext:value-type="string">
            <text:p>Whirlpoo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3</text:p>
          </table:table-cell>
          <table:table-cell table:style-name="ce3" office:value-type="string" calcext:value-type="string">
            <text:p>Ferba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GAS5</text:p>
          </table:table-cell>
          <table:table-cell table:style-name="ce2" office:value-type="string" calcext:value-type="string">
            <text:p>Comgá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3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4</text:p>
          </table:table-cell>
          <table:table-cell table:style-name="ce2" office:value-type="string" calcext:value-type="string">
            <text:p>Banco de Brasíl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NI3</text:p>
          </table:table-cell>
          <table:table-cell table:style-name="ce3" office:value-type="string" calcext:value-type="string">
            <text:p>RN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LMM4</text:p>
          </table:table-cell>
          <table:table-cell table:style-name="ce2" office:value-type="string" calcext:value-type="string">
            <text:p>WL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4</text:p>
          </table:table-cell>
          <table:table-cell table:style-name="ce3" office:value-type="string" calcext:value-type="string">
            <text:p>Wetze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3</text:p>
          </table:table-cell>
          <table:table-cell table:style-name="ce2" office:value-type="string" calcext:value-type="string">
            <text:p>COELB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3</text:p>
          </table:table-cell>
          <table:table-cell table:style-name="ce3" office:value-type="string" calcext:value-type="string">
            <text:p>Grazzioti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RIO3</text:p>
          </table:table-cell>
          <table:table-cell table:style-name="ce2" office:value-type="string" calcext:value-type="string">
            <text:p>Metalfri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6</text:p>
          </table:table-cell>
          <table:table-cell table:style-name="ce3" office:value-type="string" calcext:value-type="string">
            <text:p>Tronox Pig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3</text:p>
          </table:table-cell>
          <table:table-cell table:style-name="ce2" office:value-type="string" calcext:value-type="string">
            <text:p>Alfa Financei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VLL3</text:p>
          </table:table-cell>
          <table:table-cell table:style-name="ce3" office:value-type="string" calcext:value-type="string">
            <text:p>Alphavill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TCY3</text:p>
          </table:table-cell>
          <table:table-cell table:style-name="ce2" office:value-type="string" calcext:value-type="string">
            <text:p>Dtco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3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UCA3</text:p>
          </table:table-cell>
          <table:table-cell table:style-name="ce2" office:value-type="string" calcext:value-type="string">
            <text:p>Eucatex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4</text:p>
          </table:table-cell>
          <table:table-cell table:style-name="ce3" office:value-type="string" calcext:value-type="string">
            <text:p>Pettenat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4</text:p>
          </table:table-cell>
          <table:table-cell table:style-name="ce2" office:value-type="string" calcext:value-type="string">
            <text:p>Alfa Financei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4</text:p>
          </table:table-cell>
          <table:table-cell table:style-name="ce3" office:value-type="string" calcext:value-type="string">
            <text:p>Karste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4</text:p>
          </table:table-cell>
          <table:table-cell table:style-name="ce2" office:value-type="string" calcext:value-type="string">
            <text:p>Mangel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3</text:p>
          </table:table-cell>
          <table:table-cell table:style-name="ce3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4</text:p>
          </table:table-cell>
          <table:table-cell table:style-name="ce2" office:value-type="string" calcext:value-type="string">
            <text:p>Alfa Investiment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3</text:p>
          </table:table-cell>
          <table:table-cell table:style-name="ce3" office:value-type="string" calcext:value-type="string">
            <text:p>Electro Aço Alton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5</text:p>
          </table:table-cell>
          <table:table-cell table:style-name="ce2" office:value-type="string" calcext:value-type="string">
            <text:p>COELB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4</text:p>
          </table:table-cell>
          <table:table-cell table:style-name="ce3" office:value-type="string" calcext:value-type="string">
            <text:p>Tek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TI3</text:p>
          </table:table-cell>
          <table:table-cell table:style-name="ce2" office:value-type="string" calcext:value-type="string">
            <text:p>Panatlân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5</text:p>
          </table:table-cell>
          <table:table-cell table:style-name="ce3" office:value-type="string" calcext:value-type="string">
            <text:p>Cope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3</text:p>
          </table:table-cell>
          <table:table-cell table:style-name="ce2" office:value-type="string" calcext:value-type="string">
            <text:p>Banco de Brasíl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4</text:p>
          </table:table-cell>
          <table:table-cell table:style-name="ce3" office:value-type="string" calcext:value-type="string">
            <text:p>Dexx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3</text:p>
          </table:table-cell>
          <table:table-cell table:style-name="ce2" office:value-type="string" calcext:value-type="string">
            <text:p>Cotemi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3</text:p>
          </table:table-cell>
          <table:table-cell table:style-name="ce3" office:value-type="string" calcext:value-type="string">
            <text:p>Alpargat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AS3</text:p>
          </table:table-cell>
          <table:table-cell table:style-name="ce2" office:value-type="string" calcext:value-type="string">
            <text:p>Plasc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4</text:p>
          </table:table-cell>
          <table:table-cell table:style-name="ce3" office:value-type="string" calcext:value-type="string">
            <text:p>Hercul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KS3</text:p>
          </table:table-cell>
          <table:table-cell table:style-name="ce2" office:value-type="string" calcext:value-type="string">
            <text:p>Monark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HI3</text:p>
          </table:table-cell>
          <table:table-cell table:style-name="ce3" office:value-type="string" calcext:value-type="string">
            <text:p>Bahem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LB3</text:p>
          </table:table-cell>
          <table:table-cell table:style-name="ce2" office:value-type="string" calcext:value-type="string">
            <text:p>Tele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3</text:p>
          </table:table-cell>
          <table:table-cell table:style-name="ce3" office:value-type="string" calcext:value-type="string">
            <text:p>Celesc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3</text:p>
          </table:table-cell>
          <table:table-cell table:style-name="ce2" office:value-type="string" calcext:value-type="string">
            <text:p>Alfa Holding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NBR3</text:p>
          </table:table-cell>
          <table:table-cell table:style-name="ce3" office:value-type="string" calcext:value-type="string">
            <text:p>Banco do Nordest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2</text:p>
          </table:table-cell>
          <table:table-cell table:style-name="ce2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3</text:p>
          </table:table-cell>
          <table:table-cell table:style-name="ce3" office:value-type="string" calcext:value-type="string">
            <text:p>Rio Paranapanem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4</text:p>
          </table:table-cell>
          <table:table-cell table:style-name="ce2" office:value-type="string" calcext:value-type="string">
            <text:p>Tekn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MA3B</text:p>
          </table:table-cell>
          <table:table-cell table:style-name="ce3" office:value-type="string" calcext:value-type="string">
            <text:p>Equatorial Maranh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5</text:p>
          </table:table-cell>
          <table:table-cell table:style-name="ce2" office:value-type="string" calcext:value-type="string">
            <text:p>COSER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4</text:p>
          </table:table-cell>
          <table:table-cell table:style-name="ce3" office:value-type="string" calcext:value-type="string">
            <text:p>Rio Paranapanem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3</text:p>
          </table:table-cell>
          <table:table-cell table:style-name="ce2" office:value-type="string" calcext:value-type="string">
            <text:p>Josa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3</text:p>
          </table:table-cell>
          <table:table-cell table:style-name="ce3" office:value-type="string" calcext:value-type="string">
            <text:p>Döhl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PR3</text:p>
          </table:table-cell>
          <table:table-cell table:style-name="ce2" office:value-type="string" calcext:value-type="string">
            <text:p>Minu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3</text:p>
          </table:table-cell>
          <table:table-cell table:style-name="ce3" office:value-type="string" calcext:value-type="string">
            <text:p>Baum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DLL4</text:p>
          </table:table-cell>
          <table:table-cell table:style-name="ce2" office:value-type="string" calcext:value-type="string">
            <text:p>Bardel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4</text:p>
          </table:table-cell>
          <table:table-cell table:style-name="ce3" office:value-type="string" calcext:value-type="string">
            <text:p>Baum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AUH4</text:p>
          </table:table-cell>
          <table:table-cell table:style-name="ce2" office:value-type="string" calcext:value-type="string">
            <text:p>Excelsio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5</text:p>
          </table:table-cell>
          <table:table-cell table:style-name="ce3" office:value-type="string" calcext:value-type="string">
            <text:p>Uni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3</text:p>
          </table:table-cell>
          <table:table-cell table:style-name="ce2" office:value-type="string" calcext:value-type="string">
            <text:p>Bane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AR3</text:p>
          </table:table-cell>
          <table:table-cell table:style-name="ce3" office:value-type="string" calcext:value-type="string">
            <text:p>Monteiro Aranh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DL3</text:p>
          </table:table-cell>
          <table:table-cell table:style-name="ce2" office:value-type="string" calcext:value-type="string">
            <text:p>Mundi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6</text:p>
          </table:table-cell>
          <table:table-cell table:style-name="ce3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4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Iguatem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4</text:p>
          </table:table-cell>
          <table:table-cell table:style-name="ce2" office:value-type="string" calcext:value-type="string">
            <text:p>Estre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4</text:p>
          </table:table-cell>
          <table:table-cell table:style-name="ce3" office:value-type="string" calcext:value-type="string">
            <text:p>Panatlân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6</text:p>
          </table:table-cell>
          <table:table-cell table:style-name="ce2" office:value-type="string" calcext:value-type="string">
            <text:p>Alfa Holding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5</text:p>
          </table:table-cell>
          <table:table-cell table:style-name="ce3" office:value-type="string" calcext:value-type="string">
            <text:p>São Paulo Turism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D4</text:p>
          </table:table-cell>
          <table:table-cell table:style-name="ce2" office:value-type="string" calcext:value-type="string">
            <text:p>CEEE 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6</text:p>
          </table:table-cell>
          <table:table-cell table:style-name="ce3" office:value-type="string" calcext:value-type="string">
            <text:p>Equatorial Energia Pará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3</text:p>
          </table:table-cell>
          <table:table-cell table:style-name="ce2" office:value-type="string" calcext:value-type="string">
            <text:p>COSER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5</text:p>
          </table:table-cell>
          <table:table-cell table:style-name="ce3" office:value-type="string" calcext:value-type="string">
            <text:p>Equatorial Energia Pará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UXM4</text:p>
          </table:table-cell>
          <table:table-cell table:style-name="ce2" office:value-type="string" calcext:value-type="string">
            <text:p>Trev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3</text:p>
          </table:table-cell>
          <table:table-cell table:style-name="ce3" office:value-type="string" calcext:value-type="string">
            <text:p>Karste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BEE3</text:p>
          </table:table-cell>
          <table:table-cell table:style-name="ce2" office:value-type="string" calcext:value-type="string">
            <text:p>Ampla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4</text:p>
          </table:table-cell>
          <table:table-cell table:style-name="ce3" office:value-type="string" calcext:value-type="string">
            <text:p>Elekt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6</text:p>
          </table:table-cell>
          <table:table-cell table:style-name="ce2" office:value-type="string" calcext:value-type="string">
            <text:p>COSER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3</text:p>
          </table:table-cell>
          <table:table-cell table:style-name="ce3" office:value-type="string" calcext:value-type="string">
            <text:p>CEEE 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7</text:p>
          </table:table-cell>
          <table:table-cell table:style-name="ce2" office:value-type="string" calcext:value-type="string">
            <text:p>Equatorial Energia Pará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3</text:p>
          </table:table-cell>
          <table:table-cell table:style-name="ce3" office:value-type="string" calcext:value-type="string">
            <text:p>Bardel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3</text:p>
          </table:table-cell>
          <table:table-cell table:style-name="ce2" office:value-type="string" calcext:value-type="string">
            <text:p>Adolpho Lindenber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3</text:p>
          </table:table-cell>
          <table:table-cell table:style-name="ce3" office:value-type="string" calcext:value-type="string">
            <text:p>Comgá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3</text:p>
          </table:table-cell>
          <table:table-cell table:style-name="ce2" office:value-type="string" calcext:value-type="string">
            <text:p>Estrel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3B</text:p>
          </table:table-cell>
          <table:table-cell table:style-name="ce3" office:value-type="string" calcext:value-type="string">
            <text:p>MRS Logís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MT3</text:p>
          </table:table-cell>
          <table:table-cell table:style-name="ce2" office:value-type="string" calcext:value-type="string">
            <text:p>Energisa M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5</text:p>
          </table:table-cell>
          <table:table-cell table:style-name="ce3" office:value-type="string" calcext:value-type="string">
            <text:p>Eletrobr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8</text:p>
          </table:table-cell>
          <table:table-cell table:style-name="ce2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6B</text:p>
          </table:table-cell>
          <table:table-cell table:style-name="ce3" office:value-type="string" calcext:value-type="string">
            <text:p>MRS Logís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RSA5B</text:p>
          </table:table-cell>
          <table:table-cell table:style-name="ce2" office:value-type="string" calcext:value-type="string">
            <text:p>MRS Logíst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6</text:p>
          </table:table-cell>
          <table:table-cell table:style-name="ce3" office:value-type="string" calcext:value-type="string">
            <text:p>Braske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6</text:p>
          </table:table-cell>
          <table:table-cell table:style-name="ce2" office:value-type="string" calcext:value-type="string">
            <text:p>Usimi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EI3</text:p>
          </table:table-cell>
          <table:table-cell table:style-name="ce3" office:value-type="string" calcext:value-type="string">
            <text:p>F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5</text:p>
          </table:table-cell>
          <table:table-cell table:style-name="ce2" office:value-type="string" calcext:value-type="string">
            <text:p>Sondotécn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3</text:p>
          </table:table-cell>
          <table:table-cell table:style-name="ce3" office:value-type="string" calcext:value-type="string">
            <text:p>Cedro Têxt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3</text:p>
          </table:table-cell>
          <table:table-cell table:style-name="ce2" office:value-type="string" calcext:value-type="string">
            <text:p>Cemep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3</text:p>
          </table:table-cell>
          <table:table-cell table:style-name="ce3" office:value-type="string" calcext:value-type="string">
            <text:p>WLM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6</text:p>
          </table:table-cell>
          <table:table-cell table:style-name="ce2" office:value-type="string" calcext:value-type="string">
            <text:p>Sondotécn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SHP3</text:p>
          </table:table-cell>
          <table:table-cell table:style-name="ce3" office:value-type="string" calcext:value-type="string">
            <text:p>General Shopping &amp; Outlet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5</text:p>
          </table:table-cell>
          <table:table-cell table:style-name="ce2" office:value-type="string" calcext:value-type="string">
            <text:p>Banrisu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4</text:p>
          </table:table-cell>
          <table:table-cell table:style-name="ce3" office:value-type="string" calcext:value-type="string">
            <text:p>Energisa M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1</text:p>
          </table:table-cell>
          <table:table-cell table:style-name="ce2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PR3</text:p>
          </table:table-cell>
          <table:table-cell table:style-name="ce3" office:value-type="string" calcext:value-type="string">
            <text:p>Eletro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B3</text:p>
          </table:table-cell>
          <table:table-cell table:style-name="ce2" office:value-type="string" calcext:value-type="string">
            <text:p>Cia. de Seg. Aliança da Bah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4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HEB3</text:p>
          </table:table-cell>
          <table:table-cell table:style-name="ce2" office:value-type="string" calcext:value-type="string">
            <text:p>São Paulo Turism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3</text:p>
          </table:table-cell>
          <table:table-cell table:style-name="ce3" office:value-type="string" calcext:value-type="string">
            <text:p>Tronox Pig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GA3</text:p>
          </table:table-cell>
          <table:table-cell table:style-name="ce2" office:value-type="string" calcext:value-type="string">
            <text:p>OMEGA ENERGIA S.A.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FN3</text:p>
          </table:table-cell>
          <table:table-cell table:style-name="ce3" office:value-type="string" calcext:value-type="string">
            <text:p>DM Financei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5</text:p>
          </table:table-cell>
          <table:table-cell table:style-name="ce2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PAR3</text:p>
          </table:table-cell>
          <table:table-cell table:style-name="ce3" office:value-type="string" calcext:value-type="string">
            <text:p>CELG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QIA3</text:p>
          </table:table-cell>
          <table:table-cell table:style-name="ce2" office:value-type="string" calcext:value-type="string">
            <text:p>Sinq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7</text:p>
          </table:table-cell>
          <table:table-cell table:style-name="ce3" office:value-type="string" calcext:value-type="string">
            <text:p>Consórcio Alf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SO3</text:p>
          </table:table-cell>
          <table:table-cell table:style-name="ce2" office:value-type="string" calcext:value-type="string">
            <text:p>Aliansce Sona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PR3</text:p>
          </table:table-cell>
          <table:table-cell table:style-name="ce3" office:value-type="string" calcext:value-type="string">
            <text:p>BR Properti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SA3</text:p>
          </table:table-cell>
          <table:table-cell table:style-name="ce2" office:value-type="string" calcext:value-type="string">
            <text:p>MET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4</text:p>
          </table:table-cell>
          <table:table-cell table:style-name="ce3" office:value-type="string" calcext:value-type="string">
            <text:p>Saraiv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ED3</text:p>
          </table:table-cell>
          <table:table-cell table:style-name="ce2" office:value-type="string" calcext:value-type="string">
            <text:p>Saraiv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6</text:p>
          </table:table-cell>
          <table:table-cell table:style-name="ce3" office:value-type="string" calcext:value-type="string">
            <text:p>São Paulo Turism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IIA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3</text:p>
          </table:table-cell>
          <table:table-cell table:style-name="ce3" office:value-type="string" calcext:value-type="string">
            <text:p>Elekt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WET3</text:p>
          </table:table-cell>
          <table:table-cell table:style-name="ce2" office:value-type="string" calcext:value-type="string">
            <text:p>Wetze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BR3</text:p>
          </table:table-cell>
          <table:table-cell table:style-name="ce3" office:value-type="string" calcext:value-type="string">
            <text:p>EDP Brasi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OAS3</text:p>
          </table:table-cell>
          <table:table-cell table:style-name="ce2" office:value-type="string" calcext:value-type="string">
            <text:p>Boa Vis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3</text:p>
          </table:table-cell>
          <table:table-cell table:style-name="ce3" office:value-type="string" calcext:value-type="string">
            <text:p>Coelc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4</text:p>
          </table:table-cell>
          <table:table-cell table:style-name="ce2" office:value-type="string" calcext:value-type="string">
            <text:p>Josa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3</text:p>
          </table:table-cell>
          <table:table-cell table:style-name="ce3" office:value-type="string" calcext:value-type="string">
            <text:p>Banco Mod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RC3</text:p>
          </table:table-cell>
          <table:table-cell table:style-name="ce2" office:value-type="string" calcext:value-type="string">
            <text:p>Mercantil do Brasil Financeir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GR3</text:p>
          </table:table-cell>
          <table:table-cell table:style-name="ce3" office:value-type="string" calcext:value-type="string">
            <text:p>Naturgy (CEG)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RDE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BR3</text:p>
          </table:table-cell>
          <table:table-cell table:style-name="ce3" office:value-type="string" calcext:value-type="string">
            <text:p>IGB Eletrôn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4</text:p>
          </table:table-cell>
          <table:table-cell table:style-name="ce2" office:value-type="string" calcext:value-type="string">
            <text:p>Melhora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ER4</text:p>
          </table:table-cell>
          <table:table-cell table:style-name="ce3" office:value-type="string" calcext:value-type="string">
            <text:p>Conservas Oderich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RD3</text:p>
          </table:table-cell>
          <table:table-cell table:style-name="ce2" office:value-type="string" calcext:value-type="string">
            <text:p>Hermes Pardin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3</text:p>
          </table:table-cell>
          <table:table-cell table:style-name="ce3" office:value-type="string" calcext:value-type="string">
            <text:p>CASA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WIZS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LLIS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3</text:p>
          </table:table-cell>
          <table:table-cell table:style-name="ce2" office:value-type="string" calcext:value-type="string">
            <text:p>Melhoramento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ML3</text:p>
          </table:table-cell>
          <table:table-cell table:style-name="ce3" office:value-type="string" calcext:value-type="string">
            <text:p>BRMall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MO3</text:p>
          </table:table-cell>
          <table:table-cell table:style-name="ce2" office:value-type="string" calcext:value-type="string">
            <text:p>Dommo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3</text:p>
          </table:table-cell>
          <table:table-cell table:style-name="ce3" office:value-type="string" calcext:value-type="string">
            <text:p>Getne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ETT4</text:p>
          </table:table-cell>
          <table:table-cell table:style-name="ce2" office:value-type="string" calcext:value-type="string">
            <text:p>Getne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4</text:p>
          </table:table-cell>
          <table:table-cell table:style-name="ce3" office:value-type="string" calcext:value-type="string">
            <text:p>SulAmér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ULA3</text:p>
          </table:table-cell>
          <table:table-cell table:style-name="ce2" office:value-type="string" calcext:value-type="string">
            <text:p>SulAmér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5</text:p>
          </table:table-cell>
          <table:table-cell table:style-name="ce3" office:value-type="string" calcext:value-type="string">
            <text:p>CELP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CNO4</text:p>
          </table:table-cell>
          <table:table-cell table:style-name="ce2" office:value-type="string" calcext:value-type="string">
            <text:p>Tecnoso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3</text:p>
          </table:table-cell>
          <table:table-cell table:style-name="ce3" office:value-type="string" calcext:value-type="string">
            <text:p>Tecnosol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PE6</text:p>
          </table:table-cell>
          <table:table-cell table:style-name="ce2" office:value-type="string" calcext:value-type="string">
            <text:p>CELP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KBR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IG4</text:p>
          </table:table-cell>
          <table:table-cell table:style-name="ce2" office:value-type="string" calcext:value-type="string">
            <text:p>Metalgráfica Iguaç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4</text:p>
          </table:table-cell>
          <table:table-cell table:style-name="ce3" office:value-type="string" calcext:value-type="string">
            <text:p>Blue Tech Solution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UT3</text:p>
          </table:table-cell>
          <table:table-cell table:style-name="ce2" office:value-type="string" calcext:value-type="string">
            <text:p>Blue Tech Solution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4</text:p>
          </table:table-cell>
          <table:table-cell table:style-name="ce3" office:value-type="string" calcext:value-type="string">
            <text:p>Banco Modal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ARD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3</text:p>
          </table:table-cell>
          <table:table-cell table:style-name="ce3" office:value-type="string" calcext:value-type="string">
            <text:p>Schulz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3</text:p>
          </table:table-cell>
          <table:table-cell table:style-name="ce2" office:value-type="string" calcext:value-type="string">
            <text:p>Investimentos Bemg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FNCN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KA3</text:p>
          </table:table-cell>
          <table:table-cell table:style-name="ce2" office:value-type="string" calcext:value-type="string">
            <text:p>Tek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3</text:p>
          </table:table-cell>
          <table:table-cell table:style-name="ce3" office:value-type="string" calcext:value-type="string">
            <text:p>Hercul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CAM3</text:p>
          </table:table-cell>
          <table:table-cell table:style-name="ce2" office:value-type="string" calcext:value-type="string">
            <text:p>Locamer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4</text:p>
          </table:table-cell>
          <table:table-cell table:style-name="ce3" office:value-type="string" calcext:value-type="string">
            <text:p>Banco Int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DI3</text:p>
          </table:table-cell>
          <table:table-cell table:style-name="ce2" office:value-type="string" calcext:value-type="string">
            <text:p>Banco Inte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4</text:p>
          </table:table-cell>
          <table:table-cell table:style-name="ce3" office:value-type="string" calcext:value-type="string">
            <text:p>CEEE G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EEL3</text:p>
          </table:table-cell>
          <table:table-cell table:style-name="ce2" office:value-type="string" calcext:value-type="string">
            <text:p>CEEE G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BRK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3</text:p>
          </table:table-cell>
          <table:table-cell table:style-name="ce2" office:value-type="string" calcext:value-type="string">
            <text:p>Sondotécn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6</text:p>
          </table:table-cell>
          <table:table-cell table:style-name="ce3" office:value-type="string" calcext:value-type="string">
            <text:p>CES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SP3</text:p>
          </table:table-cell>
          <table:table-cell table:style-name="ce2" office:value-type="string" calcext:value-type="string">
            <text:p>CES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5</text:p>
          </table:table-cell>
          <table:table-cell table:style-name="ce3" office:value-type="string" calcext:value-type="string">
            <text:p>CESP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PR4</text:p>
          </table:table-cell>
          <table:table-cell table:style-name="ce2" office:value-type="string" calcext:value-type="string">
            <text:p>Encor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SI3</text:p>
          </table:table-cell>
          <table:table-cell table:style-name="ce3" office:value-type="string" calcext:value-type="string">
            <text:p>Mosaic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WE3</text:p>
          </table:table-cell>
          <table:table-cell table:style-name="ce2" office:value-type="string" calcext:value-type="string">
            <text:p>Focus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3</text:p>
          </table:table-cell>
          <table:table-cell table:style-name="ce3" office:value-type="string" calcext:value-type="string">
            <text:p>Encorpar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NDI3</text:p>
          </table:table-cell>
          <table:table-cell table:style-name="ce2" office:value-type="string" calcext:value-type="string">
            <text:p>NotreDame Intermédi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4</text:p>
          </table:table-cell>
          <table:table-cell table:style-name="ce3" office:value-type="string" calcext:value-type="string">
            <text:p>Lojas America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AME3</text:p>
          </table:table-cell>
          <table:table-cell table:style-name="ce2" office:value-type="string" calcext:value-type="string">
            <text:p>Lojas Americana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MGE3</text:p>
          </table:table-cell>
          <table:table-cell table:style-name="ce3" office:value-type="string" calcext:value-type="string">
            <text:p>Omega Geraç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IGTA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PSA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BRDT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4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JBDU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GTX3</text:p>
          </table:table-cell>
          <table:table-cell table:style-name="ce3" office:value-type="string" calcext:value-type="string">
            <text:p>Herin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CPR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DTEX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VAR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4</text:p>
          </table:table-cell>
          <table:table-cell table:style-name="ce3" office:value-type="string" calcext:value-type="string">
            <text:p>Dimed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SA3</text:p>
          </table:table-cell>
          <table:table-cell table:style-name="ce2" office:value-type="string" calcext:value-type="string">
            <text:p>Terra Sant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OW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NX3</text:p>
          </table:table-cell>
          <table:table-cell table:style-name="ce2" office:value-type="string" calcext:value-type="string">
            <text:p>Linx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TL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PCP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4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MLS3</text:p>
          </table:table-cell>
          <table:table-cell table:style-name="ce2" office:value-type="string" calcext:value-type="string">
            <text:p>Smile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XM3</text:p>
          </table:table-cell>
          <table:table-cell table:style-name="ce3" office:value-type="string" calcext:value-type="string">
            <text:p>MMX Mineraçã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EV3</text:p>
          </table:table-cell>
          <table:table-cell table:style-name="ce2" office:value-type="string" calcext:value-type="string">
            <text:p>Biosev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NTO3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ET4</text:p>
          </table:table-cell>
          <table:table-cell table:style-name="ce2" office:value-type="string" calcext:value-type="string">
            <text:p>AES Tietê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3</text:p>
          </table:table-cell>
          <table:table-cell table:style-name="ce3" office:value-type="string" calcext:value-type="string">
            <text:p>AES Tietê Energi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RR4</text:p>
          </table:table-cell>
          <table:table-cell table:style-name="ce2" office:value-type="string" calcext:value-type="string">
            <text:p>Corrêa Ribeir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3</text:p>
          </table:table-cell>
          <table:table-cell table:style-name="ce3" office:value-type="string" calcext:value-type="string">
            <text:p>CELP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4</text:p>
          </table:table-cell>
          <table:table-cell table:style-name="ce2" office:value-type="string" calcext:value-type="string">
            <text:p>Adolpho Lindenberg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6</text:p>
          </table:table-cell>
          <table:table-cell table:style-name="ce3" office:value-type="string" calcext:value-type="string">
            <text:p>Sansuy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SN4</text:p>
          </table:table-cell>
          <table:table-cell table:style-name="ce2" office:value-type="string" calcext:value-type="string">
            <text:p>CASAN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3</text:p>
          </table:table-cell>
          <table:table-cell table:style-name="ce3" office:value-type="string" calcext:value-type="string">
            <text:p>EMA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R3</text:p>
          </table:table-cell>
          <table:table-cell table:style-name="ce2" office:value-type="string" calcext:value-type="string">
            <text:p>Banpará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TI4</text:p>
          </table:table-cell>
          <table:table-cell table:style-name="ce3" office:value-type="string" calcext:value-type="string">
            <text:p>Aliperti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PT3</text:p>
          </table:table-cell>
          <table:table-cell table:style-name="ce2" office:value-type="string" calcext:value-type="string">
            <text:p>FC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3</text:p>
          </table:table-cell>
          <table:table-cell table:style-name="ce3" office:value-type="string" calcext:value-type="string">
            <text:p>Metalgráfica Iguaçu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4</text:p>
          </table:table-cell>
          <table:table-cell table:style-name="ce2" office:value-type="string" calcext:value-type="string">
            <text:p>Investimentos Bemg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3</text:p>
          </table:table-cell>
          <table:table-cell table:style-name="ce3" office:value-type="string" calcext:value-type="string">
            <text:p>Trevisa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3</text:p>
          </table:table-cell>
          <table:table-cell table:style-name="ce2" office:value-type="string" calcext:value-type="string">
            <text:p>Tekno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6</text:p>
          </table:table-cell>
          <table:table-cell table:style-name="ce3" office:value-type="string" calcext:value-type="string">
            <text:p>Coelc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3</text:p>
          </table:table-cell>
          <table:table-cell table:style-name="ce2" office:value-type="string" calcext:value-type="string">
            <text:p>Mangels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8</text:p>
          </table:table-cell>
          <table:table-cell table:style-name="ce3" office:value-type="string" calcext:value-type="string">
            <text:p>Santanense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MAQ4</text:p>
          </table:table-cell>
          <table:table-cell table:style-name="ce2" office:value-type="string" calcext:value-type="string">
            <text:p>Minasmáquinas</text:p>
          </table:table-cell>
          <table:table-cell table:style-name="ce29" table:number-columns-repeated="24"/>
          <table:table-cell table:number-columns-repeated="998"/>
        </table:table-row>
        <table:table-row table:style-name="ro1" table:number-rows-repeated="464">
          <table:table-cell table:style-name="ce24" table:number-columns-repeated="2"/>
          <table:table-cell table:style-name="ce29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_GPT" table:style-name="ta4"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number-columns-repeated="1021" table:default-cell-style-name="Default"/>
        <table:table-row table:style-name="ro1">
          <table:table-cell table:style-name="ce30" office:value-type="string" calcext:value-type="string">
            <text:p>Nome da Empresa</text:p>
          </table:table-cell>
          <table:table-cell table:style-name="ce30" office:value-type="string" calcext:value-type="string">
            <text:p>Segmento</text:p>
          </table:table-cell>
          <table:table-cell table:style-name="ce30" office:value-type="string" calcext:value-type="string">
            <text:p>Idade (anos)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Usiminas</text:p>
          </table:table-cell>
          <table:table-cell table:style-name="ce31" office:value-type="string" calcext:value-type="string">
            <text:p>Siderurgia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SN Mineração</text:p>
          </table:table-cell>
          <table:table-cell table:style-name="ce31" office:value-type="string" calcext:value-type="string">
            <text:p>Mineração</text:p>
          </table:table-cell>
          <table:table-cell table:style-name="ce31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trobras</text:p>
          </table:table-cell>
          <table:table-cell table:style-name="ce31" office:value-type="string" calcext:value-type="string">
            <text:p>Petróleo e Gás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uzano</text:p>
          </table:table-cell>
          <table:table-cell table:style-name="ce31" office:value-type="string" calcext:value-type="string">
            <text:p>Papel e Celulose</text:p>
          </table:table-cell>
          <table:table-cell table:style-name="ce31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PFL Energia</text:p>
          </table:table-cell>
          <table:table-cell table:style-name="ce31" office:value-type="string" calcext:value-type="string">
            <text:p>Energia Elétrica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troRio</text:p>
          </table:table-cell>
          <table:table-cell table:style-name="ce31" office:value-type="string" calcext:value-type="string">
            <text:p>Petróleo e Gás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trobras</text:p>
          </table:table-cell>
          <table:table-cell table:style-name="ce31" office:value-type="string" calcext:value-type="string">
            <text:p>Petróleo e Gás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Vale</text:p>
          </table:table-cell>
          <table:table-cell table:style-name="ce31" office:value-type="string" calcext:value-type="string">
            <text:p>Mineração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ultiplan</text:p>
          </table:table-cell>
          <table:table-cell table:style-name="ce31" office:value-type="string" calcext:value-type="string">
            <text:p>Shopping Centers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Itaú Unibanco</text:p>
          </table:table-cell>
          <table:table-cell table:style-name="ce31" office:value-type="string" calcext:value-type="string">
            <text:p>Financeiro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ede D'Or</text:p>
          </table:table-cell>
          <table:table-cell table:style-name="ce31" office:value-type="string" calcext:value-type="string">
            <text:p>Saúde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raskem</text:p>
          </table:table-cell>
          <table:table-cell table:style-name="ce31" office:value-type="string" calcext:value-type="string">
            <text:p>Petroquímica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zul</text:p>
          </table:table-cell>
          <table:table-cell table:style-name="ce31" office:value-type="string" calcext:value-type="string">
            <text:p>Transporte Aéreo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3R Petroleum</text:p>
          </table:table-cell>
          <table:table-cell table:style-name="ce31" office:value-type="string" calcext:value-type="string">
            <text:p>Petróleo e Gás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quatorial Energia</text:p>
          </table:table-cell>
          <table:table-cell table:style-name="ce31" office:value-type="string" calcext:value-type="string">
            <text:p>Energia Elétrica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iderúrgica Nacional</text:p>
          </table:table-cell>
          <table:table-cell table:style-name="ce31" office:value-type="string" calcext:value-type="string">
            <text:p>Siderurgia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YDUQS</text:p>
          </table:table-cell>
          <table:table-cell table:style-name="ce31" office:value-type="string" calcext:value-type="string">
            <text:p>Educação</text:p>
          </table:table-cell>
          <table:table-cell table:style-name="ce31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Ultrapar</text:p>
          </table:table-cell>
          <table:table-cell table:style-name="ce31" office:value-type="string" calcext:value-type="string">
            <text:p>Energia e Química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RV</text:p>
          </table:table-cell>
          <table:table-cell table:style-name="ce31" office:value-type="string" calcext:value-type="string">
            <text:p>Construção Civil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rezzo</text:p>
          </table:table-cell>
          <table:table-cell table:style-name="ce31" office:value-type="string" calcext:value-type="string">
            <text:p>Calçados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anco Bradesco</text:p>
          </table:table-cell>
          <table:table-cell table:style-name="ce31" office:value-type="string" calcext:value-type="string">
            <text:p>Financeiro</text:p>
          </table:table-cell>
          <table:table-cell table:style-name="ce3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inerva</text:p>
          </table:table-cell>
          <table:table-cell table:style-name="ce31" office:value-type="string" calcext:value-type="string">
            <text:p>Alimentos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rupo Pão de Açúcar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RF</text:p>
          </table:table-cell>
          <table:table-cell table:style-name="ce31" office:value-type="string" calcext:value-type="string">
            <text:p>Alimentos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Vivo</text:p>
          </table:table-cell>
          <table:table-cell table:style-name="ce31" office:value-type="string" calcext:value-type="string">
            <text:p>Telecomunicações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umo</text:p>
          </table:table-cell>
          <table:table-cell table:style-name="ce31" office:value-type="string" calcext:value-type="string">
            <text:p>Transport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ielo</text:p>
          </table:table-cell>
          <table:table-cell table:style-name="ce31" office:value-type="string" calcext:value-type="string">
            <text:p>Financeiro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Dexco</text:p>
          </table:table-cell>
          <table:table-cell table:style-name="ce31" office:value-type="string" calcext:value-type="string">
            <text:p>Comércio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TIM</text:p>
          </table:table-cell>
          <table:table-cell table:style-name="ce31" office:value-type="string" calcext:value-type="string">
            <text:p>Telecomunicações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radespar</text:p>
          </table:table-cell>
          <table:table-cell table:style-name="ce31" office:value-type="string" calcext:value-type="string">
            <text:p>Holding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Locaweb</text:p>
          </table:table-cell>
          <table:table-cell table:style-name="ce31" office:value-type="string" calcext:value-type="string">
            <text:p>Tecnologia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troRecôncavo</text:p>
          </table:table-cell>
          <table:table-cell table:style-name="ce31" office:value-type="string" calcext:value-type="string">
            <text:p>Petróleo e Gás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Itaúsa</text:p>
          </table:table-cell>
          <table:table-cell table:style-name="ce31" office:value-type="string" calcext:value-type="string">
            <text:p>Holding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anco do Brasil</text:p>
          </table:table-cell>
          <table:table-cell table:style-name="ce31" office:value-type="string" calcext:value-type="string">
            <text:p>Financeiro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aiaDrogasil</text:p>
          </table:table-cell>
          <table:table-cell table:style-name="ce31" office:value-type="string" calcext:value-type="string">
            <text:p>Farmácias</text:p>
          </table:table-cell>
          <table:table-cell table:style-name="ce31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etalúrgica Gerdau</text:p>
          </table:table-cell>
          <table:table-cell table:style-name="ce31" office:value-type="string" calcext:value-type="string">
            <text:p>Siderurgia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osan</text:p>
          </table:table-cell>
          <table:table-cell table:style-name="ce31" office:value-type="string" calcext:value-type="string">
            <text:p>Energia e Logística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JBS</text:p>
          </table:table-cell>
          <table:table-cell table:style-name="ce31" office:value-type="string" calcext:value-type="string">
            <text:p>Alimentos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agazine Luiza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erdau</text:p>
          </table:table-cell>
          <table:table-cell table:style-name="ce31" office:value-type="string" calcext:value-type="string">
            <text:p>Siderurgia</text:p>
          </table:table-cell>
          <table:table-cell table:style-name="ce31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aízen</text:p>
          </table:table-cell>
          <table:table-cell table:style-name="ce31" office:value-type="string" calcext:value-type="string">
            <text:p>Energia e Agro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opel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rupo Vamos</text:p>
          </table:table-cell>
          <table:table-cell table:style-name="ce31" office:value-type="string" calcext:value-type="string">
            <text:p>Logística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arfrig</text:p>
          </table:table-cell>
          <table:table-cell table:style-name="ce31" office:value-type="string" calcext:value-type="string">
            <text:p>Alimentos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mbev</text:p>
          </table:table-cell>
          <table:table-cell table:style-name="ce31" office:value-type="string" calcext:value-type="string">
            <text:p>Bebidas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B Seguridade</text:p>
          </table:table-cell>
          <table:table-cell table:style-name="ce31" office:value-type="string" calcext:value-type="string">
            <text:p>Seguros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abesp</text:p>
          </table:table-cell>
          <table:table-cell table:style-name="ce31" office:value-type="string" calcext:value-type="string">
            <text:p>Saneamento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Totvs</text:p>
          </table:table-cell>
          <table:table-cell table:style-name="ce31" office:value-type="string" calcext:value-type="string">
            <text:p>Tecnologia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EMIG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letrobras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neva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WEG</text:p>
          </table:table-cell>
          <table:table-cell table:style-name="ce31" office:value-type="string" calcext:value-type="string">
            <text:p>Automação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LC Agrícola</text:p>
          </table:table-cell>
          <table:table-cell table:style-name="ce31" office:value-type="string" calcext:value-type="string">
            <text:p>Agronegócio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LOS3</text:p>
          </table:table-cell>
          <table:table-cell table:style-name="ce31" office:value-type="string" calcext:value-type="string">
            <text:p>Investimentos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rupo CCR</text:p>
          </table:table-cell>
          <table:table-cell table:style-name="ce31" office:value-type="string" calcext:value-type="string">
            <text:p>Infraestrutura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ogna</text:p>
          </table:table-cell>
          <table:table-cell table:style-name="ce31" office:value-type="string" calcext:value-type="string">
            <text:p>Educação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Transmissão Paulista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ngie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Vibra Energia</text:p>
          </table:table-cell>
          <table:table-cell table:style-name="ce31" office:value-type="string" calcext:value-type="string">
            <text:p>Energia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IRB Brasil RE</text:p>
          </table:table-cell>
          <table:table-cell table:style-name="ce31" office:value-type="string" calcext:value-type="string">
            <text:p>Seguros</text:p>
          </table:table-cell>
          <table:table-cell table:style-name="ce31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tz</text:p>
          </table:table-cell>
          <table:table-cell table:style-name="ce31" office:value-type="string" calcext:value-type="string">
            <text:p>Pet Shop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ZTEC</text:p>
          </table:table-cell>
          <table:table-cell table:style-name="ce31" office:value-type="string" calcext:value-type="string">
            <text:p>Construção Civil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Fleury</text:p>
          </table:table-cell>
          <table:table-cell table:style-name="ce31" office:value-type="string" calcext:value-type="string">
            <text:p>Saúde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rupo Soma</text:p>
          </table:table-cell>
          <table:table-cell table:style-name="ce31" office:value-type="string" calcext:value-type="string">
            <text:p>Moda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lpargatas</text:p>
          </table:table-cell>
          <table:table-cell table:style-name="ce31" office:value-type="string" calcext:value-type="string">
            <text:p>Calçados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yrela</text:p>
          </table:table-cell>
          <table:table-cell table:style-name="ce31" office:value-type="string" calcext:value-type="string">
            <text:p>Construção Civil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mbraer</text:p>
          </table:table-cell>
          <table:table-cell table:style-name="ce31" office:value-type="string" calcext:value-type="string">
            <text:p>Aeronáutica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Natura</text:p>
          </table:table-cell>
          <table:table-cell table:style-name="ce31" office:value-type="string" calcext:value-type="string">
            <text:p>Cosméticos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Assaí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3</text:p>
          </table:table-cell>
          <table:table-cell table:style-name="ce31" office:value-type="string" calcext:value-type="string">
            <text:p>Financeiro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Hypera</text:p>
          </table:table-cell>
          <table:table-cell table:style-name="ce31" office:value-type="string" calcext:value-type="string">
            <text:p>Farmacêutica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ão Martinho</text:p>
          </table:table-cell>
          <table:table-cell table:style-name="ce31" office:value-type="string" calcext:value-type="string">
            <text:p>Açúcar e Álcool</text:p>
          </table:table-cell>
          <table:table-cell table:style-name="ce3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Hapvida</text:p>
          </table:table-cell>
          <table:table-cell table:style-name="ce31" office:value-type="string" calcext:value-type="string">
            <text:p>Saúde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Lojas Renner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arrefour Brasil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asas Bahia</text:p>
          </table:table-cell>
          <table:table-cell table:style-name="ce31" office:value-type="string" calcext:value-type="string">
            <text:p>Varejo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Localiza</text:p>
          </table:table-cell>
          <table:table-cell table:style-name="ce31" office:value-type="string" calcext:value-type="string">
            <text:p>Aluguel de Carros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CVC</text:p>
          </table:table-cell>
          <table:table-cell table:style-name="ce31" office:value-type="string" calcext:value-type="string">
            <text:p>Turismo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GOL</text:p>
          </table:table-cell>
          <table:table-cell table:style-name="ce31" office:value-type="string" calcext:value-type="string">
            <text:p>Transporte Aéreo</text:p>
          </table:table-cell>
          <table:table-cell table:style-name="ce31" office:value-type="float" office:value="23" calcext:value-type="float">
            <text:p>23</text:p>
          </table:table-cell>
          <table:table-cell table:number-columns-repeated="1021"/>
        </table:table-row>
        <table:table-row table:style-name="ro1" table:number-rows-repeated="920">
          <table:table-cell table:style-name="ce32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_5f_GPT" style:display-name="PageStyle_Chat_G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132" meta:object-count="0"/>
    <meta:generator>LibreOfficeDev/6.0.5.2$Linux_X86_64 LibreOffice_project/</meta:generator>
  </office:meta>
</office:document-meta>
</file>